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string" office:string-value="            0: 0" table:formula="of:=CONCATENATE(&quot;            &quot;;[.A1];[.B1];&quot; &quot;;[.C1])" table:style-name="ce1">
            <text:p><text:s text:c="12"/>0: 0</text:p>
          </table:table-cell>
          <table:table-cell table:number-columns-repeated="16380"/>
        </table:table-row>
        <table:table-row table:style-name="ro1">
          <table:table-cell office:value-type="float" office:value="4" table:formula="of:=[.A1]+4" table:style-name="ce1">
            <text:p>4</text:p>
          </table:table-cell>
          <table:table-cell office:value-type="string" table:style-name="ce1">
            <text:p>:</text:p>
          </table:table-cell>
          <table:table-cell office:value-type="float" office:value="3.2258064516129031E-2" table:formula="of:=[.C1]+1/31" table:style-name="ce1">
            <text:p>0,032258065</text:p>
          </table:table-cell>
          <table:table-cell office:value-type="string" office:string-value="            4: 0,03226" table:formula="of:=CONCATENATE(&quot;            &quot;;[.A2];[.B2];&quot; &quot;;ROUND([.C2];5))" table:style-name="ce1">
            <text:p><text:s text:c="12"/>4: 0,03226</text:p>
          </table:table-cell>
          <table:table-cell table:number-columns-repeated="16380"/>
        </table:table-row>
        <table:table-row table:style-name="ro1">
          <table:table-cell office:value-type="float" office:value="8" table:formula="of:=[.A2]+4" table:style-name="ce1">
            <text:p>8</text:p>
          </table:table-cell>
          <table:table-cell office:value-type="string" table:style-name="ce1">
            <text:p>:</text:p>
          </table:table-cell>
          <table:table-cell office:value-type="float" office:value="6.4516129032258063E-2" table:formula="of:=[.C2]+1/31" table:style-name="ce1">
            <text:p>0,064516129</text:p>
          </table:table-cell>
          <table:table-cell office:value-type="string" office:string-value="            8: 0,06452" table:formula="of:=CONCATENATE(&quot;            &quot;;[.A3];[.B3];&quot; &quot;;ROUND([.C3];5))" table:style-name="ce1">
            <text:p><text:s text:c="12"/>8: 0,06452</text:p>
          </table:table-cell>
          <table:table-cell table:number-columns-repeated="16380"/>
        </table:table-row>
        <table:table-row table:style-name="ro1">
          <table:table-cell office:value-type="float" office:value="12" table:formula="of:=[.A3]+4" table:style-name="ce1">
            <text:p>12</text:p>
          </table:table-cell>
          <table:table-cell office:value-type="string" table:style-name="ce1">
            <text:p>:</text:p>
          </table:table-cell>
          <table:table-cell office:value-type="float" office:value="9.6774193548387094E-2" table:formula="of:=[.C3]+1/31" table:style-name="ce1">
            <text:p>0,096774194</text:p>
          </table:table-cell>
          <table:table-cell office:value-type="string" office:string-value="            12: 0,09677" table:formula="of:=CONCATENATE(&quot;            &quot;;[.A4];[.B4];&quot; &quot;;ROUND([.C4];5))" table:style-name="ce1">
            <text:p><text:s text:c="12"/>12: 0,09677</text:p>
          </table:table-cell>
          <table:table-cell table:number-columns-repeated="16380"/>
        </table:table-row>
        <table:table-row table:style-name="ro1">
          <table:table-cell office:value-type="float" office:value="16" table:formula="of:=[.A4]+4" table:style-name="ce1">
            <text:p>16</text:p>
          </table:table-cell>
          <table:table-cell office:value-type="string" table:style-name="ce1">
            <text:p>:</text:p>
          </table:table-cell>
          <table:table-cell office:value-type="float" office:value="0.12903225806451613" table:formula="of:=[.C4]+1/31" table:style-name="ce1">
            <text:p>0,129032258</text:p>
          </table:table-cell>
          <table:table-cell office:value-type="string" office:string-value="            16: 0,12903" table:formula="of:=CONCATENATE(&quot;            &quot;;[.A5];[.B5];&quot; &quot;;ROUND([.C5];5))" table:style-name="ce1">
            <text:p><text:s text:c="12"/>16: 0,12903</text:p>
          </table:table-cell>
          <table:table-cell table:number-columns-repeated="16380"/>
        </table:table-row>
        <table:table-row table:style-name="ro1">
          <table:table-cell office:value-type="float" office:value="20" table:formula="of:=[.A5]+4" table:style-name="ce1">
            <text:p>20</text:p>
          </table:table-cell>
          <table:table-cell office:value-type="string" table:style-name="ce1">
            <text:p>:</text:p>
          </table:table-cell>
          <table:table-cell office:value-type="float" office:value="0.16129032258064516" table:formula="of:=[.C5]+1/31" table:style-name="ce1">
            <text:p>0,161290323</text:p>
          </table:table-cell>
          <table:table-cell office:value-type="string" office:string-value="            20: 0,16129" table:formula="of:=CONCATENATE(&quot;            &quot;;[.A6];[.B6];&quot; &quot;;ROUND([.C6];5))" table:style-name="ce1">
            <text:p><text:s text:c="12"/>20: 0,16129</text:p>
          </table:table-cell>
          <table:table-cell table:number-columns-repeated="16380"/>
        </table:table-row>
        <table:table-row table:style-name="ro1">
          <table:table-cell office:value-type="float" office:value="24" table:formula="of:=[.A6]+4" table:style-name="ce1">
            <text:p>24</text:p>
          </table:table-cell>
          <table:table-cell office:value-type="string" table:style-name="ce1">
            <text:p>:</text:p>
          </table:table-cell>
          <table:table-cell office:value-type="float" office:value="0.19354838709677419" table:formula="of:=[.C6]+1/31" table:style-name="ce1">
            <text:p>0,193548387</text:p>
          </table:table-cell>
          <table:table-cell office:value-type="string" office:string-value="            24: 0,19355" table:formula="of:=CONCATENATE(&quot;            &quot;;[.A7];[.B7];&quot; &quot;;ROUND([.C7];5))" table:style-name="ce1">
            <text:p><text:s text:c="12"/>24: 0,19355</text:p>
          </table:table-cell>
          <table:table-cell table:number-columns-repeated="16380"/>
        </table:table-row>
        <table:table-row table:style-name="ro1">
          <table:table-cell office:value-type="float" office:value="28" table:formula="of:=[.A7]+4" table:style-name="ce1">
            <text:p>28</text:p>
          </table:table-cell>
          <table:table-cell office:value-type="string" table:style-name="ce1">
            <text:p>:</text:p>
          </table:table-cell>
          <table:table-cell office:value-type="float" office:value="0.22580645161290322" table:formula="of:=[.C7]+1/31" table:style-name="ce1">
            <text:p>0,225806452</text:p>
          </table:table-cell>
          <table:table-cell office:value-type="string" office:string-value="            28: 0,22581" table:formula="of:=CONCATENATE(&quot;            &quot;;[.A8];[.B8];&quot; &quot;;ROUND([.C8];5))" table:style-name="ce1">
            <text:p><text:s text:c="12"/>28: 0,22581</text:p>
          </table:table-cell>
          <table:table-cell table:number-columns-repeated="16380"/>
        </table:table-row>
        <table:table-row table:style-name="ro1">
          <table:table-cell office:value-type="float" office:value="32" table:formula="of:=[.A8]+4" table:style-name="ce1">
            <text:p>32</text:p>
          </table:table-cell>
          <table:table-cell office:value-type="string" table:style-name="ce1">
            <text:p>:</text:p>
          </table:table-cell>
          <table:table-cell office:value-type="float" office:value="0.25806451612903225" table:formula="of:=[.C8]+1/31" table:style-name="ce1">
            <text:p>0,258064516</text:p>
          </table:table-cell>
          <table:table-cell office:value-type="string" office:string-value="            32: 0,25806" table:formula="of:=CONCATENATE(&quot;            &quot;;[.A9];[.B9];&quot; &quot;;ROUND([.C9];5))" table:style-name="ce1">
            <text:p><text:s text:c="12"/>32: 0,25806</text:p>
          </table:table-cell>
          <table:table-cell table:number-columns-repeated="16380"/>
        </table:table-row>
        <table:table-row table:style-name="ro1">
          <table:table-cell office:value-type="float" office:value="36" table:formula="of:=[.A9]+4" table:style-name="ce1">
            <text:p>36</text:p>
          </table:table-cell>
          <table:table-cell office:value-type="string" table:style-name="ce1">
            <text:p>:</text:p>
          </table:table-cell>
          <table:table-cell office:value-type="float" office:value="0.29032258064516125" table:formula="of:=[.C9]+1/31" table:style-name="ce1">
            <text:p>0,290322581</text:p>
          </table:table-cell>
          <table:table-cell office:value-type="string" office:string-value="            36: 0,29032" table:formula="of:=CONCATENATE(&quot;            &quot;;[.A10];[.B10];&quot; &quot;;ROUND([.C10];5))" table:style-name="ce1">
            <text:p><text:s text:c="12"/>36: 0,29032</text:p>
          </table:table-cell>
          <table:table-cell table:number-columns-repeated="16380"/>
        </table:table-row>
        <table:table-row table:style-name="ro1">
          <table:table-cell office:value-type="float" office:value="40" table:formula="of:=[.A10]+4" table:style-name="ce1">
            <text:p>40</text:p>
          </table:table-cell>
          <table:table-cell office:value-type="string" table:style-name="ce1">
            <text:p>:</text:p>
          </table:table-cell>
          <table:table-cell office:value-type="float" office:value="0.32258064516129026" table:formula="of:=[.C10]+1/31" table:style-name="ce1">
            <text:p>0,322580645</text:p>
          </table:table-cell>
          <table:table-cell office:value-type="string" office:string-value="            40: 0,32258" table:formula="of:=CONCATENATE(&quot;            &quot;;[.A11];[.B11];&quot; &quot;;ROUND([.C11];5))" table:style-name="ce1">
            <text:p><text:s text:c="12"/>40: 0,32258</text:p>
          </table:table-cell>
          <table:table-cell table:number-columns-repeated="16380"/>
        </table:table-row>
        <table:table-row table:style-name="ro1">
          <table:table-cell office:value-type="float" office:value="44" table:formula="of:=[.A11]+4" table:style-name="ce1">
            <text:p>44</text:p>
          </table:table-cell>
          <table:table-cell office:value-type="string" table:style-name="ce1">
            <text:p>:</text:p>
          </table:table-cell>
          <table:table-cell office:value-type="float" office:value="0.35483870967741926" table:formula="of:=[.C11]+1/31" table:style-name="ce1">
            <text:p>0,35483871</text:p>
          </table:table-cell>
          <table:table-cell office:value-type="string" office:string-value="            44: 0,35484" table:formula="of:=CONCATENATE(&quot;            &quot;;[.A12];[.B12];&quot; &quot;;ROUND([.C12];5))" table:style-name="ce1">
            <text:p><text:s text:c="12"/>44: 0,35484</text:p>
          </table:table-cell>
          <table:table-cell table:number-columns-repeated="16380"/>
        </table:table-row>
        <table:table-row table:style-name="ro1">
          <table:table-cell office:value-type="float" office:value="48" table:formula="of:=[.A12]+4" table:style-name="ce1">
            <text:p>48</text:p>
          </table:table-cell>
          <table:table-cell office:value-type="string" table:style-name="ce1">
            <text:p>:</text:p>
          </table:table-cell>
          <table:table-cell office:value-type="float" office:value="0.38709677419354827" table:formula="of:=[.C12]+1/31" table:style-name="ce1">
            <text:p>0,387096774</text:p>
          </table:table-cell>
          <table:table-cell office:value-type="string" office:string-value="            48: 0,3871" table:formula="of:=CONCATENATE(&quot;            &quot;;[.A13];[.B13];&quot; &quot;;ROUND([.C13];5))" table:style-name="ce1">
            <text:p><text:s text:c="12"/>48: 0,3871</text:p>
          </table:table-cell>
          <table:table-cell table:number-columns-repeated="16380"/>
        </table:table-row>
        <table:table-row table:style-name="ro1">
          <table:table-cell office:value-type="float" office:value="52" table:formula="of:=[.A13]+4" table:style-name="ce1">
            <text:p>52</text:p>
          </table:table-cell>
          <table:table-cell office:value-type="string" table:style-name="ce1">
            <text:p>:</text:p>
          </table:table-cell>
          <table:table-cell office:value-type="float" office:value="0.41935483870967727" table:formula="of:=[.C13]+1/31" table:style-name="ce1">
            <text:p>0,419354839</text:p>
          </table:table-cell>
          <table:table-cell office:value-type="string" office:string-value="            52: 0,41935" table:formula="of:=CONCATENATE(&quot;            &quot;;[.A14];[.B14];&quot; &quot;;ROUND([.C14];5))" table:style-name="ce1">
            <text:p><text:s text:c="12"/>52: 0,41935</text:p>
          </table:table-cell>
          <table:table-cell table:number-columns-repeated="16380"/>
        </table:table-row>
        <table:table-row table:style-name="ro1">
          <table:table-cell office:value-type="float" office:value="56" table:formula="of:=[.A14]+4" table:style-name="ce1">
            <text:p>56</text:p>
          </table:table-cell>
          <table:table-cell office:value-type="string" table:style-name="ce1">
            <text:p>:</text:p>
          </table:table-cell>
          <table:table-cell office:value-type="float" office:value="0.45161290322580627" table:formula="of:=[.C14]+1/31" table:style-name="ce1">
            <text:p>0,451612903</text:p>
          </table:table-cell>
          <table:table-cell office:value-type="string" office:string-value="            56: 0,45161" table:formula="of:=CONCATENATE(&quot;            &quot;;[.A15];[.B15];&quot; &quot;;ROUND([.C15];5))" table:style-name="ce1">
            <text:p><text:s text:c="12"/>56: 0,45161</text:p>
          </table:table-cell>
          <table:table-cell table:number-columns-repeated="16380"/>
        </table:table-row>
        <table:table-row table:style-name="ro1">
          <table:table-cell office:value-type="float" office:value="60" table:formula="of:=[.A15]+4" table:style-name="ce1">
            <text:p>60</text:p>
          </table:table-cell>
          <table:table-cell office:value-type="string" table:style-name="ce1">
            <text:p>:</text:p>
          </table:table-cell>
          <table:table-cell office:value-type="float" office:value="0.48387096774193528" table:formula="of:=[.C15]+1/31" table:style-name="ce1">
            <text:p>0,483870968</text:p>
          </table:table-cell>
          <table:table-cell office:value-type="string" office:string-value="            60: 0,48387" table:formula="of:=CONCATENATE(&quot;            &quot;;[.A16];[.B16];&quot; &quot;;ROUND([.C16];5))" table:style-name="ce1">
            <text:p><text:s text:c="12"/>60: 0,48387</text:p>
          </table:table-cell>
          <table:table-cell table:number-columns-repeated="16380"/>
        </table:table-row>
        <table:table-row table:style-name="ro1">
          <table:table-cell office:value-type="float" office:value="64" table:formula="of:=[.A16]+4" table:style-name="ce1">
            <text:p>64</text:p>
          </table:table-cell>
          <table:table-cell office:value-type="string" table:style-name="ce1">
            <text:p>:</text:p>
          </table:table-cell>
          <table:table-cell office:value-type="float" office:value="0.51612903225806428" table:formula="of:=[.C16]+1/31" table:style-name="ce1">
            <text:p>0,516129032</text:p>
          </table:table-cell>
          <table:table-cell office:value-type="string" office:string-value="            64: 0,51613" table:formula="of:=CONCATENATE(&quot;            &quot;;[.A17];[.B17];&quot; &quot;;ROUND([.C17];5))" table:style-name="ce1">
            <text:p><text:s text:c="12"/>64: 0,51613</text:p>
          </table:table-cell>
          <table:table-cell table:number-columns-repeated="16380"/>
        </table:table-row>
        <table:table-row table:style-name="ro1">
          <table:table-cell office:value-type="float" office:value="68" table:formula="of:=[.A17]+4" table:style-name="ce1">
            <text:p>68</text:p>
          </table:table-cell>
          <table:table-cell office:value-type="string" table:style-name="ce1">
            <text:p>:</text:p>
          </table:table-cell>
          <table:table-cell office:value-type="float" office:value="0.54838709677419328" table:formula="of:=[.C17]+1/31" table:style-name="ce1">
            <text:p>0,548387097</text:p>
          </table:table-cell>
          <table:table-cell office:value-type="string" office:string-value="            68: 0,54839" table:formula="of:=CONCATENATE(&quot;            &quot;;[.A18];[.B18];&quot; &quot;;ROUND([.C18];5))" table:style-name="ce1">
            <text:p><text:s text:c="12"/>68: 0,54839</text:p>
          </table:table-cell>
          <table:table-cell table:number-columns-repeated="16380"/>
        </table:table-row>
        <table:table-row table:style-name="ro1">
          <table:table-cell office:value-type="float" office:value="72" table:formula="of:=[.A18]+4" table:style-name="ce1">
            <text:p>72</text:p>
          </table:table-cell>
          <table:table-cell office:value-type="string" table:style-name="ce1">
            <text:p>:</text:p>
          </table:table-cell>
          <table:table-cell office:value-type="float" office:value="0.58064516129032229" table:formula="of:=[.C18]+1/31" table:style-name="ce1">
            <text:p>0,580645161</text:p>
          </table:table-cell>
          <table:table-cell office:value-type="string" office:string-value="            72: 0,58065" table:formula="of:=CONCATENATE(&quot;            &quot;;[.A19];[.B19];&quot; &quot;;ROUND([.C19];5))" table:style-name="ce1">
            <text:p><text:s text:c="12"/>72: 0,58065</text:p>
          </table:table-cell>
          <table:table-cell table:number-columns-repeated="16380"/>
        </table:table-row>
        <table:table-row table:style-name="ro1">
          <table:table-cell office:value-type="float" office:value="76" table:formula="of:=[.A19]+4" table:style-name="ce1">
            <text:p>76</text:p>
          </table:table-cell>
          <table:table-cell office:value-type="string" table:style-name="ce1">
            <text:p>:</text:p>
          </table:table-cell>
          <table:table-cell office:value-type="float" office:value="0.61290322580645129" table:formula="of:=[.C19]+1/31" table:style-name="ce1">
            <text:p>0,612903226</text:p>
          </table:table-cell>
          <table:table-cell office:value-type="string" office:string-value="            76: 0,6129" table:formula="of:=CONCATENATE(&quot;            &quot;;[.A20];[.B20];&quot; &quot;;ROUND([.C20];5))" table:style-name="ce1">
            <text:p><text:s text:c="12"/>76: 0,6129</text:p>
          </table:table-cell>
          <table:table-cell table:number-columns-repeated="16380"/>
        </table:table-row>
        <table:table-row table:style-name="ro1">
          <table:table-cell office:value-type="float" office:value="80" table:formula="of:=[.A20]+4" table:style-name="ce1">
            <text:p>80</text:p>
          </table:table-cell>
          <table:table-cell office:value-type="string" table:style-name="ce1">
            <text:p>:</text:p>
          </table:table-cell>
          <table:table-cell office:value-type="float" office:value="0.64516129032258029" table:formula="of:=[.C20]+1/31" table:style-name="ce1">
            <text:p>0,64516129</text:p>
          </table:table-cell>
          <table:table-cell office:value-type="string" office:string-value="            80: 0,64516" table:formula="of:=CONCATENATE(&quot;            &quot;;[.A21];[.B21];&quot; &quot;;ROUND([.C21];5))" table:style-name="ce1">
            <text:p><text:s text:c="12"/>80: 0,64516</text:p>
          </table:table-cell>
          <table:table-cell table:number-columns-repeated="16380"/>
        </table:table-row>
        <table:table-row table:style-name="ro1">
          <table:table-cell office:value-type="float" office:value="84" table:formula="of:=[.A21]+4" table:style-name="ce1">
            <text:p>84</text:p>
          </table:table-cell>
          <table:table-cell office:value-type="string" table:style-name="ce1">
            <text:p>:</text:p>
          </table:table-cell>
          <table:table-cell office:value-type="float" office:value="0.6774193548387093" table:formula="of:=[.C21]+1/31" table:style-name="ce1">
            <text:p>0,677419355</text:p>
          </table:table-cell>
          <table:table-cell office:value-type="string" office:string-value="            84: 0,67742" table:formula="of:=CONCATENATE(&quot;            &quot;;[.A22];[.B22];&quot; &quot;;ROUND([.C22];5))" table:style-name="ce1">
            <text:p><text:s text:c="12"/>84: 0,67742</text:p>
          </table:table-cell>
          <table:table-cell table:number-columns-repeated="16380"/>
        </table:table-row>
        <table:table-row table:style-name="ro1">
          <table:table-cell office:value-type="float" office:value="88" table:formula="of:=[.A22]+4" table:style-name="ce1">
            <text:p>88</text:p>
          </table:table-cell>
          <table:table-cell office:value-type="string" table:style-name="ce1">
            <text:p>:</text:p>
          </table:table-cell>
          <table:table-cell office:value-type="float" office:value="0.7096774193548383" table:formula="of:=[.C22]+1/31" table:style-name="ce1">
            <text:p>0,709677419</text:p>
          </table:table-cell>
          <table:table-cell office:value-type="string" office:string-value="            88: 0,70968" table:formula="of:=CONCATENATE(&quot;            &quot;;[.A23];[.B23];&quot; &quot;;ROUND([.C23];5))" table:style-name="ce1">
            <text:p><text:s text:c="12"/>88: 0,70968</text:p>
          </table:table-cell>
          <table:table-cell table:number-columns-repeated="16380"/>
        </table:table-row>
        <table:table-row table:style-name="ro1">
          <table:table-cell office:value-type="float" office:value="92" table:formula="of:=[.A23]+4" table:style-name="ce1">
            <text:p>92</text:p>
          </table:table-cell>
          <table:table-cell office:value-type="string" table:style-name="ce1">
            <text:p>:</text:p>
          </table:table-cell>
          <table:table-cell office:value-type="float" office:value="0.74193548387096731" table:formula="of:=[.C23]+1/31" table:style-name="ce1">
            <text:p>0,741935484</text:p>
          </table:table-cell>
          <table:table-cell office:value-type="string" office:string-value="            92: 0,74194" table:formula="of:=CONCATENATE(&quot;            &quot;;[.A24];[.B24];&quot; &quot;;ROUND([.C24];5))" table:style-name="ce1">
            <text:p><text:s text:c="12"/>92: 0,74194</text:p>
          </table:table-cell>
          <table:table-cell table:number-columns-repeated="16380"/>
        </table:table-row>
        <table:table-row table:style-name="ro1">
          <table:table-cell office:value-type="float" office:value="96" table:formula="of:=[.A24]+4" table:style-name="ce1">
            <text:p>96</text:p>
          </table:table-cell>
          <table:table-cell office:value-type="string" table:style-name="ce1">
            <text:p>:</text:p>
          </table:table-cell>
          <table:table-cell office:value-type="float" office:value="0.77419354838709631" table:formula="of:=[.C24]+1/31" table:style-name="ce1">
            <text:p>0,774193548</text:p>
          </table:table-cell>
          <table:table-cell office:value-type="string" office:string-value="            96: 0,77419" table:formula="of:=CONCATENATE(&quot;            &quot;;[.A25];[.B25];&quot; &quot;;ROUND([.C25];5))" table:style-name="ce1">
            <text:p><text:s text:c="12"/>96: 0,77419</text:p>
          </table:table-cell>
          <table:table-cell table:number-columns-repeated="16380"/>
        </table:table-row>
        <table:table-row table:style-name="ro1">
          <table:table-cell office:value-type="float" office:value="100" table:formula="of:=[.A25]+4" table:style-name="ce1">
            <text:p>100</text:p>
          </table:table-cell>
          <table:table-cell office:value-type="string" table:style-name="ce1">
            <text:p>:</text:p>
          </table:table-cell>
          <table:table-cell office:value-type="float" office:value="0.80645161290322531" table:formula="of:=[.C25]+1/31" table:style-name="ce1">
            <text:p>0,806451613</text:p>
          </table:table-cell>
          <table:table-cell office:value-type="string" office:string-value="            100: 0,80645" table:formula="of:=CONCATENATE(&quot;            &quot;;[.A26];[.B26];&quot; &quot;;ROUND([.C26];5))" table:style-name="ce1">
            <text:p><text:s text:c="12"/>100: 0,80645</text:p>
          </table:table-cell>
          <table:table-cell table:number-columns-repeated="16380"/>
        </table:table-row>
        <table:table-row table:style-name="ro1">
          <table:table-cell office:value-type="float" office:value="104" table:formula="of:=[.A26]+4" table:style-name="ce1">
            <text:p>104</text:p>
          </table:table-cell>
          <table:table-cell office:value-type="string" table:style-name="ce1">
            <text:p>:</text:p>
          </table:table-cell>
          <table:table-cell office:value-type="float" office:value="0.83870967741935432" table:formula="of:=[.C26]+1/31" table:style-name="ce1">
            <text:p>0,838709677</text:p>
          </table:table-cell>
          <table:table-cell office:value-type="string" office:string-value="            104: 0,83871" table:formula="of:=CONCATENATE(&quot;            &quot;;[.A27];[.B27];&quot; &quot;;ROUND([.C27];5))" table:style-name="ce1">
            <text:p><text:s text:c="12"/>104: 0,83871</text:p>
          </table:table-cell>
          <table:table-cell table:number-columns-repeated="16380"/>
        </table:table-row>
        <table:table-row table:style-name="ro1">
          <table:table-cell office:value-type="float" office:value="108" table:formula="of:=[.A27]+4" table:style-name="ce1">
            <text:p>108</text:p>
          </table:table-cell>
          <table:table-cell office:value-type="string" table:style-name="ce1">
            <text:p>:</text:p>
          </table:table-cell>
          <table:table-cell office:value-type="float" office:value="0.87096774193548332" table:formula="of:=[.C27]+1/31" table:style-name="ce1">
            <text:p>0,870967742</text:p>
          </table:table-cell>
          <table:table-cell office:value-type="string" office:string-value="            108: 0,87097" table:formula="of:=CONCATENATE(&quot;            &quot;;[.A28];[.B28];&quot; &quot;;ROUND([.C28];5))" table:style-name="ce1">
            <text:p><text:s text:c="12"/>108: 0,87097</text:p>
          </table:table-cell>
          <table:table-cell table:number-columns-repeated="16380"/>
        </table:table-row>
        <table:table-row table:style-name="ro1">
          <table:table-cell office:value-type="float" office:value="112" table:formula="of:=[.A28]+4" table:style-name="ce1">
            <text:p>112</text:p>
          </table:table-cell>
          <table:table-cell office:value-type="string" table:style-name="ce1">
            <text:p>:</text:p>
          </table:table-cell>
          <table:table-cell office:value-type="float" office:value="0.90322580645161232" table:formula="of:=[.C28]+1/31" table:style-name="ce1">
            <text:p>0,903225806</text:p>
          </table:table-cell>
          <table:table-cell office:value-type="string" office:string-value="            112: 0,90323" table:formula="of:=CONCATENATE(&quot;            &quot;;[.A29];[.B29];&quot; &quot;;ROUND([.C29];5))" table:style-name="ce1">
            <text:p><text:s text:c="12"/>112: 0,90323</text:p>
          </table:table-cell>
          <table:table-cell table:number-columns-repeated="16380"/>
        </table:table-row>
        <table:table-row table:style-name="ro1">
          <table:table-cell office:value-type="float" office:value="116" table:formula="of:=[.A29]+4" table:style-name="ce1">
            <text:p>116</text:p>
          </table:table-cell>
          <table:table-cell office:value-type="string" table:style-name="ce1">
            <text:p>:</text:p>
          </table:table-cell>
          <table:table-cell office:value-type="float" office:value="0.93548387096774133" table:formula="of:=[.C29]+1/31" table:style-name="ce1">
            <text:p>0,935483871</text:p>
          </table:table-cell>
          <table:table-cell office:value-type="string" office:string-value="            116: 0,93548" table:formula="of:=CONCATENATE(&quot;            &quot;;[.A30];[.B30];&quot; &quot;;ROUND([.C30];5))" table:style-name="ce1">
            <text:p><text:s text:c="12"/>116: 0,93548</text:p>
          </table:table-cell>
          <table:table-cell table:number-columns-repeated="16380"/>
        </table:table-row>
        <table:table-row table:style-name="ro1">
          <table:table-cell office:value-type="float" office:value="120" table:formula="of:=[.A30]+4" table:style-name="ce1">
            <text:p>120</text:p>
          </table:table-cell>
          <table:table-cell office:value-type="string" table:style-name="ce1">
            <text:p>:</text:p>
          </table:table-cell>
          <table:table-cell office:value-type="float" office:value="0.96774193548387033" table:formula="of:=[.C30]+1/31" table:style-name="ce1">
            <text:p>0,967741935</text:p>
          </table:table-cell>
          <table:table-cell office:value-type="string" office:string-value="            120: 0,96774" table:formula="of:=CONCATENATE(&quot;            &quot;;[.A31];[.B31];&quot; &quot;;ROUND([.C31];5))" table:style-name="ce1">
            <text:p><text:s text:c="12"/>120: 0,96774</text:p>
          </table:table-cell>
          <table:table-cell table:number-columns-repeated="16380"/>
        </table:table-row>
        <table:table-row table:style-name="ro1">
          <table:table-cell office:value-type="float" office:value="124" table:formula="of:=[.A31]+4" table:style-name="ce1">
            <text:p>124</text:p>
          </table:table-cell>
          <table:table-cell office:value-type="string" table:style-name="ce1">
            <text:p>:</text:p>
          </table:table-cell>
          <table:table-cell office:value-type="float" office:value="0.99999999999999933" table:formula="of:=[.C31]+1/31" table:style-name="ce1">
            <text:p>1</text:p>
          </table:table-cell>
          <table:table-cell office:value-type="string" office:string-value="            124: 1" table:formula="of:=CONCATENATE(&quot;            &quot;;[.A32];[.B32];&quot; &quot;;ROUND([.C32];5))" table:style-name="ce1">
            <text:p><text:s text:c="12"/>124: 1</text:p>
          </table:table-cell>
          <table:table-cell table:number-columns-repeated="16380"/>
        </table:table-row>
        <table:table-row table:style-name="ro1">
          <table:table-cell office:value-type="float" office:value="128" table:formula="of:=[.A32]+4" table:style-name="ce1">
            <text:p>128</text:p>
          </table:table-cell>
          <table:table-cell office:value-type="string" table:style-name="ce1">
            <text:p>:</text:p>
          </table:table-cell>
          <table:table-cell office:value-type="float" office:value="1.0322580645161283" table:formula="of:=[.C32]+1/31" table:style-name="ce1">
            <text:p>1,032258065</text:p>
          </table:table-cell>
          <table:table-cell office:value-type="string" office:string-value="            128: 1,03226" table:formula="of:=CONCATENATE(&quot;            &quot;;[.A33];[.B33];&quot; &quot;;ROUND([.C33];5))" table:style-name="ce1">
            <text:p><text:s text:c="12"/>128: 1,03226</text:p>
          </table:table-cell>
          <table:table-cell table:number-columns-repeated="16380"/>
        </table:table-row>
        <table:table-row table:style-name="ro1">
          <table:table-cell office:value-type="float" office:value="132" table:formula="of:=[.A33]+4" table:style-name="ce1">
            <text:p>132</text:p>
          </table:table-cell>
          <table:table-cell office:value-type="string" table:style-name="ce1">
            <text:p>:</text:p>
          </table:table-cell>
          <table:table-cell office:value-type="float" office:value="1.0645161290322573" table:formula="of:=[.C33]+1/31" table:style-name="ce1">
            <text:p>1,064516129</text:p>
          </table:table-cell>
          <table:table-cell office:value-type="string" office:string-value="            132: 1,06452" table:formula="of:=CONCATENATE(&quot;            &quot;;[.A34];[.B34];&quot; &quot;;ROUND([.C34];5))" table:style-name="ce1">
            <text:p><text:s text:c="12"/>132: 1,06452</text:p>
          </table:table-cell>
          <table:table-cell table:number-columns-repeated="16380"/>
        </table:table-row>
        <table:table-row table:style-name="ro1">
          <table:table-cell office:value-type="float" office:value="136" table:formula="of:=[.A34]+4" table:style-name="ce1">
            <text:p>136</text:p>
          </table:table-cell>
          <table:table-cell office:value-type="string" table:style-name="ce1">
            <text:p>:</text:p>
          </table:table-cell>
          <table:table-cell office:value-type="float" office:value="1.0967741935483863" table:formula="of:=[.C34]+1/31" table:style-name="ce1">
            <text:p>1,096774194</text:p>
          </table:table-cell>
          <table:table-cell office:value-type="string" office:string-value="            136: 1,09677" table:formula="of:=CONCATENATE(&quot;            &quot;;[.A35];[.B35];&quot; &quot;;ROUND([.C35];5))" table:style-name="ce1">
            <text:p><text:s text:c="12"/>136: 1,09677</text:p>
          </table:table-cell>
          <table:table-cell table:number-columns-repeated="16380"/>
        </table:table-row>
        <table:table-row table:style-name="ro1">
          <table:table-cell office:value-type="float" office:value="140" table:formula="of:=[.A35]+4" table:style-name="ce1">
            <text:p>140</text:p>
          </table:table-cell>
          <table:table-cell office:value-type="string" table:style-name="ce1">
            <text:p>:</text:p>
          </table:table-cell>
          <table:table-cell office:value-type="float" office:value="1.1290322580645153" table:formula="of:=[.C35]+1/31" table:style-name="ce1">
            <text:p>1,129032258</text:p>
          </table:table-cell>
          <table:table-cell office:value-type="string" office:string-value="            140: 1,12903" table:formula="of:=CONCATENATE(&quot;            &quot;;[.A36];[.B36];&quot; &quot;;ROUND([.C36];5))" table:style-name="ce1">
            <text:p><text:s text:c="12"/>140: 1,12903</text:p>
          </table:table-cell>
          <table:table-cell table:number-columns-repeated="16380"/>
        </table:table-row>
        <table:table-row table:style-name="ro1">
          <table:table-cell office:value-type="float" office:value="144" table:formula="of:=[.A36]+4" table:style-name="ce1">
            <text:p>144</text:p>
          </table:table-cell>
          <table:table-cell office:value-type="string" table:style-name="ce1">
            <text:p>:</text:p>
          </table:table-cell>
          <table:table-cell office:value-type="float" office:value="1.1612903225806444" table:formula="of:=[.C36]+1/31" table:style-name="ce1">
            <text:p>1,161290323</text:p>
          </table:table-cell>
          <table:table-cell office:value-type="string" office:string-value="            144: 1,16129" table:formula="of:=CONCATENATE(&quot;            &quot;;[.A37];[.B37];&quot; &quot;;ROUND([.C37];5))" table:style-name="ce1">
            <text:p><text:s text:c="12"/>144: 1,16129</text:p>
          </table:table-cell>
          <table:table-cell table:number-columns-repeated="16380"/>
        </table:table-row>
        <table:table-row table:style-name="ro1">
          <table:table-cell office:value-type="float" office:value="148" table:formula="of:=[.A37]+4" table:style-name="ce1">
            <text:p>148</text:p>
          </table:table-cell>
          <table:table-cell office:value-type="string" table:style-name="ce1">
            <text:p>:</text:p>
          </table:table-cell>
          <table:table-cell office:value-type="float" office:value="1.1935483870967734" table:formula="of:=[.C37]+1/31" table:style-name="ce1">
            <text:p>1,193548387</text:p>
          </table:table-cell>
          <table:table-cell office:value-type="string" office:string-value="            148: 1,19355" table:formula="of:=CONCATENATE(&quot;            &quot;;[.A38];[.B38];&quot; &quot;;ROUND([.C38];5))" table:style-name="ce1">
            <text:p><text:s text:c="12"/>148: 1,19355</text:p>
          </table:table-cell>
          <table:table-cell table:number-columns-repeated="16380"/>
        </table:table-row>
        <table:table-row table:style-name="ro1">
          <table:table-cell office:value-type="float" office:value="152" table:formula="of:=[.A38]+4" table:style-name="ce1">
            <text:p>152</text:p>
          </table:table-cell>
          <table:table-cell office:value-type="string" table:style-name="ce1">
            <text:p>:</text:p>
          </table:table-cell>
          <table:table-cell office:value-type="float" office:value="1.2258064516129024" table:formula="of:=[.C38]+1/31" table:style-name="ce1">
            <text:p>1,225806452</text:p>
          </table:table-cell>
          <table:table-cell office:value-type="string" office:string-value="            152: 1,22581" table:formula="of:=CONCATENATE(&quot;            &quot;;[.A39];[.B39];&quot; &quot;;ROUND([.C39];5))" table:style-name="ce1">
            <text:p><text:s text:c="12"/>152: 1,22581</text:p>
          </table:table-cell>
          <table:table-cell table:number-columns-repeated="16380"/>
        </table:table-row>
        <table:table-row table:style-name="ro1">
          <table:table-cell office:value-type="float" office:value="156" table:formula="of:=[.A39]+4" table:style-name="ce1">
            <text:p>156</text:p>
          </table:table-cell>
          <table:table-cell office:value-type="string" table:style-name="ce1">
            <text:p>:</text:p>
          </table:table-cell>
          <table:table-cell office:value-type="float" office:value="1.2580645161290314" table:formula="of:=[.C39]+1/31" table:style-name="ce1">
            <text:p>1,258064516</text:p>
          </table:table-cell>
          <table:table-cell office:value-type="string" office:string-value="            156: 1,25806" table:formula="of:=CONCATENATE(&quot;            &quot;;[.A40];[.B40];&quot; &quot;;ROUND([.C40];5))" table:style-name="ce1">
            <text:p><text:s text:c="12"/>156: 1,25806</text:p>
          </table:table-cell>
          <table:table-cell table:number-columns-repeated="16380"/>
        </table:table-row>
        <table:table-row table:style-name="ro1">
          <table:table-cell office:value-type="float" office:value="160" table:formula="of:=[.A40]+4" table:style-name="ce1">
            <text:p>160</text:p>
          </table:table-cell>
          <table:table-cell office:value-type="string" table:style-name="ce1">
            <text:p>:</text:p>
          </table:table-cell>
          <table:table-cell office:value-type="float" office:value="1.2903225806451604" table:formula="of:=[.C40]+1/31" table:style-name="ce1">
            <text:p>1,290322581</text:p>
          </table:table-cell>
          <table:table-cell office:value-type="string" office:string-value="            160: 1,29032" table:formula="of:=CONCATENATE(&quot;            &quot;;[.A41];[.B41];&quot; &quot;;ROUND([.C41];5))" table:style-name="ce1">
            <text:p><text:s text:c="12"/>160: 1,29032</text:p>
          </table:table-cell>
          <table:table-cell table:number-columns-repeated="16380"/>
        </table:table-row>
        <table:table-row table:style-name="ro1">
          <table:table-cell office:value-type="float" office:value="164" table:formula="of:=[.A41]+4" table:style-name="ce1">
            <text:p>164</text:p>
          </table:table-cell>
          <table:table-cell office:value-type="string" table:style-name="ce1">
            <text:p>:</text:p>
          </table:table-cell>
          <table:table-cell office:value-type="float" office:value="1.3225806451612894" table:formula="of:=[.C41]+1/31" table:style-name="ce1">
            <text:p>1,322580645</text:p>
          </table:table-cell>
          <table:table-cell office:value-type="string" office:string-value="            164: 1,32258" table:formula="of:=CONCATENATE(&quot;            &quot;;[.A42];[.B42];&quot; &quot;;ROUND([.C42];5))" table:style-name="ce1">
            <text:p><text:s text:c="12"/>164: 1,32258</text:p>
          </table:table-cell>
          <table:table-cell table:number-columns-repeated="16380"/>
        </table:table-row>
        <table:table-row table:style-name="ro1">
          <table:table-cell office:value-type="float" office:value="168" table:formula="of:=[.A42]+4" table:style-name="ce1">
            <text:p>168</text:p>
          </table:table-cell>
          <table:table-cell office:value-type="string" table:style-name="ce1">
            <text:p>:</text:p>
          </table:table-cell>
          <table:table-cell office:value-type="float" office:value="1.3548387096774184" table:formula="of:=[.C42]+1/31" table:style-name="ce1">
            <text:p>1,35483871</text:p>
          </table:table-cell>
          <table:table-cell office:value-type="string" office:string-value="            168: 1,35484" table:formula="of:=CONCATENATE(&quot;            &quot;;[.A43];[.B43];&quot; &quot;;ROUND([.C43];5))" table:style-name="ce1">
            <text:p><text:s text:c="12"/>168: 1,35484</text:p>
          </table:table-cell>
          <table:table-cell table:number-columns-repeated="16380"/>
        </table:table-row>
        <table:table-row table:style-name="ro1">
          <table:table-cell office:value-type="float" office:value="172" table:formula="of:=[.A43]+4" table:style-name="ce1">
            <text:p>172</text:p>
          </table:table-cell>
          <table:table-cell office:value-type="string" table:style-name="ce1">
            <text:p>:</text:p>
          </table:table-cell>
          <table:table-cell office:value-type="float" office:value="1.3870967741935474" table:formula="of:=[.C43]+1/31" table:style-name="ce1">
            <text:p>1,387096774</text:p>
          </table:table-cell>
          <table:table-cell office:value-type="string" office:string-value="            172: 1,3871" table:formula="of:=CONCATENATE(&quot;            &quot;;[.A44];[.B44];&quot; &quot;;ROUND([.C44];5))" table:style-name="ce1">
            <text:p><text:s text:c="12"/>172: 1,3871</text:p>
          </table:table-cell>
          <table:table-cell table:number-columns-repeated="16380"/>
        </table:table-row>
        <table:table-row table:style-name="ro1">
          <table:table-cell office:value-type="float" office:value="176" table:formula="of:=[.A44]+4" table:style-name="ce1">
            <text:p>176</text:p>
          </table:table-cell>
          <table:table-cell office:value-type="string" table:style-name="ce1">
            <text:p>:</text:p>
          </table:table-cell>
          <table:table-cell office:value-type="float" office:value="1.4193548387096764" table:formula="of:=[.C44]+1/31" table:style-name="ce1">
            <text:p>1,419354839</text:p>
          </table:table-cell>
          <table:table-cell office:value-type="string" office:string-value="            176: 1,41935" table:formula="of:=CONCATENATE(&quot;            &quot;;[.A45];[.B45];&quot; &quot;;ROUND([.C45];5))" table:style-name="ce1">
            <text:p><text:s text:c="12"/>176: 1,41935</text:p>
          </table:table-cell>
          <table:table-cell table:number-columns-repeated="16380"/>
        </table:table-row>
        <table:table-row table:style-name="ro1">
          <table:table-cell office:value-type="float" office:value="180" table:formula="of:=[.A45]+4" table:style-name="ce1">
            <text:p>180</text:p>
          </table:table-cell>
          <table:table-cell office:value-type="string" table:style-name="ce1">
            <text:p>:</text:p>
          </table:table-cell>
          <table:table-cell office:value-type="float" office:value="1.4516129032258054" table:formula="of:=[.C45]+1/31" table:style-name="ce1">
            <text:p>1,451612903</text:p>
          </table:table-cell>
          <table:table-cell office:value-type="string" office:string-value="            180: 1,45161" table:formula="of:=CONCATENATE(&quot;            &quot;;[.A46];[.B46];&quot; &quot;;ROUND([.C46];5))" table:style-name="ce1">
            <text:p><text:s text:c="12"/>180: 1,45161</text:p>
          </table:table-cell>
          <table:table-cell table:number-columns-repeated="16380"/>
        </table:table-row>
        <table:table-row table:style-name="ro1">
          <table:table-cell office:value-type="float" office:value="184" table:formula="of:=[.A46]+4" table:style-name="ce1">
            <text:p>184</text:p>
          </table:table-cell>
          <table:table-cell office:value-type="string" table:style-name="ce1">
            <text:p>:</text:p>
          </table:table-cell>
          <table:table-cell office:value-type="float" office:value="1.4838709677419344" table:formula="of:=[.C46]+1/31" table:style-name="ce1">
            <text:p>1,483870968</text:p>
          </table:table-cell>
          <table:table-cell office:value-type="string" office:string-value="            184: 1,48387" table:formula="of:=CONCATENATE(&quot;            &quot;;[.A47];[.B47];&quot; &quot;;ROUND([.C47];5))" table:style-name="ce1">
            <text:p><text:s text:c="12"/>184: 1,48387</text:p>
          </table:table-cell>
          <table:table-cell table:number-columns-repeated="16380"/>
        </table:table-row>
        <table:table-row table:style-name="ro1">
          <table:table-cell office:value-type="float" office:value="188" table:formula="of:=[.A47]+4" table:style-name="ce1">
            <text:p>188</text:p>
          </table:table-cell>
          <table:table-cell office:value-type="string" table:style-name="ce1">
            <text:p>:</text:p>
          </table:table-cell>
          <table:table-cell office:value-type="float" office:value="1.5161290322580634" table:formula="of:=[.C47]+1/31" table:style-name="ce1">
            <text:p>1,516129032</text:p>
          </table:table-cell>
          <table:table-cell office:value-type="string" office:string-value="            188: 1,51613" table:formula="of:=CONCATENATE(&quot;            &quot;;[.A48];[.B48];&quot; &quot;;ROUND([.C48];5))" table:style-name="ce1">
            <text:p><text:s text:c="12"/>188: 1,51613</text:p>
          </table:table-cell>
          <table:table-cell table:number-columns-repeated="16380"/>
        </table:table-row>
        <table:table-row table:style-name="ro1">
          <table:table-cell office:value-type="float" office:value="192" table:formula="of:=[.A48]+4" table:style-name="ce1">
            <text:p>192</text:p>
          </table:table-cell>
          <table:table-cell office:value-type="string" table:style-name="ce1">
            <text:p>:</text:p>
          </table:table-cell>
          <table:table-cell office:value-type="float" office:value="1.5483870967741924" table:formula="of:=[.C48]+1/31" table:style-name="ce1">
            <text:p>1,548387097</text:p>
          </table:table-cell>
          <table:table-cell office:value-type="string" office:string-value="            192: 1,54839" table:formula="of:=CONCATENATE(&quot;            &quot;;[.A49];[.B49];&quot; &quot;;ROUND([.C49];5))" table:style-name="ce1">
            <text:p><text:s text:c="12"/>192: 1,54839</text:p>
          </table:table-cell>
          <table:table-cell table:number-columns-repeated="16380"/>
        </table:table-row>
        <table:table-row table:style-name="ro1">
          <table:table-cell office:value-type="float" office:value="196" table:formula="of:=[.A49]+4" table:style-name="ce1">
            <text:p>196</text:p>
          </table:table-cell>
          <table:table-cell office:value-type="string" table:style-name="ce1">
            <text:p>:</text:p>
          </table:table-cell>
          <table:table-cell office:value-type="float" office:value="1.5806451612903214" table:formula="of:=[.C49]+1/31" table:style-name="ce1">
            <text:p>1,580645161</text:p>
          </table:table-cell>
          <table:table-cell office:value-type="string" office:string-value="            196: 1,58065" table:formula="of:=CONCATENATE(&quot;            &quot;;[.A50];[.B50];&quot; &quot;;ROUND([.C50];5))" table:style-name="ce1">
            <text:p><text:s text:c="12"/>196: 1,58065</text:p>
          </table:table-cell>
          <table:table-cell table:number-columns-repeated="16380"/>
        </table:table-row>
        <table:table-row table:style-name="ro1">
          <table:table-cell office:value-type="float" office:value="200" table:formula="of:=[.A50]+4" table:style-name="ce1">
            <text:p>200</text:p>
          </table:table-cell>
          <table:table-cell office:value-type="string" table:style-name="ce1">
            <text:p>:</text:p>
          </table:table-cell>
          <table:table-cell office:value-type="float" office:value="1.6129032258064504" table:formula="of:=[.C50]+1/31" table:style-name="ce1">
            <text:p>1,612903226</text:p>
          </table:table-cell>
          <table:table-cell office:value-type="string" office:string-value="            200: 1,6129" table:formula="of:=CONCATENATE(&quot;            &quot;;[.A51];[.B51];&quot; &quot;;ROUND([.C51];5))" table:style-name="ce1">
            <text:p><text:s text:c="12"/>200: 1,6129</text:p>
          </table:table-cell>
          <table:table-cell table:number-columns-repeated="16380"/>
        </table:table-row>
        <table:table-row table:style-name="ro1">
          <table:table-cell office:value-type="float" office:value="204" table:formula="of:=[.A51]+4" table:style-name="ce1">
            <text:p>204</text:p>
          </table:table-cell>
          <table:table-cell office:value-type="string" table:style-name="ce1">
            <text:p>:</text:p>
          </table:table-cell>
          <table:table-cell office:value-type="float" office:value="1.6451612903225794" table:formula="of:=[.C51]+1/31" table:style-name="ce1">
            <text:p>1,64516129</text:p>
          </table:table-cell>
          <table:table-cell office:value-type="string" office:string-value="            204: 1,64516" table:formula="of:=CONCATENATE(&quot;            &quot;;[.A52];[.B52];&quot; &quot;;ROUND([.C52];5))" table:style-name="ce1">
            <text:p><text:s text:c="12"/>204: 1,64516</text:p>
          </table:table-cell>
          <table:table-cell table:number-columns-repeated="16380"/>
        </table:table-row>
        <table:table-row table:style-name="ro1">
          <table:table-cell office:value-type="float" office:value="208" table:formula="of:=[.A52]+4" table:style-name="ce1">
            <text:p>208</text:p>
          </table:table-cell>
          <table:table-cell office:value-type="string" table:style-name="ce1">
            <text:p>:</text:p>
          </table:table-cell>
          <table:table-cell office:value-type="float" office:value="1.6774193548387084" table:formula="of:=[.C52]+1/31" table:style-name="ce1">
            <text:p>1,677419355</text:p>
          </table:table-cell>
          <table:table-cell office:value-type="string" office:string-value="            208: 1,67742" table:formula="of:=CONCATENATE(&quot;            &quot;;[.A53];[.B53];&quot; &quot;;ROUND([.C53];5))" table:style-name="ce1">
            <text:p><text:s text:c="12"/>208: 1,67742</text:p>
          </table:table-cell>
          <table:table-cell table:number-columns-repeated="16380"/>
        </table:table-row>
        <table:table-row table:style-name="ro1">
          <table:table-cell office:value-type="float" office:value="212" table:formula="of:=[.A53]+4" table:style-name="ce1">
            <text:p>212</text:p>
          </table:table-cell>
          <table:table-cell office:value-type="string" table:style-name="ce1">
            <text:p>:</text:p>
          </table:table-cell>
          <table:table-cell office:value-type="float" office:value="1.7096774193548374" table:formula="of:=[.C53]+1/31" table:style-name="ce1">
            <text:p>1,709677419</text:p>
          </table:table-cell>
          <table:table-cell office:value-type="string" office:string-value="            212: 1,70968" table:formula="of:=CONCATENATE(&quot;            &quot;;[.A54];[.B54];&quot; &quot;;ROUND([.C54];5))" table:style-name="ce1">
            <text:p><text:s text:c="12"/>212: 1,70968</text:p>
          </table:table-cell>
          <table:table-cell table:number-columns-repeated="16380"/>
        </table:table-row>
        <table:table-row table:style-name="ro1">
          <table:table-cell office:value-type="float" office:value="216" table:formula="of:=[.A54]+4" table:style-name="ce1">
            <text:p>216</text:p>
          </table:table-cell>
          <table:table-cell office:value-type="string" table:style-name="ce1">
            <text:p>:</text:p>
          </table:table-cell>
          <table:table-cell office:value-type="float" office:value="1.7419354838709664" table:formula="of:=[.C54]+1/31" table:style-name="ce1">
            <text:p>1,741935484</text:p>
          </table:table-cell>
          <table:table-cell office:value-type="string" office:string-value="            216: 1,74194" table:formula="of:=CONCATENATE(&quot;            &quot;;[.A55];[.B55];&quot; &quot;;ROUND([.C55];5))" table:style-name="ce1">
            <text:p><text:s text:c="12"/>216: 1,74194</text:p>
          </table:table-cell>
          <table:table-cell table:number-columns-repeated="16380"/>
        </table:table-row>
        <table:table-row table:style-name="ro1">
          <table:table-cell office:value-type="float" office:value="220" table:formula="of:=[.A55]+4" table:style-name="ce1">
            <text:p>220</text:p>
          </table:table-cell>
          <table:table-cell office:value-type="string" table:style-name="ce1">
            <text:p>:</text:p>
          </table:table-cell>
          <table:table-cell office:value-type="float" office:value="1.7741935483870954" table:formula="of:=[.C55]+1/31" table:style-name="ce1">
            <text:p>1,774193548</text:p>
          </table:table-cell>
          <table:table-cell office:value-type="string" office:string-value="            220: 1,77419" table:formula="of:=CONCATENATE(&quot;            &quot;;[.A56];[.B56];&quot; &quot;;ROUND([.C56];5))" table:style-name="ce1">
            <text:p><text:s text:c="12"/>220: 1,77419</text:p>
          </table:table-cell>
          <table:table-cell table:number-columns-repeated="16380"/>
        </table:table-row>
        <table:table-row table:style-name="ro1">
          <table:table-cell office:value-type="float" office:value="224" table:formula="of:=[.A56]+4" table:style-name="ce1">
            <text:p>224</text:p>
          </table:table-cell>
          <table:table-cell office:value-type="string" table:style-name="ce1">
            <text:p>:</text:p>
          </table:table-cell>
          <table:table-cell office:value-type="float" office:value="1.8064516129032244" table:formula="of:=[.C56]+1/31" table:style-name="ce1">
            <text:p>1,806451613</text:p>
          </table:table-cell>
          <table:table-cell office:value-type="string" office:string-value="            224: 1,80645" table:formula="of:=CONCATENATE(&quot;            &quot;;[.A57];[.B57];&quot; &quot;;ROUND([.C57];5))" table:style-name="ce1">
            <text:p><text:s text:c="12"/>224: 1,80645</text:p>
          </table:table-cell>
          <table:table-cell table:number-columns-repeated="16380"/>
        </table:table-row>
        <table:table-row table:style-name="ro1">
          <table:table-cell office:value-type="float" office:value="228" table:formula="of:=[.A57]+4" table:style-name="ce1">
            <text:p>228</text:p>
          </table:table-cell>
          <table:table-cell office:value-type="string" table:style-name="ce1">
            <text:p>:</text:p>
          </table:table-cell>
          <table:table-cell office:value-type="float" office:value="1.8387096774193534" table:formula="of:=[.C57]+1/31" table:style-name="ce1">
            <text:p>1,838709677</text:p>
          </table:table-cell>
          <table:table-cell office:value-type="string" office:string-value="            228: 1,83871" table:formula="of:=CONCATENATE(&quot;            &quot;;[.A58];[.B58];&quot; &quot;;ROUND([.C58];5))" table:style-name="ce1">
            <text:p><text:s text:c="12"/>228: 1,83871</text:p>
          </table:table-cell>
          <table:table-cell table:number-columns-repeated="16380"/>
        </table:table-row>
        <table:table-row table:style-name="ro1">
          <table:table-cell office:value-type="float" office:value="232" table:formula="of:=[.A58]+4" table:style-name="ce1">
            <text:p>232</text:p>
          </table:table-cell>
          <table:table-cell office:value-type="string" table:style-name="ce1">
            <text:p>:</text:p>
          </table:table-cell>
          <table:table-cell office:value-type="float" office:value="1.8709677419354824" table:formula="of:=[.C58]+1/31" table:style-name="ce1">
            <text:p>1,870967742</text:p>
          </table:table-cell>
          <table:table-cell office:value-type="string" office:string-value="            232: 1,87097" table:formula="of:=CONCATENATE(&quot;            &quot;;[.A59];[.B59];&quot; &quot;;ROUND([.C59];5))" table:style-name="ce1">
            <text:p><text:s text:c="12"/>232: 1,87097</text:p>
          </table:table-cell>
          <table:table-cell table:number-columns-repeated="16380"/>
        </table:table-row>
        <table:table-row table:style-name="ro1">
          <table:table-cell office:value-type="float" office:value="236" table:formula="of:=[.A59]+4" table:style-name="ce1">
            <text:p>236</text:p>
          </table:table-cell>
          <table:table-cell office:value-type="string" table:style-name="ce1">
            <text:p>:</text:p>
          </table:table-cell>
          <table:table-cell office:value-type="float" office:value="1.9032258064516114" table:formula="of:=[.C59]+1/31" table:style-name="ce1">
            <text:p>1,903225806</text:p>
          </table:table-cell>
          <table:table-cell office:value-type="string" office:string-value="            236: 1,90323" table:formula="of:=CONCATENATE(&quot;            &quot;;[.A60];[.B60];&quot; &quot;;ROUND([.C60];5))" table:style-name="ce1">
            <text:p><text:s text:c="12"/>236: 1,90323</text:p>
          </table:table-cell>
          <table:table-cell table:number-columns-repeated="16380"/>
        </table:table-row>
        <table:table-row table:style-name="ro1">
          <table:table-cell office:value-type="float" office:value="240" table:formula="of:=[.A60]+4" table:style-name="ce1">
            <text:p>240</text:p>
          </table:table-cell>
          <table:table-cell office:value-type="string" table:style-name="ce1">
            <text:p>:</text:p>
          </table:table-cell>
          <table:table-cell office:value-type="float" office:value="1.9354838709677404" table:formula="of:=[.C60]+1/31" table:style-name="ce1">
            <text:p>1,935483871</text:p>
          </table:table-cell>
          <table:table-cell office:value-type="string" office:string-value="            240: 1,93548" table:formula="of:=CONCATENATE(&quot;            &quot;;[.A61];[.B61];&quot; &quot;;ROUND([.C61];5))" table:style-name="ce1">
            <text:p><text:s text:c="12"/>240: 1,93548</text:p>
          </table:table-cell>
          <table:table-cell table:number-columns-repeated="16380"/>
        </table:table-row>
        <table:table-row table:style-name="ro1">
          <table:table-cell office:value-type="float" office:value="244" table:formula="of:=[.A61]+4" table:style-name="ce1">
            <text:p>244</text:p>
          </table:table-cell>
          <table:table-cell office:value-type="string" table:style-name="ce1">
            <text:p>:</text:p>
          </table:table-cell>
          <table:table-cell office:value-type="float" office:value="1.9677419354838694" table:formula="of:=[.C61]+1/31" table:style-name="ce1">
            <text:p>1,967741935</text:p>
          </table:table-cell>
          <table:table-cell office:value-type="string" office:string-value="            244: 1,96774" table:formula="of:=CONCATENATE(&quot;            &quot;;[.A62];[.B62];&quot; &quot;;ROUND([.C62];5))" table:style-name="ce1">
            <text:p><text:s text:c="12"/>244: 1,96774</text:p>
          </table:table-cell>
          <table:table-cell table:number-columns-repeated="16380"/>
        </table:table-row>
        <table:table-row table:style-name="ro1">
          <table:table-cell office:value-type="float" office:value="248" table:formula="of:=[.A62]+4" table:style-name="ce1">
            <text:p>248</text:p>
          </table:table-cell>
          <table:table-cell office:value-type="string" table:style-name="ce1">
            <text:p>:</text:p>
          </table:table-cell>
          <table:table-cell office:value-type="float" office:value="1.9999999999999984" table:formula="of:=[.C62]+1/31" table:style-name="ce1">
            <text:p>2</text:p>
          </table:table-cell>
          <table:table-cell office:value-type="string" office:string-value="            248: 2" table:formula="of:=CONCATENATE(&quot;            &quot;;[.A63];[.B63];&quot; &quot;;ROUND([.C63];5))" table:style-name="ce1">
            <text:p><text:s text:c="12"/>248: 2</text:p>
          </table:table-cell>
          <table:table-cell table:number-columns-repeated="16380"/>
        </table:table-row>
        <table:table-row table:style-name="ro1">
          <table:table-cell office:value-type="float" office:value="252" table:formula="of:=[.A63]+4" table:style-name="ce1">
            <text:p>252</text:p>
          </table:table-cell>
          <table:table-cell office:value-type="string" table:style-name="ce1">
            <text:p>:</text:p>
          </table:table-cell>
          <table:table-cell office:value-type="float" office:value="2.0322580645161277" table:formula="of:=[.C63]+1/31" table:style-name="ce1">
            <text:p>2,032258065</text:p>
          </table:table-cell>
          <table:table-cell office:value-type="string" office:string-value="            252: 2,03226" table:formula="of:=CONCATENATE(&quot;            &quot;;[.A64];[.B64];&quot; &quot;;ROUND([.C64];5))" table:style-name="ce1">
            <text:p><text:s text:c="12"/>252: 2,03226</text:p>
          </table:table-cell>
          <table:table-cell table:number-columns-repeated="16380"/>
        </table:table-row>
        <table:table-row table:style-name="ro1">
          <table:table-cell office:value-type="float" office:value="256" table:formula="of:=[.A64]+4" table:style-name="ce1">
            <text:p>256</text:p>
          </table:table-cell>
          <table:table-cell office:value-type="string" table:style-name="ce1">
            <text:p>:</text:p>
          </table:table-cell>
          <table:table-cell office:value-type="float" office:value="2.0645161290322567" table:formula="of:=[.C64]+1/31" table:style-name="ce1">
            <text:p>2,064516129</text:p>
          </table:table-cell>
          <table:table-cell office:value-type="string" office:string-value="            256: 2,06452" table:formula="of:=CONCATENATE(&quot;            &quot;;[.A65];[.B65];&quot; &quot;;ROUND([.C65];5))" table:style-name="ce1">
            <text:p><text:s text:c="12"/>256: 2,06452</text:p>
          </table:table-cell>
          <table:table-cell table:number-columns-repeated="16380"/>
        </table:table-row>
        <table:table-row table:style-name="ro1">
          <table:table-cell office:value-type="float" office:value="260" table:formula="of:=[.A65]+4" table:style-name="ce1">
            <text:p>260</text:p>
          </table:table-cell>
          <table:table-cell office:value-type="string" table:style-name="ce1">
            <text:p>:</text:p>
          </table:table-cell>
          <table:table-cell office:value-type="float" office:value="2.0967741935483857" table:formula="of:=[.C65]+1/31" table:style-name="ce1">
            <text:p>2,096774194</text:p>
          </table:table-cell>
          <table:table-cell office:value-type="string" office:string-value="            260: 2,09677" table:formula="of:=CONCATENATE(&quot;            &quot;;[.A66];[.B66];&quot; &quot;;ROUND([.C66];5))" table:style-name="ce1">
            <text:p><text:s text:c="12"/>260: 2,09677</text:p>
          </table:table-cell>
          <table:table-cell table:number-columns-repeated="16380"/>
        </table:table-row>
        <table:table-row table:style-name="ro1">
          <table:table-cell office:value-type="float" office:value="264" table:formula="of:=[.A66]+4" table:style-name="ce1">
            <text:p>264</text:p>
          </table:table-cell>
          <table:table-cell office:value-type="string" table:style-name="ce1">
            <text:p>:</text:p>
          </table:table-cell>
          <table:table-cell office:value-type="float" office:value="2.1290322580645147" table:formula="of:=[.C66]+1/31" table:style-name="ce1">
            <text:p>2,129032258</text:p>
          </table:table-cell>
          <table:table-cell office:value-type="string" office:string-value="            264: 2,12903" table:formula="of:=CONCATENATE(&quot;            &quot;;[.A67];[.B67];&quot; &quot;;ROUND([.C67];5))" table:style-name="ce1">
            <text:p><text:s text:c="12"/>264: 2,12903</text:p>
          </table:table-cell>
          <table:table-cell table:number-columns-repeated="16380"/>
        </table:table-row>
        <table:table-row table:style-name="ro1">
          <table:table-cell office:value-type="float" office:value="268" table:formula="of:=[.A67]+4" table:style-name="ce1">
            <text:p>268</text:p>
          </table:table-cell>
          <table:table-cell office:value-type="string" table:style-name="ce1">
            <text:p>:</text:p>
          </table:table-cell>
          <table:table-cell office:value-type="float" office:value="2.1612903225806437" table:formula="of:=[.C67]+1/31" table:style-name="ce1">
            <text:p>2,161290323</text:p>
          </table:table-cell>
          <table:table-cell office:value-type="string" office:string-value="            268: 2,16129" table:formula="of:=CONCATENATE(&quot;            &quot;;[.A68];[.B68];&quot; &quot;;ROUND([.C68];5))" table:style-name="ce1">
            <text:p><text:s text:c="12"/>268: 2,16129</text:p>
          </table:table-cell>
          <table:table-cell table:number-columns-repeated="16380"/>
        </table:table-row>
        <table:table-row table:style-name="ro1">
          <table:table-cell office:value-type="float" office:value="272" table:formula="of:=[.A68]+4" table:style-name="ce1">
            <text:p>272</text:p>
          </table:table-cell>
          <table:table-cell office:value-type="string" table:style-name="ce1">
            <text:p>:</text:p>
          </table:table-cell>
          <table:table-cell office:value-type="float" office:value="2.1935483870967727" table:formula="of:=[.C68]+1/31" table:style-name="ce1">
            <text:p>2,193548387</text:p>
          </table:table-cell>
          <table:table-cell office:value-type="string" office:string-value="            272: 2,19355" table:formula="of:=CONCATENATE(&quot;            &quot;;[.A69];[.B69];&quot; &quot;;ROUND([.C69];5))" table:style-name="ce1">
            <text:p><text:s text:c="12"/>272: 2,19355</text:p>
          </table:table-cell>
          <table:table-cell table:number-columns-repeated="16380"/>
        </table:table-row>
        <table:table-row table:style-name="ro1">
          <table:table-cell office:value-type="float" office:value="276" table:formula="of:=[.A69]+4" table:style-name="ce1">
            <text:p>276</text:p>
          </table:table-cell>
          <table:table-cell office:value-type="string" table:style-name="ce1">
            <text:p>:</text:p>
          </table:table-cell>
          <table:table-cell office:value-type="float" office:value="2.2258064516129017" table:formula="of:=[.C69]+1/31" table:style-name="ce1">
            <text:p>2,225806452</text:p>
          </table:table-cell>
          <table:table-cell office:value-type="string" office:string-value="            276: 2,22581" table:formula="of:=CONCATENATE(&quot;            &quot;;[.A70];[.B70];&quot; &quot;;ROUND([.C70];5))" table:style-name="ce1">
            <text:p><text:s text:c="12"/>276: 2,22581</text:p>
          </table:table-cell>
          <table:table-cell table:number-columns-repeated="16380"/>
        </table:table-row>
        <table:table-row table:style-name="ro1">
          <table:table-cell office:value-type="float" office:value="280" table:formula="of:=[.A70]+4" table:style-name="ce1">
            <text:p>280</text:p>
          </table:table-cell>
          <table:table-cell office:value-type="string" table:style-name="ce1">
            <text:p>:</text:p>
          </table:table-cell>
          <table:table-cell office:value-type="float" office:value="2.2580645161290307" table:formula="of:=[.C70]+1/31" table:style-name="ce1">
            <text:p>2,258064516</text:p>
          </table:table-cell>
          <table:table-cell office:value-type="string" office:string-value="            280: 2,25806" table:formula="of:=CONCATENATE(&quot;            &quot;;[.A71];[.B71];&quot; &quot;;ROUND([.C71];5))" table:style-name="ce1">
            <text:p><text:s text:c="12"/>280: 2,25806</text:p>
          </table:table-cell>
          <table:table-cell table:number-columns-repeated="16380"/>
        </table:table-row>
        <table:table-row table:style-name="ro1">
          <table:table-cell office:value-type="float" office:value="284" table:formula="of:=[.A71]+4" table:style-name="ce1">
            <text:p>284</text:p>
          </table:table-cell>
          <table:table-cell office:value-type="string" table:style-name="ce1">
            <text:p>:</text:p>
          </table:table-cell>
          <table:table-cell office:value-type="float" office:value="2.2903225806451597" table:formula="of:=[.C71]+1/31" table:style-name="ce1">
            <text:p>2,290322581</text:p>
          </table:table-cell>
          <table:table-cell office:value-type="string" office:string-value="            284: 2,29032" table:formula="of:=CONCATENATE(&quot;            &quot;;[.A72];[.B72];&quot; &quot;;ROUND([.C72];5))" table:style-name="ce1">
            <text:p><text:s text:c="12"/>284: 2,29032</text:p>
          </table:table-cell>
          <table:table-cell table:number-columns-repeated="16380"/>
        </table:table-row>
        <table:table-row table:style-name="ro1">
          <table:table-cell office:value-type="float" office:value="288" table:formula="of:=[.A72]+4" table:style-name="ce1">
            <text:p>288</text:p>
          </table:table-cell>
          <table:table-cell office:value-type="string" table:style-name="ce1">
            <text:p>:</text:p>
          </table:table-cell>
          <table:table-cell office:value-type="float" office:value="2.3225806451612887" table:formula="of:=[.C72]+1/31" table:style-name="ce1">
            <text:p>2,322580645</text:p>
          </table:table-cell>
          <table:table-cell office:value-type="string" office:string-value="            288: 2,32258" table:formula="of:=CONCATENATE(&quot;            &quot;;[.A73];[.B73];&quot; &quot;;ROUND([.C73];5))" table:style-name="ce1">
            <text:p><text:s text:c="12"/>288: 2,32258</text:p>
          </table:table-cell>
          <table:table-cell table:number-columns-repeated="16380"/>
        </table:table-row>
        <table:table-row table:style-name="ro1">
          <table:table-cell office:value-type="float" office:value="292" table:formula="of:=[.A73]+4" table:style-name="ce1">
            <text:p>292</text:p>
          </table:table-cell>
          <table:table-cell office:value-type="string" table:style-name="ce1">
            <text:p>:</text:p>
          </table:table-cell>
          <table:table-cell office:value-type="float" office:value="2.3548387096774177" table:formula="of:=[.C73]+1/31" table:style-name="ce1">
            <text:p>2,35483871</text:p>
          </table:table-cell>
          <table:table-cell office:value-type="string" office:string-value="            292: 2,35484" table:formula="of:=CONCATENATE(&quot;            &quot;;[.A74];[.B74];&quot; &quot;;ROUND([.C74];5))" table:style-name="ce1">
            <text:p><text:s text:c="12"/>292: 2,35484</text:p>
          </table:table-cell>
          <table:table-cell table:number-columns-repeated="16380"/>
        </table:table-row>
        <table:table-row table:style-name="ro1">
          <table:table-cell office:value-type="float" office:value="296" table:formula="of:=[.A74]+4" table:style-name="ce1">
            <text:p>296</text:p>
          </table:table-cell>
          <table:table-cell office:value-type="string" table:style-name="ce1">
            <text:p>:</text:p>
          </table:table-cell>
          <table:table-cell office:value-type="float" office:value="2.3870967741935467" table:formula="of:=[.C74]+1/31" table:style-name="ce1">
            <text:p>2,387096774</text:p>
          </table:table-cell>
          <table:table-cell office:value-type="string" office:string-value="            296: 2,3871" table:formula="of:=CONCATENATE(&quot;            &quot;;[.A75];[.B75];&quot; &quot;;ROUND([.C75];5))" table:style-name="ce1">
            <text:p><text:s text:c="12"/>296: 2,3871</text:p>
          </table:table-cell>
          <table:table-cell table:number-columns-repeated="16380"/>
        </table:table-row>
        <table:table-row table:style-name="ro1">
          <table:table-cell office:value-type="float" office:value="300" table:formula="of:=[.A75]+4" table:style-name="ce1">
            <text:p>300</text:p>
          </table:table-cell>
          <table:table-cell office:value-type="string" table:style-name="ce1">
            <text:p>:</text:p>
          </table:table-cell>
          <table:table-cell office:value-type="float" office:value="2.4193548387096757" table:formula="of:=[.C75]+1/31" table:style-name="ce1">
            <text:p>2,419354839</text:p>
          </table:table-cell>
          <table:table-cell office:value-type="string" office:string-value="            300: 2,41935" table:formula="of:=CONCATENATE(&quot;            &quot;;[.A76];[.B76];&quot; &quot;;ROUND([.C76];5))" table:style-name="ce1">
            <text:p><text:s text:c="12"/>300: 2,41935</text:p>
          </table:table-cell>
          <table:table-cell table:number-columns-repeated="16380"/>
        </table:table-row>
        <table:table-row table:style-name="ro1">
          <table:table-cell office:value-type="float" office:value="304" table:formula="of:=[.A76]+4" table:style-name="ce1">
            <text:p>304</text:p>
          </table:table-cell>
          <table:table-cell office:value-type="string" table:style-name="ce1">
            <text:p>:</text:p>
          </table:table-cell>
          <table:table-cell office:value-type="float" office:value="2.4516129032258047" table:formula="of:=[.C76]+1/31" table:style-name="ce1">
            <text:p>2,451612903</text:p>
          </table:table-cell>
          <table:table-cell office:value-type="string" office:string-value="            304: 2,45161" table:formula="of:=CONCATENATE(&quot;            &quot;;[.A77];[.B77];&quot; &quot;;ROUND([.C77];5))" table:style-name="ce1">
            <text:p><text:s text:c="12"/>304: 2,45161</text:p>
          </table:table-cell>
          <table:table-cell table:number-columns-repeated="16380"/>
        </table:table-row>
        <table:table-row table:style-name="ro1">
          <table:table-cell office:value-type="float" office:value="308" table:formula="of:=[.A77]+4" table:style-name="ce1">
            <text:p>308</text:p>
          </table:table-cell>
          <table:table-cell office:value-type="string" table:style-name="ce1">
            <text:p>:</text:p>
          </table:table-cell>
          <table:table-cell office:value-type="float" office:value="2.4838709677419337" table:formula="of:=[.C77]+1/31" table:style-name="ce1">
            <text:p>2,483870968</text:p>
          </table:table-cell>
          <table:table-cell office:value-type="string" office:string-value="            308: 2,48387" table:formula="of:=CONCATENATE(&quot;            &quot;;[.A78];[.B78];&quot; &quot;;ROUND([.C78];5))" table:style-name="ce1">
            <text:p><text:s text:c="12"/>308: 2,48387</text:p>
          </table:table-cell>
          <table:table-cell table:number-columns-repeated="16380"/>
        </table:table-row>
        <table:table-row table:style-name="ro1">
          <table:table-cell office:value-type="float" office:value="312" table:formula="of:=[.A78]+4" table:style-name="ce1">
            <text:p>312</text:p>
          </table:table-cell>
          <table:table-cell office:value-type="string" table:style-name="ce1">
            <text:p>:</text:p>
          </table:table-cell>
          <table:table-cell office:value-type="float" office:value="2.5161290322580627" table:formula="of:=[.C78]+1/31" table:style-name="ce1">
            <text:p>2,516129032</text:p>
          </table:table-cell>
          <table:table-cell office:value-type="string" office:string-value="            312: 2,51613" table:formula="of:=CONCATENATE(&quot;            &quot;;[.A79];[.B79];&quot; &quot;;ROUND([.C79];5))" table:style-name="ce1">
            <text:p><text:s text:c="12"/>312: 2,51613</text:p>
          </table:table-cell>
          <table:table-cell table:number-columns-repeated="16380"/>
        </table:table-row>
        <table:table-row table:style-name="ro1">
          <table:table-cell office:value-type="float" office:value="316" table:formula="of:=[.A79]+4" table:style-name="ce1">
            <text:p>316</text:p>
          </table:table-cell>
          <table:table-cell office:value-type="string" table:style-name="ce1">
            <text:p>:</text:p>
          </table:table-cell>
          <table:table-cell office:value-type="float" office:value="2.5483870967741917" table:formula="of:=[.C79]+1/31" table:style-name="ce1">
            <text:p>2,548387097</text:p>
          </table:table-cell>
          <table:table-cell office:value-type="string" office:string-value="            316: 2,54839" table:formula="of:=CONCATENATE(&quot;            &quot;;[.A80];[.B80];&quot; &quot;;ROUND([.C80];5))" table:style-name="ce1">
            <text:p><text:s text:c="12"/>316: 2,54839</text:p>
          </table:table-cell>
          <table:table-cell table:number-columns-repeated="16380"/>
        </table:table-row>
        <table:table-row table:style-name="ro1">
          <table:table-cell office:value-type="float" office:value="320" table:formula="of:=[.A80]+4" table:style-name="ce1">
            <text:p>320</text:p>
          </table:table-cell>
          <table:table-cell office:value-type="string" table:style-name="ce1">
            <text:p>:</text:p>
          </table:table-cell>
          <table:table-cell office:value-type="float" office:value="2.5806451612903207" table:formula="of:=[.C80]+1/31" table:style-name="ce1">
            <text:p>2,580645161</text:p>
          </table:table-cell>
          <table:table-cell office:value-type="string" office:string-value="            320: 2,58065" table:formula="of:=CONCATENATE(&quot;            &quot;;[.A81];[.B81];&quot; &quot;;ROUND([.C81];5))" table:style-name="ce1">
            <text:p><text:s text:c="12"/>320: 2,58065</text:p>
          </table:table-cell>
          <table:table-cell table:number-columns-repeated="16380"/>
        </table:table-row>
        <table:table-row table:style-name="ro1">
          <table:table-cell office:value-type="float" office:value="324" table:formula="of:=[.A81]+4" table:style-name="ce1">
            <text:p>324</text:p>
          </table:table-cell>
          <table:table-cell office:value-type="string" table:style-name="ce1">
            <text:p>:</text:p>
          </table:table-cell>
          <table:table-cell office:value-type="float" office:value="2.6129032258064497" table:formula="of:=[.C81]+1/31" table:style-name="ce1">
            <text:p>2,612903226</text:p>
          </table:table-cell>
          <table:table-cell office:value-type="string" office:string-value="            324: 2,6129" table:formula="of:=CONCATENATE(&quot;            &quot;;[.A82];[.B82];&quot; &quot;;ROUND([.C82];5))" table:style-name="ce1">
            <text:p><text:s text:c="12"/>324: 2,6129</text:p>
          </table:table-cell>
          <table:table-cell table:number-columns-repeated="16380"/>
        </table:table-row>
        <table:table-row table:style-name="ro1">
          <table:table-cell office:value-type="float" office:value="328" table:formula="of:=[.A82]+4" table:style-name="ce1">
            <text:p>328</text:p>
          </table:table-cell>
          <table:table-cell office:value-type="string" table:style-name="ce1">
            <text:p>:</text:p>
          </table:table-cell>
          <table:table-cell office:value-type="float" office:value="2.6451612903225787" table:formula="of:=[.C82]+1/31" table:style-name="ce1">
            <text:p>2,64516129</text:p>
          </table:table-cell>
          <table:table-cell office:value-type="string" office:string-value="            328: 2,64516" table:formula="of:=CONCATENATE(&quot;            &quot;;[.A83];[.B83];&quot; &quot;;ROUND([.C83];5))" table:style-name="ce1">
            <text:p><text:s text:c="12"/>328: 2,64516</text:p>
          </table:table-cell>
          <table:table-cell table:number-columns-repeated="16380"/>
        </table:table-row>
        <table:table-row table:style-name="ro1">
          <table:table-cell office:value-type="float" office:value="332" table:formula="of:=[.A83]+4" table:style-name="ce1">
            <text:p>332</text:p>
          </table:table-cell>
          <table:table-cell office:value-type="string" table:style-name="ce1">
            <text:p>:</text:p>
          </table:table-cell>
          <table:table-cell office:value-type="float" office:value="2.6774193548387077" table:formula="of:=[.C83]+1/31" table:style-name="ce1">
            <text:p>2,677419355</text:p>
          </table:table-cell>
          <table:table-cell office:value-type="string" office:string-value="            332: 2,67742" table:formula="of:=CONCATENATE(&quot;            &quot;;[.A84];[.B84];&quot; &quot;;ROUND([.C84];5))" table:style-name="ce1">
            <text:p><text:s text:c="12"/>332: 2,67742</text:p>
          </table:table-cell>
          <table:table-cell table:number-columns-repeated="16380"/>
        </table:table-row>
        <table:table-row table:style-name="ro1">
          <table:table-cell office:value-type="float" office:value="336" table:formula="of:=[.A84]+4" table:style-name="ce1">
            <text:p>336</text:p>
          </table:table-cell>
          <table:table-cell office:value-type="string" table:style-name="ce1">
            <text:p>:</text:p>
          </table:table-cell>
          <table:table-cell office:value-type="float" office:value="2.7096774193548367" table:formula="of:=[.C84]+1/31" table:style-name="ce1">
            <text:p>2,709677419</text:p>
          </table:table-cell>
          <table:table-cell office:value-type="string" office:string-value="            336: 2,70968" table:formula="of:=CONCATENATE(&quot;            &quot;;[.A85];[.B85];&quot; &quot;;ROUND([.C85];5))" table:style-name="ce1">
            <text:p><text:s text:c="12"/>336: 2,70968</text:p>
          </table:table-cell>
          <table:table-cell table:number-columns-repeated="16380"/>
        </table:table-row>
        <table:table-row table:style-name="ro1">
          <table:table-cell office:value-type="float" office:value="340" table:formula="of:=[.A85]+4" table:style-name="ce1">
            <text:p>340</text:p>
          </table:table-cell>
          <table:table-cell office:value-type="string" table:style-name="ce1">
            <text:p>:</text:p>
          </table:table-cell>
          <table:table-cell office:value-type="float" office:value="2.7419354838709658" table:formula="of:=[.C85]+1/31" table:style-name="ce1">
            <text:p>2,741935484</text:p>
          </table:table-cell>
          <table:table-cell office:value-type="string" office:string-value="            340: 2,74194" table:formula="of:=CONCATENATE(&quot;            &quot;;[.A86];[.B86];&quot; &quot;;ROUND([.C86];5))" table:style-name="ce1">
            <text:p><text:s text:c="12"/>340: 2,74194</text:p>
          </table:table-cell>
          <table:table-cell table:number-columns-repeated="16380"/>
        </table:table-row>
        <table:table-row table:style-name="ro1">
          <table:table-cell office:value-type="float" office:value="344" table:formula="of:=[.A86]+4" table:style-name="ce1">
            <text:p>344</text:p>
          </table:table-cell>
          <table:table-cell office:value-type="string" table:style-name="ce1">
            <text:p>:</text:p>
          </table:table-cell>
          <table:table-cell office:value-type="float" office:value="2.7741935483870948" table:formula="of:=[.C86]+1/31" table:style-name="ce1">
            <text:p>2,774193548</text:p>
          </table:table-cell>
          <table:table-cell office:value-type="string" office:string-value="            344: 2,77419" table:formula="of:=CONCATENATE(&quot;            &quot;;[.A87];[.B87];&quot; &quot;;ROUND([.C87];5))" table:style-name="ce1">
            <text:p><text:s text:c="12"/>344: 2,77419</text:p>
          </table:table-cell>
          <table:table-cell table:number-columns-repeated="16380"/>
        </table:table-row>
        <table:table-row table:style-name="ro1">
          <table:table-cell office:value-type="float" office:value="348" table:formula="of:=[.A87]+4" table:style-name="ce1">
            <text:p>348</text:p>
          </table:table-cell>
          <table:table-cell office:value-type="string" table:style-name="ce1">
            <text:p>:</text:p>
          </table:table-cell>
          <table:table-cell office:value-type="float" office:value="2.8064516129032238" table:formula="of:=[.C87]+1/31" table:style-name="ce1">
            <text:p>2,806451613</text:p>
          </table:table-cell>
          <table:table-cell office:value-type="string" office:string-value="            348: 2,80645" table:formula="of:=CONCATENATE(&quot;            &quot;;[.A88];[.B88];&quot; &quot;;ROUND([.C88];5))" table:style-name="ce1">
            <text:p><text:s text:c="12"/>348: 2,80645</text:p>
          </table:table-cell>
          <table:table-cell table:number-columns-repeated="16380"/>
        </table:table-row>
        <table:table-row table:style-name="ro1">
          <table:table-cell office:value-type="float" office:value="352" table:formula="of:=[.A88]+4" table:style-name="ce1">
            <text:p>352</text:p>
          </table:table-cell>
          <table:table-cell office:value-type="string" table:style-name="ce1">
            <text:p>:</text:p>
          </table:table-cell>
          <table:table-cell office:value-type="float" office:value="2.8387096774193528" table:formula="of:=[.C88]+1/31" table:style-name="ce1">
            <text:p>2,838709677</text:p>
          </table:table-cell>
          <table:table-cell office:value-type="string" office:string-value="            352: 2,83871" table:formula="of:=CONCATENATE(&quot;            &quot;;[.A89];[.B89];&quot; &quot;;ROUND([.C89];5))" table:style-name="ce1">
            <text:p><text:s text:c="12"/>352: 2,83871</text:p>
          </table:table-cell>
          <table:table-cell table:number-columns-repeated="16380"/>
        </table:table-row>
        <table:table-row table:style-name="ro1">
          <table:table-cell office:value-type="float" office:value="356" table:formula="of:=[.A89]+4" table:style-name="ce1">
            <text:p>356</text:p>
          </table:table-cell>
          <table:table-cell office:value-type="string" table:style-name="ce1">
            <text:p>:</text:p>
          </table:table-cell>
          <table:table-cell office:value-type="float" office:value="2.8709677419354818" table:formula="of:=[.C89]+1/31" table:style-name="ce1">
            <text:p>2,870967742</text:p>
          </table:table-cell>
          <table:table-cell office:value-type="string" office:string-value="            356: 2,87097" table:formula="of:=CONCATENATE(&quot;            &quot;;[.A90];[.B90];&quot; &quot;;ROUND([.C90];5))" table:style-name="ce1">
            <text:p><text:s text:c="12"/>356: 2,87097</text:p>
          </table:table-cell>
          <table:table-cell table:number-columns-repeated="16380"/>
        </table:table-row>
        <table:table-row table:style-name="ro1">
          <table:table-cell office:value-type="float" office:value="360" table:formula="of:=[.A90]+4" table:style-name="ce1">
            <text:p>360</text:p>
          </table:table-cell>
          <table:table-cell office:value-type="string" table:style-name="ce1">
            <text:p>:</text:p>
          </table:table-cell>
          <table:table-cell office:value-type="float" office:value="2.9032258064516108" table:formula="of:=[.C90]+1/31" table:style-name="ce1">
            <text:p>2,903225806</text:p>
          </table:table-cell>
          <table:table-cell office:value-type="string" office:string-value="            360: 2,90323" table:formula="of:=CONCATENATE(&quot;            &quot;;[.A91];[.B91];&quot; &quot;;ROUND([.C91];5))" table:style-name="ce1">
            <text:p><text:s text:c="12"/>360: 2,90323</text:p>
          </table:table-cell>
          <table:table-cell table:number-columns-repeated="16380"/>
        </table:table-row>
        <table:table-row table:style-name="ro1">
          <table:table-cell office:value-type="float" office:value="364" table:formula="of:=[.A91]+4" table:style-name="ce1">
            <text:p>364</text:p>
          </table:table-cell>
          <table:table-cell office:value-type="string" table:style-name="ce1">
            <text:p>:</text:p>
          </table:table-cell>
          <table:table-cell office:value-type="float" office:value="2.9354838709677398" table:formula="of:=[.C91]+1/31" table:style-name="ce1">
            <text:p>2,935483871</text:p>
          </table:table-cell>
          <table:table-cell office:value-type="string" office:string-value="            364: 2,93548" table:formula="of:=CONCATENATE(&quot;            &quot;;[.A92];[.B92];&quot; &quot;;ROUND([.C92];5))" table:style-name="ce1">
            <text:p><text:s text:c="12"/>364: 2,93548</text:p>
          </table:table-cell>
          <table:table-cell table:number-columns-repeated="16380"/>
        </table:table-row>
        <table:table-row table:style-name="ro1">
          <table:table-cell office:value-type="float" office:value="368" table:formula="of:=[.A92]+4" table:style-name="ce1">
            <text:p>368</text:p>
          </table:table-cell>
          <table:table-cell office:value-type="string" table:style-name="ce1">
            <text:p>:</text:p>
          </table:table-cell>
          <table:table-cell office:value-type="float" office:value="2.9677419354838688" table:formula="of:=[.C92]+1/31" table:style-name="ce1">
            <text:p>2,967741935</text:p>
          </table:table-cell>
          <table:table-cell office:value-type="string" office:string-value="            368: 2,96774" table:formula="of:=CONCATENATE(&quot;            &quot;;[.A93];[.B93];&quot; &quot;;ROUND([.C93];5))" table:style-name="ce1">
            <text:p><text:s text:c="12"/>368: 2,96774</text:p>
          </table:table-cell>
          <table:table-cell table:number-columns-repeated="16380"/>
        </table:table-row>
        <table:table-row table:style-name="ro1">
          <table:table-cell office:value-type="float" office:value="372" table:formula="of:=[.A93]+4" table:style-name="ce1">
            <text:p>372</text:p>
          </table:table-cell>
          <table:table-cell office:value-type="string" table:style-name="ce1">
            <text:p>:</text:p>
          </table:table-cell>
          <table:table-cell office:value-type="float" office:value="2.9999999999999978" table:formula="of:=[.C93]+1/31" table:style-name="ce1">
            <text:p>3</text:p>
          </table:table-cell>
          <table:table-cell office:value-type="string" office:string-value="            372: 3" table:formula="of:=CONCATENATE(&quot;            &quot;;[.A94];[.B94];&quot; &quot;;ROUND([.C94];5))" table:style-name="ce1">
            <text:p><text:s text:c="12"/>372: 3</text:p>
          </table:table-cell>
          <table:table-cell table:number-columns-repeated="16380"/>
        </table:table-row>
        <table:table-row table:style-name="ro1">
          <table:table-cell office:value-type="float" office:value="376" table:formula="of:=[.A94]+4" table:style-name="ce1">
            <text:p>376</text:p>
          </table:table-cell>
          <table:table-cell office:value-type="string" table:style-name="ce1">
            <text:p>:</text:p>
          </table:table-cell>
          <table:table-cell office:value-type="float" office:value="3.0322580645161268" table:formula="of:=[.C94]+1/31" table:style-name="ce1">
            <text:p>3,032258065</text:p>
          </table:table-cell>
          <table:table-cell office:value-type="string" office:string-value="            376: 3,03226" table:formula="of:=CONCATENATE(&quot;            &quot;;[.A95];[.B95];&quot; &quot;;ROUND([.C95];5))" table:style-name="ce1">
            <text:p><text:s text:c="12"/>376: 3,03226</text:p>
          </table:table-cell>
          <table:table-cell table:number-columns-repeated="16380"/>
        </table:table-row>
        <table:table-row table:style-name="ro1">
          <table:table-cell office:value-type="float" office:value="380" table:formula="of:=[.A95]+4" table:style-name="ce1">
            <text:p>380</text:p>
          </table:table-cell>
          <table:table-cell office:value-type="string" table:style-name="ce1">
            <text:p>:</text:p>
          </table:table-cell>
          <table:table-cell office:value-type="float" office:value="3.0645161290322558" table:formula="of:=[.C95]+1/31" table:style-name="ce1">
            <text:p>3,064516129</text:p>
          </table:table-cell>
          <table:table-cell office:value-type="string" office:string-value="            380: 3,06452" table:formula="of:=CONCATENATE(&quot;            &quot;;[.A96];[.B96];&quot; &quot;;ROUND([.C96];5))" table:style-name="ce1">
            <text:p><text:s text:c="12"/>380: 3,06452</text:p>
          </table:table-cell>
          <table:table-cell table:number-columns-repeated="16380"/>
        </table:table-row>
        <table:table-row table:style-name="ro1">
          <table:table-cell office:value-type="float" office:value="384" table:formula="of:=[.A96]+4" table:style-name="ce1">
            <text:p>384</text:p>
          </table:table-cell>
          <table:table-cell office:value-type="string" table:style-name="ce1">
            <text:p>:</text:p>
          </table:table-cell>
          <table:table-cell office:value-type="float" office:value="3.0967741935483848" table:formula="of:=[.C96]+1/31" table:style-name="ce1">
            <text:p>3,096774194</text:p>
          </table:table-cell>
          <table:table-cell office:value-type="string" office:string-value="            384: 3,09677" table:formula="of:=CONCATENATE(&quot;            &quot;;[.A97];[.B97];&quot; &quot;;ROUND([.C97];5))" table:style-name="ce1">
            <text:p><text:s text:c="12"/>384: 3,09677</text:p>
          </table:table-cell>
          <table:table-cell table:number-columns-repeated="16380"/>
        </table:table-row>
        <table:table-row table:style-name="ro1">
          <table:table-cell office:value-type="float" office:value="388" table:formula="of:=[.A97]+4" table:style-name="ce1">
            <text:p>388</text:p>
          </table:table-cell>
          <table:table-cell office:value-type="string" table:style-name="ce1">
            <text:p>:</text:p>
          </table:table-cell>
          <table:table-cell office:value-type="float" office:value="3.1290322580645138" table:formula="of:=[.C97]+1/31" table:style-name="ce1">
            <text:p>3,129032258</text:p>
          </table:table-cell>
          <table:table-cell office:value-type="string" office:string-value="            388: 3,12903" table:formula="of:=CONCATENATE(&quot;            &quot;;[.A98];[.B98];&quot; &quot;;ROUND([.C98];5))" table:style-name="ce1">
            <text:p><text:s text:c="12"/>388: 3,12903</text:p>
          </table:table-cell>
          <table:table-cell table:number-columns-repeated="16380"/>
        </table:table-row>
        <table:table-row table:style-name="ro1">
          <table:table-cell office:value-type="float" office:value="392" table:formula="of:=[.A98]+4" table:style-name="ce1">
            <text:p>392</text:p>
          </table:table-cell>
          <table:table-cell office:value-type="string" table:style-name="ce1">
            <text:p>:</text:p>
          </table:table-cell>
          <table:table-cell office:value-type="float" office:value="3.1612903225806428" table:formula="of:=[.C98]+1/31" table:style-name="ce1">
            <text:p>3,161290323</text:p>
          </table:table-cell>
          <table:table-cell office:value-type="string" office:string-value="            392: 3,16129" table:formula="of:=CONCATENATE(&quot;            &quot;;[.A99];[.B99];&quot; &quot;;ROUND([.C99];5))" table:style-name="ce1">
            <text:p><text:s text:c="12"/>392: 3,16129</text:p>
          </table:table-cell>
          <table:table-cell table:number-columns-repeated="16380"/>
        </table:table-row>
        <table:table-row table:style-name="ro1">
          <table:table-cell office:value-type="float" office:value="396" table:formula="of:=[.A99]+4" table:style-name="ce1">
            <text:p>396</text:p>
          </table:table-cell>
          <table:table-cell office:value-type="string" table:style-name="ce1">
            <text:p>:</text:p>
          </table:table-cell>
          <table:table-cell office:value-type="float" office:value="3.1935483870967718" table:formula="of:=[.C99]+1/31" table:style-name="ce1">
            <text:p>3,193548387</text:p>
          </table:table-cell>
          <table:table-cell office:value-type="string" office:string-value="            396: 3,19355" table:formula="of:=CONCATENATE(&quot;            &quot;;[.A100];[.B100];&quot; &quot;;ROUND([.C100];5))" table:style-name="ce1">
            <text:p><text:s text:c="12"/>396: 3,19355</text:p>
          </table:table-cell>
          <table:table-cell table:number-columns-repeated="16380"/>
        </table:table-row>
        <table:table-row table:style-name="ro1">
          <table:table-cell office:value-type="float" office:value="400" table:formula="of:=[.A100]+4" table:style-name="ce1">
            <text:p>400</text:p>
          </table:table-cell>
          <table:table-cell office:value-type="string" table:style-name="ce1">
            <text:p>:</text:p>
          </table:table-cell>
          <table:table-cell office:value-type="float" office:value="3.2258064516129008" table:formula="of:=[.C100]+1/31" table:style-name="ce1">
            <text:p>3,225806452</text:p>
          </table:table-cell>
          <table:table-cell office:value-type="string" office:string-value="            400: 3,22581" table:formula="of:=CONCATENATE(&quot;            &quot;;[.A101];[.B101];&quot; &quot;;ROUND([.C101];5))" table:style-name="ce1">
            <text:p><text:s text:c="12"/>400: 3,22581</text:p>
          </table:table-cell>
          <table:table-cell table:number-columns-repeated="16380"/>
        </table:table-row>
        <table:table-row table:style-name="ro1">
          <table:table-cell office:value-type="float" office:value="404" table:formula="of:=[.A101]+4" table:style-name="ce1">
            <text:p>404</text:p>
          </table:table-cell>
          <table:table-cell office:value-type="string" table:style-name="ce1">
            <text:p>:</text:p>
          </table:table-cell>
          <table:table-cell office:value-type="float" office:value="3.2580645161290298" table:formula="of:=[.C101]+1/31" table:style-name="ce1">
            <text:p>3,258064516</text:p>
          </table:table-cell>
          <table:table-cell office:value-type="string" office:string-value="            404: 3,25806" table:formula="of:=CONCATENATE(&quot;            &quot;;[.A102];[.B102];&quot; &quot;;ROUND([.C102];5))" table:style-name="ce1">
            <text:p><text:s text:c="12"/>404: 3,25806</text:p>
          </table:table-cell>
          <table:table-cell table:number-columns-repeated="16380"/>
        </table:table-row>
        <table:table-row table:style-name="ro1">
          <table:table-cell office:value-type="float" office:value="408" table:formula="of:=[.A102]+4" table:style-name="ce1">
            <text:p>408</text:p>
          </table:table-cell>
          <table:table-cell office:value-type="string" table:style-name="ce1">
            <text:p>:</text:p>
          </table:table-cell>
          <table:table-cell office:value-type="float" office:value="3.2903225806451588" table:formula="of:=[.C102]+1/31" table:style-name="ce1">
            <text:p>3,290322581</text:p>
          </table:table-cell>
          <table:table-cell office:value-type="string" office:string-value="            408: 3,29032" table:formula="of:=CONCATENATE(&quot;            &quot;;[.A103];[.B103];&quot; &quot;;ROUND([.C103];5))" table:style-name="ce1">
            <text:p><text:s text:c="12"/>408: 3,29032</text:p>
          </table:table-cell>
          <table:table-cell table:number-columns-repeated="16380"/>
        </table:table-row>
        <table:table-row table:style-name="ro1">
          <table:table-cell office:value-type="float" office:value="412" table:formula="of:=[.A103]+4" table:style-name="ce1">
            <text:p>412</text:p>
          </table:table-cell>
          <table:table-cell office:value-type="string" table:style-name="ce1">
            <text:p>:</text:p>
          </table:table-cell>
          <table:table-cell office:value-type="float" office:value="3.3225806451612878" table:formula="of:=[.C103]+1/31" table:style-name="ce1">
            <text:p>3,322580645</text:p>
          </table:table-cell>
          <table:table-cell office:value-type="string" office:string-value="            412: 3,32258" table:formula="of:=CONCATENATE(&quot;            &quot;;[.A104];[.B104];&quot; &quot;;ROUND([.C104];5))" table:style-name="ce1">
            <text:p><text:s text:c="12"/>412: 3,32258</text:p>
          </table:table-cell>
          <table:table-cell table:number-columns-repeated="16380"/>
        </table:table-row>
        <table:table-row table:style-name="ro1">
          <table:table-cell office:value-type="float" office:value="416" table:formula="of:=[.A104]+4" table:style-name="ce1">
            <text:p>416</text:p>
          </table:table-cell>
          <table:table-cell office:value-type="string" table:style-name="ce1">
            <text:p>:</text:p>
          </table:table-cell>
          <table:table-cell office:value-type="float" office:value="3.3548387096774168" table:formula="of:=[.C104]+1/31" table:style-name="ce1">
            <text:p>3,35483871</text:p>
          </table:table-cell>
          <table:table-cell office:value-type="string" office:string-value="            416: 3,35484" table:formula="of:=CONCATENATE(&quot;            &quot;;[.A105];[.B105];&quot; &quot;;ROUND([.C105];5))" table:style-name="ce1">
            <text:p><text:s text:c="12"/>416: 3,35484</text:p>
          </table:table-cell>
          <table:table-cell table:number-columns-repeated="16380"/>
        </table:table-row>
        <table:table-row table:style-name="ro1">
          <table:table-cell office:value-type="float" office:value="420" table:formula="of:=[.A105]+4" table:style-name="ce1">
            <text:p>420</text:p>
          </table:table-cell>
          <table:table-cell office:value-type="string" table:style-name="ce1">
            <text:p>:</text:p>
          </table:table-cell>
          <table:table-cell office:value-type="float" office:value="3.3870967741935458" table:formula="of:=[.C105]+1/31" table:style-name="ce1">
            <text:p>3,387096774</text:p>
          </table:table-cell>
          <table:table-cell office:value-type="string" office:string-value="            420: 3,3871" table:formula="of:=CONCATENATE(&quot;            &quot;;[.A106];[.B106];&quot; &quot;;ROUND([.C106];5))" table:style-name="ce1">
            <text:p><text:s text:c="12"/>420: 3,3871</text:p>
          </table:table-cell>
          <table:table-cell table:number-columns-repeated="16380"/>
        </table:table-row>
        <table:table-row table:style-name="ro1">
          <table:table-cell office:value-type="float" office:value="424" table:formula="of:=[.A106]+4" table:style-name="ce1">
            <text:p>424</text:p>
          </table:table-cell>
          <table:table-cell office:value-type="string" table:style-name="ce1">
            <text:p>:</text:p>
          </table:table-cell>
          <table:table-cell office:value-type="float" office:value="3.4193548387096748" table:formula="of:=[.C106]+1/31" table:style-name="ce1">
            <text:p>3,419354839</text:p>
          </table:table-cell>
          <table:table-cell office:value-type="string" office:string-value="            424: 3,41935" table:formula="of:=CONCATENATE(&quot;            &quot;;[.A107];[.B107];&quot; &quot;;ROUND([.C107];5))" table:style-name="ce1">
            <text:p><text:s text:c="12"/>424: 3,41935</text:p>
          </table:table-cell>
          <table:table-cell table:number-columns-repeated="16380"/>
        </table:table-row>
        <table:table-row table:style-name="ro1">
          <table:table-cell office:value-type="float" office:value="428" table:formula="of:=[.A107]+4" table:style-name="ce1">
            <text:p>428</text:p>
          </table:table-cell>
          <table:table-cell office:value-type="string" table:style-name="ce1">
            <text:p>:</text:p>
          </table:table-cell>
          <table:table-cell office:value-type="float" office:value="3.4516129032258038" table:formula="of:=[.C107]+1/31" table:style-name="ce1">
            <text:p>3,451612903</text:p>
          </table:table-cell>
          <table:table-cell office:value-type="string" office:string-value="            428: 3,45161" table:formula="of:=CONCATENATE(&quot;            &quot;;[.A108];[.B108];&quot; &quot;;ROUND([.C108];5))" table:style-name="ce1">
            <text:p><text:s text:c="12"/>428: 3,45161</text:p>
          </table:table-cell>
          <table:table-cell table:number-columns-repeated="16380"/>
        </table:table-row>
        <table:table-row table:style-name="ro1">
          <table:table-cell office:value-type="float" office:value="432" table:formula="of:=[.A108]+4" table:style-name="ce1">
            <text:p>432</text:p>
          </table:table-cell>
          <table:table-cell office:value-type="string" table:style-name="ce1">
            <text:p>:</text:p>
          </table:table-cell>
          <table:table-cell office:value-type="float" office:value="3.4838709677419328" table:formula="of:=[.C108]+1/31" table:style-name="ce1">
            <text:p>3,483870968</text:p>
          </table:table-cell>
          <table:table-cell office:value-type="string" office:string-value="            432: 3,48387" table:formula="of:=CONCATENATE(&quot;            &quot;;[.A109];[.B109];&quot; &quot;;ROUND([.C109];5))" table:style-name="ce1">
            <text:p><text:s text:c="12"/>432: 3,48387</text:p>
          </table:table-cell>
          <table:table-cell table:number-columns-repeated="16380"/>
        </table:table-row>
        <table:table-row table:style-name="ro1">
          <table:table-cell office:value-type="float" office:value="436" table:formula="of:=[.A109]+4" table:style-name="ce1">
            <text:p>436</text:p>
          </table:table-cell>
          <table:table-cell office:value-type="string" table:style-name="ce1">
            <text:p>:</text:p>
          </table:table-cell>
          <table:table-cell office:value-type="float" office:value="3.5161290322580618" table:formula="of:=[.C109]+1/31" table:style-name="ce1">
            <text:p>3,516129032</text:p>
          </table:table-cell>
          <table:table-cell office:value-type="string" office:string-value="            436: 3,51613" table:formula="of:=CONCATENATE(&quot;            &quot;;[.A110];[.B110];&quot; &quot;;ROUND([.C110];5))" table:style-name="ce1">
            <text:p><text:s text:c="12"/>436: 3,51613</text:p>
          </table:table-cell>
          <table:table-cell table:number-columns-repeated="16380"/>
        </table:table-row>
        <table:table-row table:style-name="ro1">
          <table:table-cell office:value-type="float" office:value="440" table:formula="of:=[.A110]+4" table:style-name="ce1">
            <text:p>440</text:p>
          </table:table-cell>
          <table:table-cell office:value-type="string" table:style-name="ce1">
            <text:p>:</text:p>
          </table:table-cell>
          <table:table-cell office:value-type="float" office:value="3.5483870967741908" table:formula="of:=[.C110]+1/31" table:style-name="ce1">
            <text:p>3,548387097</text:p>
          </table:table-cell>
          <table:table-cell office:value-type="string" office:string-value="            440: 3,54839" table:formula="of:=CONCATENATE(&quot;            &quot;;[.A111];[.B111];&quot; &quot;;ROUND([.C111];5))" table:style-name="ce1">
            <text:p><text:s text:c="12"/>440: 3,54839</text:p>
          </table:table-cell>
          <table:table-cell table:number-columns-repeated="16380"/>
        </table:table-row>
        <table:table-row table:style-name="ro1">
          <table:table-cell office:value-type="float" office:value="444" table:formula="of:=[.A111]+4" table:style-name="ce1">
            <text:p>444</text:p>
          </table:table-cell>
          <table:table-cell office:value-type="string" table:style-name="ce1">
            <text:p>:</text:p>
          </table:table-cell>
          <table:table-cell office:value-type="float" office:value="3.5806451612903198" table:formula="of:=[.C111]+1/31" table:style-name="ce1">
            <text:p>3,580645161</text:p>
          </table:table-cell>
          <table:table-cell office:value-type="string" office:string-value="            444: 3,58065" table:formula="of:=CONCATENATE(&quot;            &quot;;[.A112];[.B112];&quot; &quot;;ROUND([.C112];5))" table:style-name="ce1">
            <text:p><text:s text:c="12"/>444: 3,58065</text:p>
          </table:table-cell>
          <table:table-cell table:number-columns-repeated="16380"/>
        </table:table-row>
        <table:table-row table:style-name="ro1">
          <table:table-cell office:value-type="float" office:value="448" table:formula="of:=[.A112]+4" table:style-name="ce1">
            <text:p>448</text:p>
          </table:table-cell>
          <table:table-cell office:value-type="string" table:style-name="ce1">
            <text:p>:</text:p>
          </table:table-cell>
          <table:table-cell office:value-type="float" office:value="3.6129032258064488" table:formula="of:=[.C112]+1/31" table:style-name="ce1">
            <text:p>3,612903226</text:p>
          </table:table-cell>
          <table:table-cell office:value-type="string" office:string-value="            448: 3,6129" table:formula="of:=CONCATENATE(&quot;            &quot;;[.A113];[.B113];&quot; &quot;;ROUND([.C113];5))" table:style-name="ce1">
            <text:p><text:s text:c="12"/>448: 3,6129</text:p>
          </table:table-cell>
          <table:table-cell table:number-columns-repeated="16380"/>
        </table:table-row>
        <table:table-row table:style-name="ro1">
          <table:table-cell office:value-type="float" office:value="452" table:formula="of:=[.A113]+4" table:style-name="ce1">
            <text:p>452</text:p>
          </table:table-cell>
          <table:table-cell office:value-type="string" table:style-name="ce1">
            <text:p>:</text:p>
          </table:table-cell>
          <table:table-cell office:value-type="float" office:value="3.6451612903225779" table:formula="of:=[.C113]+1/31" table:style-name="ce1">
            <text:p>3,64516129</text:p>
          </table:table-cell>
          <table:table-cell office:value-type="string" office:string-value="            452: 3,64516" table:formula="of:=CONCATENATE(&quot;            &quot;;[.A114];[.B114];&quot; &quot;;ROUND([.C114];5))" table:style-name="ce1">
            <text:p><text:s text:c="12"/>452: 3,64516</text:p>
          </table:table-cell>
          <table:table-cell table:number-columns-repeated="16380"/>
        </table:table-row>
        <table:table-row table:style-name="ro1">
          <table:table-cell office:value-type="float" office:value="456" table:formula="of:=[.A114]+4" table:style-name="ce1">
            <text:p>456</text:p>
          </table:table-cell>
          <table:table-cell office:value-type="string" table:style-name="ce1">
            <text:p>:</text:p>
          </table:table-cell>
          <table:table-cell office:value-type="float" office:value="3.6774193548387069" table:formula="of:=[.C114]+1/31" table:style-name="ce1">
            <text:p>3,677419355</text:p>
          </table:table-cell>
          <table:table-cell office:value-type="string" office:string-value="            456: 3,67742" table:formula="of:=CONCATENATE(&quot;            &quot;;[.A115];[.B115];&quot; &quot;;ROUND([.C115];5))" table:style-name="ce1">
            <text:p><text:s text:c="12"/>456: 3,67742</text:p>
          </table:table-cell>
          <table:table-cell table:number-columns-repeated="16380"/>
        </table:table-row>
        <table:table-row table:style-name="ro1">
          <table:table-cell office:value-type="float" office:value="460" table:formula="of:=[.A115]+4" table:style-name="ce1">
            <text:p>460</text:p>
          </table:table-cell>
          <table:table-cell office:value-type="string" table:style-name="ce1">
            <text:p>:</text:p>
          </table:table-cell>
          <table:table-cell office:value-type="float" office:value="3.7096774193548359" table:formula="of:=[.C115]+1/31" table:style-name="ce1">
            <text:p>3,709677419</text:p>
          </table:table-cell>
          <table:table-cell office:value-type="string" office:string-value="            460: 3,70968" table:formula="of:=CONCATENATE(&quot;            &quot;;[.A116];[.B116];&quot; &quot;;ROUND([.C116];5))" table:style-name="ce1">
            <text:p><text:s text:c="12"/>460: 3,70968</text:p>
          </table:table-cell>
          <table:table-cell table:number-columns-repeated="16380"/>
        </table:table-row>
        <table:table-row table:style-name="ro1">
          <table:table-cell office:value-type="float" office:value="464" table:formula="of:=[.A116]+4" table:style-name="ce1">
            <text:p>464</text:p>
          </table:table-cell>
          <table:table-cell office:value-type="string" table:style-name="ce1">
            <text:p>:</text:p>
          </table:table-cell>
          <table:table-cell office:value-type="float" office:value="3.7419354838709649" table:formula="of:=[.C116]+1/31" table:style-name="ce1">
            <text:p>3,741935484</text:p>
          </table:table-cell>
          <table:table-cell office:value-type="string" office:string-value="            464: 3,74194" table:formula="of:=CONCATENATE(&quot;            &quot;;[.A117];[.B117];&quot; &quot;;ROUND([.C117];5))" table:style-name="ce1">
            <text:p><text:s text:c="12"/>464: 3,74194</text:p>
          </table:table-cell>
          <table:table-cell table:number-columns-repeated="16380"/>
        </table:table-row>
        <table:table-row table:style-name="ro1">
          <table:table-cell office:value-type="float" office:value="468" table:formula="of:=[.A117]+4" table:style-name="ce1">
            <text:p>468</text:p>
          </table:table-cell>
          <table:table-cell office:value-type="string" table:style-name="ce1">
            <text:p>:</text:p>
          </table:table-cell>
          <table:table-cell office:value-type="float" office:value="3.7741935483870939" table:formula="of:=[.C117]+1/31" table:style-name="ce1">
            <text:p>3,774193548</text:p>
          </table:table-cell>
          <table:table-cell office:value-type="string" office:string-value="            468: 3,77419" table:formula="of:=CONCATENATE(&quot;            &quot;;[.A118];[.B118];&quot; &quot;;ROUND([.C118];5))" table:style-name="ce1">
            <text:p><text:s text:c="12"/>468: 3,77419</text:p>
          </table:table-cell>
          <table:table-cell table:number-columns-repeated="16380"/>
        </table:table-row>
        <table:table-row table:style-name="ro1">
          <table:table-cell office:value-type="float" office:value="472" table:formula="of:=[.A118]+4" table:style-name="ce1">
            <text:p>472</text:p>
          </table:table-cell>
          <table:table-cell office:value-type="string" table:style-name="ce1">
            <text:p>:</text:p>
          </table:table-cell>
          <table:table-cell office:value-type="float" office:value="3.8064516129032229" table:formula="of:=[.C118]+1/31" table:style-name="ce1">
            <text:p>3,806451613</text:p>
          </table:table-cell>
          <table:table-cell office:value-type="string" office:string-value="            472: 3,80645" table:formula="of:=CONCATENATE(&quot;            &quot;;[.A119];[.B119];&quot; &quot;;ROUND([.C119];5))" table:style-name="ce1">
            <text:p><text:s text:c="12"/>472: 3,80645</text:p>
          </table:table-cell>
          <table:table-cell table:number-columns-repeated="16380"/>
        </table:table-row>
        <table:table-row table:style-name="ro1">
          <table:table-cell office:value-type="float" office:value="476" table:formula="of:=[.A119]+4" table:style-name="ce1">
            <text:p>476</text:p>
          </table:table-cell>
          <table:table-cell office:value-type="string" table:style-name="ce1">
            <text:p>:</text:p>
          </table:table-cell>
          <table:table-cell office:value-type="float" office:value="3.8387096774193519" table:formula="of:=[.C119]+1/31" table:style-name="ce1">
            <text:p>3,838709677</text:p>
          </table:table-cell>
          <table:table-cell office:value-type="string" office:string-value="            476: 3,83871" table:formula="of:=CONCATENATE(&quot;            &quot;;[.A120];[.B120];&quot; &quot;;ROUND([.C120];5))" table:style-name="ce1">
            <text:p><text:s text:c="12"/>476: 3,83871</text:p>
          </table:table-cell>
          <table:table-cell table:number-columns-repeated="16380"/>
        </table:table-row>
        <table:table-row table:style-name="ro1">
          <table:table-cell office:value-type="float" office:value="480" table:formula="of:=[.A120]+4" table:style-name="ce1">
            <text:p>480</text:p>
          </table:table-cell>
          <table:table-cell office:value-type="string" table:style-name="ce1">
            <text:p>:</text:p>
          </table:table-cell>
          <table:table-cell office:value-type="float" office:value="3.8709677419354809" table:formula="of:=[.C120]+1/31" table:style-name="ce1">
            <text:p>3,870967742</text:p>
          </table:table-cell>
          <table:table-cell office:value-type="string" office:string-value="            480: 3,87097" table:formula="of:=CONCATENATE(&quot;            &quot;;[.A121];[.B121];&quot; &quot;;ROUND([.C121];5))" table:style-name="ce1">
            <text:p><text:s text:c="12"/>480: 3,87097</text:p>
          </table:table-cell>
          <table:table-cell table:number-columns-repeated="16380"/>
        </table:table-row>
        <table:table-row table:style-name="ro1">
          <table:table-cell office:value-type="float" office:value="484" table:formula="of:=[.A121]+4" table:style-name="ce1">
            <text:p>484</text:p>
          </table:table-cell>
          <table:table-cell office:value-type="string" table:style-name="ce1">
            <text:p>:</text:p>
          </table:table-cell>
          <table:table-cell office:value-type="float" office:value="3.9032258064516099" table:formula="of:=[.C121]+1/31" table:style-name="ce1">
            <text:p>3,903225806</text:p>
          </table:table-cell>
          <table:table-cell office:value-type="string" office:string-value="            484: 3,90323" table:formula="of:=CONCATENATE(&quot;            &quot;;[.A122];[.B122];&quot; &quot;;ROUND([.C122];5))" table:style-name="ce1">
            <text:p><text:s text:c="12"/>484: 3,90323</text:p>
          </table:table-cell>
          <table:table-cell table:number-columns-repeated="16380"/>
        </table:table-row>
        <table:table-row table:style-name="ro1">
          <table:table-cell office:value-type="float" office:value="488" table:formula="of:=[.A122]+4" table:style-name="ce1">
            <text:p>488</text:p>
          </table:table-cell>
          <table:table-cell office:value-type="string" table:style-name="ce1">
            <text:p>:</text:p>
          </table:table-cell>
          <table:table-cell office:value-type="float" office:value="3.9354838709677389" table:formula="of:=[.C122]+1/31" table:style-name="ce1">
            <text:p>3,935483871</text:p>
          </table:table-cell>
          <table:table-cell office:value-type="string" office:string-value="            488: 3,93548" table:formula="of:=CONCATENATE(&quot;            &quot;;[.A123];[.B123];&quot; &quot;;ROUND([.C123];5))" table:style-name="ce1">
            <text:p><text:s text:c="12"/>488: 3,93548</text:p>
          </table:table-cell>
          <table:table-cell table:number-columns-repeated="16380"/>
        </table:table-row>
        <table:table-row table:style-name="ro1">
          <table:table-cell office:value-type="float" office:value="492" table:formula="of:=[.A123]+4" table:style-name="ce1">
            <text:p>492</text:p>
          </table:table-cell>
          <table:table-cell office:value-type="string" table:style-name="ce1">
            <text:p>:</text:p>
          </table:table-cell>
          <table:table-cell office:value-type="float" office:value="3.9677419354838679" table:formula="of:=[.C123]+1/31" table:style-name="ce1">
            <text:p>3,967741935</text:p>
          </table:table-cell>
          <table:table-cell office:value-type="string" office:string-value="            492: 3,96774" table:formula="of:=CONCATENATE(&quot;            &quot;;[.A124];[.B124];&quot; &quot;;ROUND([.C124];5))" table:style-name="ce1">
            <text:p><text:s text:c="12"/>492: 3,96774</text:p>
          </table:table-cell>
          <table:table-cell table:number-columns-repeated="16380"/>
        </table:table-row>
        <table:table-row table:style-name="ro1">
          <table:table-cell office:value-type="float" office:value="496" table:formula="of:=[.A124]+4" table:style-name="ce1">
            <text:p>496</text:p>
          </table:table-cell>
          <table:table-cell office:value-type="string" table:style-name="ce1">
            <text:p>:</text:p>
          </table:table-cell>
          <table:table-cell office:value-type="float" office:value="3.9999999999999969" table:formula="of:=[.C124]+1/31" table:style-name="ce1">
            <text:p>4</text:p>
          </table:table-cell>
          <table:table-cell office:value-type="string" office:string-value="            496: 4" table:formula="of:=CONCATENATE(&quot;            &quot;;[.A125];[.B125];&quot; &quot;;ROUND([.C125];5))" table:style-name="ce1">
            <text:p><text:s text:c="12"/>496: 4</text:p>
          </table:table-cell>
          <table:table-cell table:number-columns-repeated="16380"/>
        </table:table-row>
        <table:table-row table:style-name="ro1">
          <table:table-cell office:value-type="float" office:value="500" table:formula="of:=[.A125]+4" table:style-name="ce1">
            <text:p>500</text:p>
          </table:table-cell>
          <table:table-cell office:value-type="string" table:style-name="ce1">
            <text:p>:</text:p>
          </table:table-cell>
          <table:table-cell office:value-type="float" office:value="4.0322580645161263" table:formula="of:=[.C125]+1/31" table:style-name="ce1">
            <text:p>4,032258065</text:p>
          </table:table-cell>
          <table:table-cell office:value-type="string" office:string-value="            500: 4,03226" table:formula="of:=CONCATENATE(&quot;            &quot;;[.A126];[.B126];&quot; &quot;;ROUND([.C126];5))" table:style-name="ce1">
            <text:p><text:s text:c="12"/>500: 4,03226</text:p>
          </table:table-cell>
          <table:table-cell table:number-columns-repeated="16380"/>
        </table:table-row>
        <table:table-row table:style-name="ro1">
          <table:table-cell office:value-type="float" office:value="504" table:formula="of:=[.A126]+4" table:style-name="ce1">
            <text:p>504</text:p>
          </table:table-cell>
          <table:table-cell office:value-type="string" table:style-name="ce1">
            <text:p>:</text:p>
          </table:table-cell>
          <table:table-cell office:value-type="float" office:value="4.0645161290322553" table:formula="of:=[.C126]+1/31" table:style-name="ce1">
            <text:p>4,064516129</text:p>
          </table:table-cell>
          <table:table-cell office:value-type="string" office:string-value="            504: 4,06452" table:formula="of:=CONCATENATE(&quot;            &quot;;[.A127];[.B127];&quot; &quot;;ROUND([.C127];5))" table:style-name="ce1">
            <text:p><text:s text:c="12"/>504: 4,06452</text:p>
          </table:table-cell>
          <table:table-cell table:number-columns-repeated="16380"/>
        </table:table-row>
        <table:table-row table:style-name="ro1">
          <table:table-cell office:value-type="float" office:value="508" table:formula="of:=[.A127]+4" table:style-name="ce1">
            <text:p>508</text:p>
          </table:table-cell>
          <table:table-cell office:value-type="string" table:style-name="ce1">
            <text:p>:</text:p>
          </table:table-cell>
          <table:table-cell office:value-type="float" office:value="4.0967741935483843" table:formula="of:=[.C127]+1/31" table:style-name="ce1">
            <text:p>4,096774194</text:p>
          </table:table-cell>
          <table:table-cell office:value-type="string" office:string-value="            508: 4,09677" table:formula="of:=CONCATENATE(&quot;            &quot;;[.A128];[.B128];&quot; &quot;;ROUND([.C128];5))" table:style-name="ce1">
            <text:p><text:s text:c="12"/>508: 4,09677</text:p>
          </table:table-cell>
          <table:table-cell table:number-columns-repeated="16380"/>
        </table:table-row>
        <table:table-row table:style-name="ro1">
          <table:table-cell office:value-type="float" office:value="512" table:formula="of:=[.A128]+4" table:style-name="ce1">
            <text:p>512</text:p>
          </table:table-cell>
          <table:table-cell office:value-type="string" table:style-name="ce1">
            <text:p>:</text:p>
          </table:table-cell>
          <table:table-cell office:value-type="float" office:value="4.1290322580645133" table:formula="of:=[.C128]+1/31" table:style-name="ce1">
            <text:p>4,129032258</text:p>
          </table:table-cell>
          <table:table-cell office:value-type="string" office:string-value="            512: 4,12903" table:formula="of:=CONCATENATE(&quot;            &quot;;[.A129];[.B129];&quot; &quot;;ROUND([.C129];5))" table:style-name="ce1">
            <text:p><text:s text:c="12"/>512: 4,12903</text:p>
          </table:table-cell>
          <table:table-cell table:number-columns-repeated="16380"/>
        </table:table-row>
        <table:table-row table:style-name="ro1">
          <table:table-cell office:value-type="float" office:value="516" table:formula="of:=[.A129]+4" table:style-name="ce1">
            <text:p>516</text:p>
          </table:table-cell>
          <table:table-cell office:value-type="string" table:style-name="ce1">
            <text:p>:</text:p>
          </table:table-cell>
          <table:table-cell office:value-type="float" office:value="4.1612903225806424" table:formula="of:=[.C129]+1/31" table:style-name="ce1">
            <text:p>4,161290323</text:p>
          </table:table-cell>
          <table:table-cell office:value-type="string" office:string-value="            516: 4,16129" table:formula="of:=CONCATENATE(&quot;            &quot;;[.A130];[.B130];&quot; &quot;;ROUND([.C130];5))" table:style-name="ce1">
            <text:p><text:s text:c="12"/>516: 4,16129</text:p>
          </table:table-cell>
          <table:table-cell table:number-columns-repeated="16380"/>
        </table:table-row>
        <table:table-row table:style-name="ro1">
          <table:table-cell office:value-type="float" office:value="520" table:formula="of:=[.A130]+4" table:style-name="ce1">
            <text:p>520</text:p>
          </table:table-cell>
          <table:table-cell office:value-type="string" table:style-name="ce1">
            <text:p>:</text:p>
          </table:table-cell>
          <table:table-cell office:value-type="float" office:value="4.1935483870967714" table:formula="of:=[.C130]+1/31" table:style-name="ce1">
            <text:p>4,193548387</text:p>
          </table:table-cell>
          <table:table-cell office:value-type="string" office:string-value="            520: 4,19355" table:formula="of:=CONCATENATE(&quot;            &quot;;[.A131];[.B131];&quot; &quot;;ROUND([.C131];5))" table:style-name="ce1">
            <text:p><text:s text:c="12"/>520: 4,19355</text:p>
          </table:table-cell>
          <table:table-cell table:number-columns-repeated="16380"/>
        </table:table-row>
        <table:table-row table:style-name="ro1">
          <table:table-cell office:value-type="float" office:value="524" table:formula="of:=[.A131]+4" table:style-name="ce1">
            <text:p>524</text:p>
          </table:table-cell>
          <table:table-cell office:value-type="string" table:style-name="ce1">
            <text:p>:</text:p>
          </table:table-cell>
          <table:table-cell office:value-type="float" office:value="4.2258064516129004" table:formula="of:=[.C131]+1/31" table:style-name="ce1">
            <text:p>4,225806452</text:p>
          </table:table-cell>
          <table:table-cell office:value-type="string" office:string-value="            524: 4,22581" table:formula="of:=CONCATENATE(&quot;            &quot;;[.A132];[.B132];&quot; &quot;;ROUND([.C132];5))" table:style-name="ce1">
            <text:p><text:s text:c="12"/>524: 4,22581</text:p>
          </table:table-cell>
          <table:table-cell table:number-columns-repeated="16380"/>
        </table:table-row>
        <table:table-row table:style-name="ro1">
          <table:table-cell office:value-type="float" office:value="528" table:formula="of:=[.A132]+4" table:style-name="ce1">
            <text:p>528</text:p>
          </table:table-cell>
          <table:table-cell office:value-type="string" table:style-name="ce1">
            <text:p>:</text:p>
          </table:table-cell>
          <table:table-cell office:value-type="float" office:value="4.2580645161290294" table:formula="of:=[.C132]+1/31" table:style-name="ce1">
            <text:p>4,258064516</text:p>
          </table:table-cell>
          <table:table-cell office:value-type="string" office:string-value="            528: 4,25806" table:formula="of:=CONCATENATE(&quot;            &quot;;[.A133];[.B133];&quot; &quot;;ROUND([.C133];5))" table:style-name="ce1">
            <text:p><text:s text:c="12"/>528: 4,25806</text:p>
          </table:table-cell>
          <table:table-cell table:number-columns-repeated="16380"/>
        </table:table-row>
        <table:table-row table:style-name="ro1">
          <table:table-cell office:value-type="float" office:value="532" table:formula="of:=[.A133]+4" table:style-name="ce1">
            <text:p>532</text:p>
          </table:table-cell>
          <table:table-cell office:value-type="string" table:style-name="ce1">
            <text:p>:</text:p>
          </table:table-cell>
          <table:table-cell office:value-type="float" office:value="4.2903225806451584" table:formula="of:=[.C133]+1/31" table:style-name="ce1">
            <text:p>4,290322581</text:p>
          </table:table-cell>
          <table:table-cell office:value-type="string" office:string-value="            532: 4,29032" table:formula="of:=CONCATENATE(&quot;            &quot;;[.A134];[.B134];&quot; &quot;;ROUND([.C134];5))" table:style-name="ce1">
            <text:p><text:s text:c="12"/>532: 4,29032</text:p>
          </table:table-cell>
          <table:table-cell table:number-columns-repeated="16380"/>
        </table:table-row>
        <table:table-row table:style-name="ro1">
          <table:table-cell office:value-type="float" office:value="536" table:formula="of:=[.A134]+4" table:style-name="ce1">
            <text:p>536</text:p>
          </table:table-cell>
          <table:table-cell office:value-type="string" table:style-name="ce1">
            <text:p>:</text:p>
          </table:table-cell>
          <table:table-cell office:value-type="float" office:value="4.3225806451612874" table:formula="of:=[.C134]+1/31" table:style-name="ce1">
            <text:p>4,322580645</text:p>
          </table:table-cell>
          <table:table-cell office:value-type="string" office:string-value="            536: 4,32258" table:formula="of:=CONCATENATE(&quot;            &quot;;[.A135];[.B135];&quot; &quot;;ROUND([.C135];5))" table:style-name="ce1">
            <text:p><text:s text:c="12"/>536: 4,32258</text:p>
          </table:table-cell>
          <table:table-cell table:number-columns-repeated="16380"/>
        </table:table-row>
        <table:table-row table:style-name="ro1">
          <table:table-cell office:value-type="float" office:value="540" table:formula="of:=[.A135]+4" table:style-name="ce1">
            <text:p>540</text:p>
          </table:table-cell>
          <table:table-cell office:value-type="string" table:style-name="ce1">
            <text:p>:</text:p>
          </table:table-cell>
          <table:table-cell office:value-type="float" office:value="4.3548387096774164" table:formula="of:=[.C135]+1/31" table:style-name="ce1">
            <text:p>4,35483871</text:p>
          </table:table-cell>
          <table:table-cell office:value-type="string" office:string-value="            540: 4,35484" table:formula="of:=CONCATENATE(&quot;            &quot;;[.A136];[.B136];&quot; &quot;;ROUND([.C136];5))" table:style-name="ce1">
            <text:p><text:s text:c="12"/>540: 4,35484</text:p>
          </table:table-cell>
          <table:table-cell table:number-columns-repeated="16380"/>
        </table:table-row>
        <table:table-row table:style-name="ro1">
          <table:table-cell office:value-type="float" office:value="544" table:formula="of:=[.A136]+4" table:style-name="ce1">
            <text:p>544</text:p>
          </table:table-cell>
          <table:table-cell office:value-type="string" table:style-name="ce1">
            <text:p>:</text:p>
          </table:table-cell>
          <table:table-cell office:value-type="float" office:value="4.3870967741935454" table:formula="of:=[.C136]+1/31" table:style-name="ce1">
            <text:p>4,387096774</text:p>
          </table:table-cell>
          <table:table-cell office:value-type="string" office:string-value="            544: 4,3871" table:formula="of:=CONCATENATE(&quot;            &quot;;[.A137];[.B137];&quot; &quot;;ROUND([.C137];5))" table:style-name="ce1">
            <text:p><text:s text:c="12"/>544: 4,3871</text:p>
          </table:table-cell>
          <table:table-cell table:number-columns-repeated="16380"/>
        </table:table-row>
        <table:table-row table:style-name="ro1">
          <table:table-cell office:value-type="float" office:value="548" table:formula="of:=[.A137]+4" table:style-name="ce1">
            <text:p>548</text:p>
          </table:table-cell>
          <table:table-cell office:value-type="string" table:style-name="ce1">
            <text:p>:</text:p>
          </table:table-cell>
          <table:table-cell office:value-type="float" office:value="4.4193548387096744" table:formula="of:=[.C137]+1/31" table:style-name="ce1">
            <text:p>4,419354839</text:p>
          </table:table-cell>
          <table:table-cell office:value-type="string" office:string-value="            548: 4,41935" table:formula="of:=CONCATENATE(&quot;            &quot;;[.A138];[.B138];&quot; &quot;;ROUND([.C138];5))" table:style-name="ce1">
            <text:p><text:s text:c="12"/>548: 4,41935</text:p>
          </table:table-cell>
          <table:table-cell table:number-columns-repeated="16380"/>
        </table:table-row>
        <table:table-row table:style-name="ro1">
          <table:table-cell office:value-type="float" office:value="552" table:formula="of:=[.A138]+4" table:style-name="ce1">
            <text:p>552</text:p>
          </table:table-cell>
          <table:table-cell office:value-type="string" table:style-name="ce1">
            <text:p>:</text:p>
          </table:table-cell>
          <table:table-cell office:value-type="float" office:value="4.4516129032258034" table:formula="of:=[.C138]+1/31" table:style-name="ce1">
            <text:p>4,451612903</text:p>
          </table:table-cell>
          <table:table-cell office:value-type="string" office:string-value="            552: 4,45161" table:formula="of:=CONCATENATE(&quot;            &quot;;[.A139];[.B139];&quot; &quot;;ROUND([.C139];5))" table:style-name="ce1">
            <text:p><text:s text:c="12"/>552: 4,45161</text:p>
          </table:table-cell>
          <table:table-cell table:number-columns-repeated="16380"/>
        </table:table-row>
        <table:table-row table:style-name="ro1">
          <table:table-cell office:value-type="float" office:value="556" table:formula="of:=[.A139]+4" table:style-name="ce1">
            <text:p>556</text:p>
          </table:table-cell>
          <table:table-cell office:value-type="string" table:style-name="ce1">
            <text:p>:</text:p>
          </table:table-cell>
          <table:table-cell office:value-type="float" office:value="4.4838709677419324" table:formula="of:=[.C139]+1/31" table:style-name="ce1">
            <text:p>4,483870968</text:p>
          </table:table-cell>
          <table:table-cell office:value-type="string" office:string-value="            556: 4,48387" table:formula="of:=CONCATENATE(&quot;            &quot;;[.A140];[.B140];&quot; &quot;;ROUND([.C140];5))" table:style-name="ce1">
            <text:p><text:s text:c="12"/>556: 4,48387</text:p>
          </table:table-cell>
          <table:table-cell table:number-columns-repeated="16380"/>
        </table:table-row>
        <table:table-row table:style-name="ro1">
          <table:table-cell office:value-type="float" office:value="560" table:formula="of:=[.A140]+4" table:style-name="ce1">
            <text:p>560</text:p>
          </table:table-cell>
          <table:table-cell office:value-type="string" table:style-name="ce1">
            <text:p>:</text:p>
          </table:table-cell>
          <table:table-cell office:value-type="float" office:value="4.5161290322580614" table:formula="of:=[.C140]+1/31" table:style-name="ce1">
            <text:p>4,516129032</text:p>
          </table:table-cell>
          <table:table-cell office:value-type="string" office:string-value="            560: 4,51613" table:formula="of:=CONCATENATE(&quot;            &quot;;[.A141];[.B141];&quot; &quot;;ROUND([.C141];5))" table:style-name="ce1">
            <text:p><text:s text:c="12"/>560: 4,51613</text:p>
          </table:table-cell>
          <table:table-cell table:number-columns-repeated="16380"/>
        </table:table-row>
        <table:table-row table:style-name="ro1">
          <table:table-cell office:value-type="float" office:value="564" table:formula="of:=[.A141]+4" table:style-name="ce1">
            <text:p>564</text:p>
          </table:table-cell>
          <table:table-cell office:value-type="string" table:style-name="ce1">
            <text:p>:</text:p>
          </table:table-cell>
          <table:table-cell office:value-type="float" office:value="4.5483870967741904" table:formula="of:=[.C141]+1/31" table:style-name="ce1">
            <text:p>4,548387097</text:p>
          </table:table-cell>
          <table:table-cell office:value-type="string" office:string-value="            564: 4,54839" table:formula="of:=CONCATENATE(&quot;            &quot;;[.A142];[.B142];&quot; &quot;;ROUND([.C142];5))" table:style-name="ce1">
            <text:p><text:s text:c="12"/>564: 4,54839</text:p>
          </table:table-cell>
          <table:table-cell table:number-columns-repeated="16380"/>
        </table:table-row>
        <table:table-row table:style-name="ro1">
          <table:table-cell office:value-type="float" office:value="568" table:formula="of:=[.A142]+4" table:style-name="ce1">
            <text:p>568</text:p>
          </table:table-cell>
          <table:table-cell office:value-type="string" table:style-name="ce1">
            <text:p>:</text:p>
          </table:table-cell>
          <table:table-cell office:value-type="float" office:value="4.5806451612903194" table:formula="of:=[.C142]+1/31" table:style-name="ce1">
            <text:p>4,580645161</text:p>
          </table:table-cell>
          <table:table-cell office:value-type="string" office:string-value="            568: 4,58065" table:formula="of:=CONCATENATE(&quot;            &quot;;[.A143];[.B143];&quot; &quot;;ROUND([.C143];5))" table:style-name="ce1">
            <text:p><text:s text:c="12"/>568: 4,58065</text:p>
          </table:table-cell>
          <table:table-cell table:number-columns-repeated="16380"/>
        </table:table-row>
        <table:table-row table:style-name="ro1">
          <table:table-cell office:value-type="float" office:value="572" table:formula="of:=[.A143]+4" table:style-name="ce1">
            <text:p>572</text:p>
          </table:table-cell>
          <table:table-cell office:value-type="string" table:style-name="ce1">
            <text:p>:</text:p>
          </table:table-cell>
          <table:table-cell office:value-type="float" office:value="4.6129032258064484" table:formula="of:=[.C143]+1/31" table:style-name="ce1">
            <text:p>4,612903226</text:p>
          </table:table-cell>
          <table:table-cell office:value-type="string" office:string-value="            572: 4,6129" table:formula="of:=CONCATENATE(&quot;            &quot;;[.A144];[.B144];&quot; &quot;;ROUND([.C144];5))" table:style-name="ce1">
            <text:p><text:s text:c="12"/>572: 4,6129</text:p>
          </table:table-cell>
          <table:table-cell table:number-columns-repeated="16380"/>
        </table:table-row>
        <table:table-row table:style-name="ro1">
          <table:table-cell office:value-type="float" office:value="576" table:formula="of:=[.A144]+4" table:style-name="ce1">
            <text:p>576</text:p>
          </table:table-cell>
          <table:table-cell office:value-type="string" table:style-name="ce1">
            <text:p>:</text:p>
          </table:table-cell>
          <table:table-cell office:value-type="float" office:value="4.6451612903225774" table:formula="of:=[.C144]+1/31" table:style-name="ce1">
            <text:p>4,64516129</text:p>
          </table:table-cell>
          <table:table-cell office:value-type="string" office:string-value="            576: 4,64516" table:formula="of:=CONCATENATE(&quot;            &quot;;[.A145];[.B145];&quot; &quot;;ROUND([.C145];5))" table:style-name="ce1">
            <text:p><text:s text:c="12"/>576: 4,64516</text:p>
          </table:table-cell>
          <table:table-cell table:number-columns-repeated="16380"/>
        </table:table-row>
        <table:table-row table:style-name="ro1">
          <table:table-cell office:value-type="float" office:value="580" table:formula="of:=[.A145]+4" table:style-name="ce1">
            <text:p>580</text:p>
          </table:table-cell>
          <table:table-cell office:value-type="string" table:style-name="ce1">
            <text:p>:</text:p>
          </table:table-cell>
          <table:table-cell office:value-type="float" office:value="4.6774193548387064" table:formula="of:=[.C145]+1/31" table:style-name="ce1">
            <text:p>4,677419355</text:p>
          </table:table-cell>
          <table:table-cell office:value-type="string" office:string-value="            580: 4,67742" table:formula="of:=CONCATENATE(&quot;            &quot;;[.A146];[.B146];&quot; &quot;;ROUND([.C146];5))" table:style-name="ce1">
            <text:p><text:s text:c="12"/>580: 4,67742</text:p>
          </table:table-cell>
          <table:table-cell table:number-columns-repeated="16380"/>
        </table:table-row>
        <table:table-row table:style-name="ro1">
          <table:table-cell office:value-type="float" office:value="584" table:formula="of:=[.A146]+4" table:style-name="ce1">
            <text:p>584</text:p>
          </table:table-cell>
          <table:table-cell office:value-type="string" table:style-name="ce1">
            <text:p>:</text:p>
          </table:table-cell>
          <table:table-cell office:value-type="float" office:value="4.7096774193548354" table:formula="of:=[.C146]+1/31" table:style-name="ce1">
            <text:p>4,709677419</text:p>
          </table:table-cell>
          <table:table-cell office:value-type="string" office:string-value="            584: 4,70968" table:formula="of:=CONCATENATE(&quot;            &quot;;[.A147];[.B147];&quot; &quot;;ROUND([.C147];5))" table:style-name="ce1">
            <text:p><text:s text:c="12"/>584: 4,70968</text:p>
          </table:table-cell>
          <table:table-cell table:number-columns-repeated="16380"/>
        </table:table-row>
        <table:table-row table:style-name="ro1">
          <table:table-cell office:value-type="float" office:value="588" table:formula="of:=[.A147]+4" table:style-name="ce1">
            <text:p>588</text:p>
          </table:table-cell>
          <table:table-cell office:value-type="string" table:style-name="ce1">
            <text:p>:</text:p>
          </table:table-cell>
          <table:table-cell office:value-type="float" office:value="4.7419354838709644" table:formula="of:=[.C147]+1/31" table:style-name="ce1">
            <text:p>4,741935484</text:p>
          </table:table-cell>
          <table:table-cell office:value-type="string" office:string-value="            588: 4,74194" table:formula="of:=CONCATENATE(&quot;            &quot;;[.A148];[.B148];&quot; &quot;;ROUND([.C148];5))" table:style-name="ce1">
            <text:p><text:s text:c="12"/>588: 4,74194</text:p>
          </table:table-cell>
          <table:table-cell table:number-columns-repeated="16380"/>
        </table:table-row>
        <table:table-row table:style-name="ro1">
          <table:table-cell office:value-type="float" office:value="592" table:formula="of:=[.A148]+4" table:style-name="ce1">
            <text:p>592</text:p>
          </table:table-cell>
          <table:table-cell office:value-type="string" table:style-name="ce1">
            <text:p>:</text:p>
          </table:table-cell>
          <table:table-cell office:value-type="float" office:value="4.7741935483870934" table:formula="of:=[.C148]+1/31" table:style-name="ce1">
            <text:p>4,774193548</text:p>
          </table:table-cell>
          <table:table-cell office:value-type="string" office:string-value="            592: 4,77419" table:formula="of:=CONCATENATE(&quot;            &quot;;[.A149];[.B149];&quot; &quot;;ROUND([.C149];5))" table:style-name="ce1">
            <text:p><text:s text:c="12"/>592: 4,77419</text:p>
          </table:table-cell>
          <table:table-cell table:number-columns-repeated="16380"/>
        </table:table-row>
        <table:table-row table:style-name="ro1">
          <table:table-cell office:value-type="float" office:value="596" table:formula="of:=[.A149]+4" table:style-name="ce1">
            <text:p>596</text:p>
          </table:table-cell>
          <table:table-cell office:value-type="string" table:style-name="ce1">
            <text:p>:</text:p>
          </table:table-cell>
          <table:table-cell office:value-type="float" office:value="4.8064516129032224" table:formula="of:=[.C149]+1/31" table:style-name="ce1">
            <text:p>4,806451613</text:p>
          </table:table-cell>
          <table:table-cell office:value-type="string" office:string-value="            596: 4,80645" table:formula="of:=CONCATENATE(&quot;            &quot;;[.A150];[.B150];&quot; &quot;;ROUND([.C150];5))" table:style-name="ce1">
            <text:p><text:s text:c="12"/>596: 4,80645</text:p>
          </table:table-cell>
          <table:table-cell table:number-columns-repeated="16380"/>
        </table:table-row>
        <table:table-row table:style-name="ro1">
          <table:table-cell office:value-type="float" office:value="600" table:formula="of:=[.A150]+4" table:style-name="ce1">
            <text:p>600</text:p>
          </table:table-cell>
          <table:table-cell office:value-type="string" table:style-name="ce1">
            <text:p>:</text:p>
          </table:table-cell>
          <table:table-cell office:value-type="float" office:value="4.8387096774193514" table:formula="of:=[.C150]+1/31" table:style-name="ce1">
            <text:p>4,838709677</text:p>
          </table:table-cell>
          <table:table-cell office:value-type="string" office:string-value="            600: 4,83871" table:formula="of:=CONCATENATE(&quot;            &quot;;[.A151];[.B151];&quot; &quot;;ROUND([.C151];5))" table:style-name="ce1">
            <text:p><text:s text:c="12"/>600: 4,83871</text:p>
          </table:table-cell>
          <table:table-cell table:number-columns-repeated="16380"/>
        </table:table-row>
        <table:table-row table:style-name="ro1">
          <table:table-cell office:value-type="float" office:value="604" table:formula="of:=[.A151]+4" table:style-name="ce1">
            <text:p>604</text:p>
          </table:table-cell>
          <table:table-cell office:value-type="string" table:style-name="ce1">
            <text:p>:</text:p>
          </table:table-cell>
          <table:table-cell office:value-type="float" office:value="4.8709677419354804" table:formula="of:=[.C151]+1/31" table:style-name="ce1">
            <text:p>4,870967742</text:p>
          </table:table-cell>
          <table:table-cell office:value-type="string" office:string-value="            604: 4,87097" table:formula="of:=CONCATENATE(&quot;            &quot;;[.A152];[.B152];&quot; &quot;;ROUND([.C152];5))" table:style-name="ce1">
            <text:p><text:s text:c="12"/>604: 4,87097</text:p>
          </table:table-cell>
          <table:table-cell table:number-columns-repeated="16380"/>
        </table:table-row>
        <table:table-row table:style-name="ro1">
          <table:table-cell office:value-type="float" office:value="608" table:formula="of:=[.A152]+4" table:style-name="ce1">
            <text:p>608</text:p>
          </table:table-cell>
          <table:table-cell office:value-type="string" table:style-name="ce1">
            <text:p>:</text:p>
          </table:table-cell>
          <table:table-cell office:value-type="float" office:value="4.9032258064516094" table:formula="of:=[.C152]+1/31" table:style-name="ce1">
            <text:p>4,903225806</text:p>
          </table:table-cell>
          <table:table-cell office:value-type="string" office:string-value="            608: 4,90323" table:formula="of:=CONCATENATE(&quot;            &quot;;[.A153];[.B153];&quot; &quot;;ROUND([.C153];5))" table:style-name="ce1">
            <text:p><text:s text:c="12"/>608: 4,90323</text:p>
          </table:table-cell>
          <table:table-cell table:number-columns-repeated="16380"/>
        </table:table-row>
        <table:table-row table:style-name="ro1">
          <table:table-cell office:value-type="float" office:value="612" table:formula="of:=[.A153]+4" table:style-name="ce1">
            <text:p>612</text:p>
          </table:table-cell>
          <table:table-cell office:value-type="string" table:style-name="ce1">
            <text:p>:</text:p>
          </table:table-cell>
          <table:table-cell office:value-type="float" office:value="4.9354838709677384" table:formula="of:=[.C153]+1/31" table:style-name="ce1">
            <text:p>4,935483871</text:p>
          </table:table-cell>
          <table:table-cell office:value-type="string" office:string-value="            612: 4,93548" table:formula="of:=CONCATENATE(&quot;            &quot;;[.A154];[.B154];&quot; &quot;;ROUND([.C154];5))" table:style-name="ce1">
            <text:p><text:s text:c="12"/>612: 4,93548</text:p>
          </table:table-cell>
          <table:table-cell table:number-columns-repeated="16380"/>
        </table:table-row>
        <table:table-row table:style-name="ro1">
          <table:table-cell office:value-type="float" office:value="616" table:formula="of:=[.A154]+4" table:style-name="ce1">
            <text:p>616</text:p>
          </table:table-cell>
          <table:table-cell office:value-type="string" table:style-name="ce1">
            <text:p>:</text:p>
          </table:table-cell>
          <table:table-cell office:value-type="float" office:value="4.9677419354838674" table:formula="of:=[.C154]+1/31" table:style-name="ce1">
            <text:p>4,967741935</text:p>
          </table:table-cell>
          <table:table-cell office:value-type="string" office:string-value="            616: 4,96774" table:formula="of:=CONCATENATE(&quot;            &quot;;[.A155];[.B155];&quot; &quot;;ROUND([.C155];5))" table:style-name="ce1">
            <text:p><text:s text:c="12"/>616: 4,96774</text:p>
          </table:table-cell>
          <table:table-cell table:number-columns-repeated="16380"/>
        </table:table-row>
        <table:table-row table:style-name="ro1">
          <table:table-cell office:value-type="float" office:value="620" table:formula="of:=[.A155]+4" table:style-name="ce1">
            <text:p>620</text:p>
          </table:table-cell>
          <table:table-cell office:value-type="string" table:style-name="ce1">
            <text:p>:</text:p>
          </table:table-cell>
          <table:table-cell office:value-type="float" office:value="4.9999999999999964" table:formula="of:=[.C155]+1/31" table:style-name="ce1">
            <text:p>5</text:p>
          </table:table-cell>
          <table:table-cell office:value-type="string" office:string-value="            620: 5" table:formula="of:=CONCATENATE(&quot;            &quot;;[.A156];[.B156];&quot; &quot;;ROUND([.C156];5))" table:style-name="ce1">
            <text:p><text:s text:c="12"/>620: 5</text:p>
          </table:table-cell>
          <table:table-cell table:number-columns-repeated="16380"/>
        </table:table-row>
        <table:table-row table:style-name="ro1">
          <table:table-cell office:value-type="float" office:value="624" table:formula="of:=[.A156]+4" table:style-name="ce1">
            <text:p>624</text:p>
          </table:table-cell>
          <table:table-cell office:value-type="string" table:style-name="ce1">
            <text:p>:</text:p>
          </table:table-cell>
          <table:table-cell office:value-type="float" office:value="5.0322580645161255" table:formula="of:=[.C156]+1/31" table:style-name="ce1">
            <text:p>5,032258065</text:p>
          </table:table-cell>
          <table:table-cell office:value-type="string" office:string-value="            624: 5,03226" table:formula="of:=CONCATENATE(&quot;            &quot;;[.A157];[.B157];&quot; &quot;;ROUND([.C157];5))" table:style-name="ce1">
            <text:p><text:s text:c="12"/>624: 5,03226</text:p>
          </table:table-cell>
          <table:table-cell table:number-columns-repeated="16380"/>
        </table:table-row>
        <table:table-row table:style-name="ro1">
          <table:table-cell office:value-type="float" office:value="628" table:formula="of:=[.A157]+4" table:style-name="ce1">
            <text:p>628</text:p>
          </table:table-cell>
          <table:table-cell office:value-type="string" table:style-name="ce1">
            <text:p>:</text:p>
          </table:table-cell>
          <table:table-cell office:value-type="float" office:value="5.0645161290322545" table:formula="of:=[.C157]+1/31" table:style-name="ce1">
            <text:p>5,064516129</text:p>
          </table:table-cell>
          <table:table-cell office:value-type="string" office:string-value="            628: 5,06452" table:formula="of:=CONCATENATE(&quot;            &quot;;[.A158];[.B158];&quot; &quot;;ROUND([.C158];5))" table:style-name="ce1">
            <text:p><text:s text:c="12"/>628: 5,06452</text:p>
          </table:table-cell>
          <table:table-cell table:number-columns-repeated="16380"/>
        </table:table-row>
        <table:table-row table:style-name="ro1">
          <table:table-cell office:value-type="float" office:value="632" table:formula="of:=[.A158]+4" table:style-name="ce1">
            <text:p>632</text:p>
          </table:table-cell>
          <table:table-cell office:value-type="string" table:style-name="ce1">
            <text:p>:</text:p>
          </table:table-cell>
          <table:table-cell office:value-type="float" office:value="5.0967741935483835" table:formula="of:=[.C158]+1/31" table:style-name="ce1">
            <text:p>5,096774194</text:p>
          </table:table-cell>
          <table:table-cell office:value-type="string" office:string-value="            632: 5,09677" table:formula="of:=CONCATENATE(&quot;            &quot;;[.A159];[.B159];&quot; &quot;;ROUND([.C159];5))" table:style-name="ce1">
            <text:p><text:s text:c="12"/>632: 5,09677</text:p>
          </table:table-cell>
          <table:table-cell table:number-columns-repeated="16380"/>
        </table:table-row>
        <table:table-row table:style-name="ro1">
          <table:table-cell office:value-type="float" office:value="636" table:formula="of:=[.A159]+4" table:style-name="ce1">
            <text:p>636</text:p>
          </table:table-cell>
          <table:table-cell office:value-type="string" table:style-name="ce1">
            <text:p>:</text:p>
          </table:table-cell>
          <table:table-cell office:value-type="float" office:value="5.1290322580645125" table:formula="of:=[.C159]+1/31" table:style-name="ce1">
            <text:p>5,129032258</text:p>
          </table:table-cell>
          <table:table-cell office:value-type="string" office:string-value="            636: 5,12903" table:formula="of:=CONCATENATE(&quot;            &quot;;[.A160];[.B160];&quot; &quot;;ROUND([.C160];5))" table:style-name="ce1">
            <text:p><text:s text:c="12"/>636: 5,12903</text:p>
          </table:table-cell>
          <table:table-cell table:number-columns-repeated="16380"/>
        </table:table-row>
        <table:table-row table:style-name="ro1">
          <table:table-cell office:value-type="float" office:value="640" table:formula="of:=[.A160]+4" table:style-name="ce1">
            <text:p>640</text:p>
          </table:table-cell>
          <table:table-cell office:value-type="string" table:style-name="ce1">
            <text:p>:</text:p>
          </table:table-cell>
          <table:table-cell office:value-type="float" office:value="5.1612903225806415" table:formula="of:=[.C160]+1/31" table:style-name="ce1">
            <text:p>5,161290323</text:p>
          </table:table-cell>
          <table:table-cell office:value-type="string" office:string-value="            640: 5,16129" table:formula="of:=CONCATENATE(&quot;            &quot;;[.A161];[.B161];&quot; &quot;;ROUND([.C161];5))" table:style-name="ce1">
            <text:p><text:s text:c="12"/>640: 5,16129</text:p>
          </table:table-cell>
          <table:table-cell table:number-columns-repeated="16380"/>
        </table:table-row>
        <table:table-row table:style-name="ro1">
          <table:table-cell office:value-type="float" office:value="644" table:formula="of:=[.A161]+4" table:style-name="ce1">
            <text:p>644</text:p>
          </table:table-cell>
          <table:table-cell office:value-type="string" table:style-name="ce1">
            <text:p>:</text:p>
          </table:table-cell>
          <table:table-cell office:value-type="float" office:value="5.1935483870967705" table:formula="of:=[.C161]+1/31" table:style-name="ce1">
            <text:p>5,193548387</text:p>
          </table:table-cell>
          <table:table-cell office:value-type="string" office:string-value="            644: 5,19355" table:formula="of:=CONCATENATE(&quot;            &quot;;[.A162];[.B162];&quot; &quot;;ROUND([.C162];5))" table:style-name="ce1">
            <text:p><text:s text:c="12"/>644: 5,19355</text:p>
          </table:table-cell>
          <table:table-cell table:number-columns-repeated="16380"/>
        </table:table-row>
        <table:table-row table:style-name="ro1">
          <table:table-cell office:value-type="float" office:value="648" table:formula="of:=[.A162]+4" table:style-name="ce1">
            <text:p>648</text:p>
          </table:table-cell>
          <table:table-cell office:value-type="string" table:style-name="ce1">
            <text:p>:</text:p>
          </table:table-cell>
          <table:table-cell office:value-type="float" office:value="5.2258064516128995" table:formula="of:=[.C162]+1/31" table:style-name="ce1">
            <text:p>5,225806452</text:p>
          </table:table-cell>
          <table:table-cell office:value-type="string" office:string-value="            648: 5,22581" table:formula="of:=CONCATENATE(&quot;            &quot;;[.A163];[.B163];&quot; &quot;;ROUND([.C163];5))" table:style-name="ce1">
            <text:p><text:s text:c="12"/>648: 5,22581</text:p>
          </table:table-cell>
          <table:table-cell table:number-columns-repeated="16380"/>
        </table:table-row>
        <table:table-row table:style-name="ro1">
          <table:table-cell office:value-type="float" office:value="652" table:formula="of:=[.A163]+4" table:style-name="ce1">
            <text:p>652</text:p>
          </table:table-cell>
          <table:table-cell office:value-type="string" table:style-name="ce1">
            <text:p>:</text:p>
          </table:table-cell>
          <table:table-cell office:value-type="float" office:value="5.2580645161290285" table:formula="of:=[.C163]+1/31" table:style-name="ce1">
            <text:p>5,258064516</text:p>
          </table:table-cell>
          <table:table-cell office:value-type="string" office:string-value="            652: 5,25806" table:formula="of:=CONCATENATE(&quot;            &quot;;[.A164];[.B164];&quot; &quot;;ROUND([.C164];5))" table:style-name="ce1">
            <text:p><text:s text:c="12"/>652: 5,25806</text:p>
          </table:table-cell>
          <table:table-cell table:number-columns-repeated="16380"/>
        </table:table-row>
        <table:table-row table:style-name="ro1">
          <table:table-cell office:value-type="float" office:value="656" table:formula="of:=[.A164]+4" table:style-name="ce1">
            <text:p>656</text:p>
          </table:table-cell>
          <table:table-cell office:value-type="string" table:style-name="ce1">
            <text:p>:</text:p>
          </table:table-cell>
          <table:table-cell office:value-type="float" office:value="5.2903225806451575" table:formula="of:=[.C164]+1/31" table:style-name="ce1">
            <text:p>5,290322581</text:p>
          </table:table-cell>
          <table:table-cell office:value-type="string" office:string-value="            656: 5,29032" table:formula="of:=CONCATENATE(&quot;            &quot;;[.A165];[.B165];&quot; &quot;;ROUND([.C165];5))" table:style-name="ce1">
            <text:p><text:s text:c="12"/>656: 5,29032</text:p>
          </table:table-cell>
          <table:table-cell table:number-columns-repeated="16380"/>
        </table:table-row>
        <table:table-row table:style-name="ro1">
          <table:table-cell office:value-type="float" office:value="660" table:formula="of:=[.A165]+4" table:style-name="ce1">
            <text:p>660</text:p>
          </table:table-cell>
          <table:table-cell office:value-type="string" table:style-name="ce1">
            <text:p>:</text:p>
          </table:table-cell>
          <table:table-cell office:value-type="float" office:value="5.3225806451612865" table:formula="of:=[.C165]+1/31" table:style-name="ce1">
            <text:p>5,322580645</text:p>
          </table:table-cell>
          <table:table-cell office:value-type="string" office:string-value="            660: 5,32258" table:formula="of:=CONCATENATE(&quot;            &quot;;[.A166];[.B166];&quot; &quot;;ROUND([.C166];5))" table:style-name="ce1">
            <text:p><text:s text:c="12"/>660: 5,32258</text:p>
          </table:table-cell>
          <table:table-cell table:number-columns-repeated="16380"/>
        </table:table-row>
        <table:table-row table:style-name="ro1">
          <table:table-cell office:value-type="float" office:value="664" table:formula="of:=[.A166]+4" table:style-name="ce1">
            <text:p>664</text:p>
          </table:table-cell>
          <table:table-cell office:value-type="string" table:style-name="ce1">
            <text:p>:</text:p>
          </table:table-cell>
          <table:table-cell office:value-type="float" office:value="5.3548387096774155" table:formula="of:=[.C166]+1/31" table:style-name="ce1">
            <text:p>5,35483871</text:p>
          </table:table-cell>
          <table:table-cell office:value-type="string" office:string-value="            664: 5,35484" table:formula="of:=CONCATENATE(&quot;            &quot;;[.A167];[.B167];&quot; &quot;;ROUND([.C167];5))" table:style-name="ce1">
            <text:p><text:s text:c="12"/>664: 5,35484</text:p>
          </table:table-cell>
          <table:table-cell table:number-columns-repeated="16380"/>
        </table:table-row>
        <table:table-row table:style-name="ro1">
          <table:table-cell office:value-type="float" office:value="668" table:formula="of:=[.A167]+4" table:style-name="ce1">
            <text:p>668</text:p>
          </table:table-cell>
          <table:table-cell office:value-type="string" table:style-name="ce1">
            <text:p>:</text:p>
          </table:table-cell>
          <table:table-cell office:value-type="float" office:value="5.3870967741935445" table:formula="of:=[.C167]+1/31" table:style-name="ce1">
            <text:p>5,387096774</text:p>
          </table:table-cell>
          <table:table-cell office:value-type="string" office:string-value="            668: 5,3871" table:formula="of:=CONCATENATE(&quot;            &quot;;[.A168];[.B168];&quot; &quot;;ROUND([.C168];5))" table:style-name="ce1">
            <text:p><text:s text:c="12"/>668: 5,3871</text:p>
          </table:table-cell>
          <table:table-cell table:number-columns-repeated="16380"/>
        </table:table-row>
        <table:table-row table:style-name="ro1">
          <table:table-cell office:value-type="float" office:value="672" table:formula="of:=[.A168]+4" table:style-name="ce1">
            <text:p>672</text:p>
          </table:table-cell>
          <table:table-cell office:value-type="string" table:style-name="ce1">
            <text:p>:</text:p>
          </table:table-cell>
          <table:table-cell office:value-type="float" office:value="5.4193548387096735" table:formula="of:=[.C168]+1/31" table:style-name="ce1">
            <text:p>5,419354839</text:p>
          </table:table-cell>
          <table:table-cell office:value-type="string" office:string-value="            672: 5,41935" table:formula="of:=CONCATENATE(&quot;            &quot;;[.A169];[.B169];&quot; &quot;;ROUND([.C169];5))" table:style-name="ce1">
            <text:p><text:s text:c="12"/>672: 5,41935</text:p>
          </table:table-cell>
          <table:table-cell table:number-columns-repeated="16380"/>
        </table:table-row>
        <table:table-row table:style-name="ro1">
          <table:table-cell office:value-type="float" office:value="676" table:formula="of:=[.A169]+4" table:style-name="ce1">
            <text:p>676</text:p>
          </table:table-cell>
          <table:table-cell office:value-type="string" table:style-name="ce1">
            <text:p>:</text:p>
          </table:table-cell>
          <table:table-cell office:value-type="float" office:value="5.4516129032258025" table:formula="of:=[.C169]+1/31" table:style-name="ce1">
            <text:p>5,451612903</text:p>
          </table:table-cell>
          <table:table-cell office:value-type="string" office:string-value="            676: 5,45161" table:formula="of:=CONCATENATE(&quot;            &quot;;[.A170];[.B170];&quot; &quot;;ROUND([.C170];5))" table:style-name="ce1">
            <text:p><text:s text:c="12"/>676: 5,45161</text:p>
          </table:table-cell>
          <table:table-cell table:number-columns-repeated="16380"/>
        </table:table-row>
        <table:table-row table:style-name="ro1">
          <table:table-cell office:value-type="float" office:value="680" table:formula="of:=[.A170]+4" table:style-name="ce1">
            <text:p>680</text:p>
          </table:table-cell>
          <table:table-cell office:value-type="string" table:style-name="ce1">
            <text:p>:</text:p>
          </table:table-cell>
          <table:table-cell office:value-type="float" office:value="5.4838709677419315" table:formula="of:=[.C170]+1/31" table:style-name="ce1">
            <text:p>5,483870968</text:p>
          </table:table-cell>
          <table:table-cell office:value-type="string" office:string-value="            680: 5,48387" table:formula="of:=CONCATENATE(&quot;            &quot;;[.A171];[.B171];&quot; &quot;;ROUND([.C171];5))" table:style-name="ce1">
            <text:p><text:s text:c="12"/>680: 5,48387</text:p>
          </table:table-cell>
          <table:table-cell table:number-columns-repeated="16380"/>
        </table:table-row>
        <table:table-row table:style-name="ro1">
          <table:table-cell office:value-type="float" office:value="684" table:formula="of:=[.A171]+4" table:style-name="ce1">
            <text:p>684</text:p>
          </table:table-cell>
          <table:table-cell office:value-type="string" table:style-name="ce1">
            <text:p>:</text:p>
          </table:table-cell>
          <table:table-cell office:value-type="float" office:value="5.5161290322580605" table:formula="of:=[.C171]+1/31" table:style-name="ce1">
            <text:p>5,516129032</text:p>
          </table:table-cell>
          <table:table-cell office:value-type="string" office:string-value="            684: 5,51613" table:formula="of:=CONCATENATE(&quot;            &quot;;[.A172];[.B172];&quot; &quot;;ROUND([.C172];5))" table:style-name="ce1">
            <text:p><text:s text:c="12"/>684: 5,51613</text:p>
          </table:table-cell>
          <table:table-cell table:number-columns-repeated="16380"/>
        </table:table-row>
        <table:table-row table:style-name="ro1">
          <table:table-cell office:value-type="float" office:value="688" table:formula="of:=[.A172]+4" table:style-name="ce1">
            <text:p>688</text:p>
          </table:table-cell>
          <table:table-cell office:value-type="string" table:style-name="ce1">
            <text:p>:</text:p>
          </table:table-cell>
          <table:table-cell office:value-type="float" office:value="5.5483870967741895" table:formula="of:=[.C172]+1/31" table:style-name="ce1">
            <text:p>5,548387097</text:p>
          </table:table-cell>
          <table:table-cell office:value-type="string" office:string-value="            688: 5,54839" table:formula="of:=CONCATENATE(&quot;            &quot;;[.A173];[.B173];&quot; &quot;;ROUND([.C173];5))" table:style-name="ce1">
            <text:p><text:s text:c="12"/>688: 5,54839</text:p>
          </table:table-cell>
          <table:table-cell table:number-columns-repeated="16380"/>
        </table:table-row>
        <table:table-row table:style-name="ro1">
          <table:table-cell office:value-type="float" office:value="692" table:formula="of:=[.A173]+4" table:style-name="ce1">
            <text:p>692</text:p>
          </table:table-cell>
          <table:table-cell office:value-type="string" table:style-name="ce1">
            <text:p>:</text:p>
          </table:table-cell>
          <table:table-cell office:value-type="float" office:value="5.5806451612903185" table:formula="of:=[.C173]+1/31" table:style-name="ce1">
            <text:p>5,580645161</text:p>
          </table:table-cell>
          <table:table-cell office:value-type="string" office:string-value="            692: 5,58065" table:formula="of:=CONCATENATE(&quot;            &quot;;[.A174];[.B174];&quot; &quot;;ROUND([.C174];5))" table:style-name="ce1">
            <text:p><text:s text:c="12"/>692: 5,58065</text:p>
          </table:table-cell>
          <table:table-cell table:number-columns-repeated="16380"/>
        </table:table-row>
        <table:table-row table:style-name="ro1">
          <table:table-cell office:value-type="float" office:value="696" table:formula="of:=[.A174]+4" table:style-name="ce1">
            <text:p>696</text:p>
          </table:table-cell>
          <table:table-cell office:value-type="string" table:style-name="ce1">
            <text:p>:</text:p>
          </table:table-cell>
          <table:table-cell office:value-type="float" office:value="5.6129032258064475" table:formula="of:=[.C174]+1/31" table:style-name="ce1">
            <text:p>5,612903226</text:p>
          </table:table-cell>
          <table:table-cell office:value-type="string" office:string-value="            696: 5,6129" table:formula="of:=CONCATENATE(&quot;            &quot;;[.A175];[.B175];&quot; &quot;;ROUND([.C175];5))" table:style-name="ce1">
            <text:p><text:s text:c="12"/>696: 5,6129</text:p>
          </table:table-cell>
          <table:table-cell table:number-columns-repeated="16380"/>
        </table:table-row>
        <table:table-row table:style-name="ro1">
          <table:table-cell office:value-type="float" office:value="700" table:formula="of:=[.A175]+4" table:style-name="ce1">
            <text:p>700</text:p>
          </table:table-cell>
          <table:table-cell office:value-type="string" table:style-name="ce1">
            <text:p>:</text:p>
          </table:table-cell>
          <table:table-cell office:value-type="float" office:value="5.6451612903225765" table:formula="of:=[.C175]+1/31" table:style-name="ce1">
            <text:p>5,64516129</text:p>
          </table:table-cell>
          <table:table-cell office:value-type="string" office:string-value="            700: 5,64516" table:formula="of:=CONCATENATE(&quot;            &quot;;[.A176];[.B176];&quot; &quot;;ROUND([.C176];5))" table:style-name="ce1">
            <text:p><text:s text:c="12"/>700: 5,64516</text:p>
          </table:table-cell>
          <table:table-cell table:number-columns-repeated="16380"/>
        </table:table-row>
        <table:table-row table:style-name="ro1">
          <table:table-cell office:value-type="float" office:value="704" table:formula="of:=[.A176]+4" table:style-name="ce1">
            <text:p>704</text:p>
          </table:table-cell>
          <table:table-cell office:value-type="string" table:style-name="ce1">
            <text:p>:</text:p>
          </table:table-cell>
          <table:table-cell office:value-type="float" office:value="5.6774193548387055" table:formula="of:=[.C176]+1/31" table:style-name="ce1">
            <text:p>5,677419355</text:p>
          </table:table-cell>
          <table:table-cell office:value-type="string" office:string-value="            704: 5,67742" table:formula="of:=CONCATENATE(&quot;            &quot;;[.A177];[.B177];&quot; &quot;;ROUND([.C177];5))" table:style-name="ce1">
            <text:p><text:s text:c="12"/>704: 5,67742</text:p>
          </table:table-cell>
          <table:table-cell table:number-columns-repeated="16380"/>
        </table:table-row>
        <table:table-row table:style-name="ro1">
          <table:table-cell office:value-type="float" office:value="708" table:formula="of:=[.A177]+4" table:style-name="ce1">
            <text:p>708</text:p>
          </table:table-cell>
          <table:table-cell office:value-type="string" table:style-name="ce1">
            <text:p>:</text:p>
          </table:table-cell>
          <table:table-cell office:value-type="float" office:value="5.7096774193548345" table:formula="of:=[.C177]+1/31" table:style-name="ce1">
            <text:p>5,709677419</text:p>
          </table:table-cell>
          <table:table-cell office:value-type="string" office:string-value="            708: 5,70968" table:formula="of:=CONCATENATE(&quot;            &quot;;[.A178];[.B178];&quot; &quot;;ROUND([.C178];5))" table:style-name="ce1">
            <text:p><text:s text:c="12"/>708: 5,70968</text:p>
          </table:table-cell>
          <table:table-cell table:number-columns-repeated="16380"/>
        </table:table-row>
        <table:table-row table:style-name="ro1">
          <table:table-cell office:value-type="float" office:value="712" table:formula="of:=[.A178]+4" table:style-name="ce1">
            <text:p>712</text:p>
          </table:table-cell>
          <table:table-cell office:value-type="string" table:style-name="ce1">
            <text:p>:</text:p>
          </table:table-cell>
          <table:table-cell office:value-type="float" office:value="5.7419354838709635" table:formula="of:=[.C178]+1/31" table:style-name="ce1">
            <text:p>5,741935484</text:p>
          </table:table-cell>
          <table:table-cell office:value-type="string" office:string-value="            712: 5,74194" table:formula="of:=CONCATENATE(&quot;            &quot;;[.A179];[.B179];&quot; &quot;;ROUND([.C179];5))" table:style-name="ce1">
            <text:p><text:s text:c="12"/>712: 5,74194</text:p>
          </table:table-cell>
          <table:table-cell table:number-columns-repeated="16380"/>
        </table:table-row>
        <table:table-row table:style-name="ro1">
          <table:table-cell office:value-type="float" office:value="716" table:formula="of:=[.A179]+4" table:style-name="ce1">
            <text:p>716</text:p>
          </table:table-cell>
          <table:table-cell office:value-type="string" table:style-name="ce1">
            <text:p>:</text:p>
          </table:table-cell>
          <table:table-cell office:value-type="float" office:value="5.7741935483870925" table:formula="of:=[.C179]+1/31" table:style-name="ce1">
            <text:p>5,774193548</text:p>
          </table:table-cell>
          <table:table-cell office:value-type="string" office:string-value="            716: 5,77419" table:formula="of:=CONCATENATE(&quot;            &quot;;[.A180];[.B180];&quot; &quot;;ROUND([.C180];5))" table:style-name="ce1">
            <text:p><text:s text:c="12"/>716: 5,77419</text:p>
          </table:table-cell>
          <table:table-cell table:number-columns-repeated="16380"/>
        </table:table-row>
        <table:table-row table:style-name="ro1">
          <table:table-cell office:value-type="float" office:value="720" table:formula="of:=[.A180]+4" table:style-name="ce1">
            <text:p>720</text:p>
          </table:table-cell>
          <table:table-cell office:value-type="string" table:style-name="ce1">
            <text:p>:</text:p>
          </table:table-cell>
          <table:table-cell office:value-type="float" office:value="5.8064516129032215" table:formula="of:=[.C180]+1/31" table:style-name="ce1">
            <text:p>5,806451613</text:p>
          </table:table-cell>
          <table:table-cell office:value-type="string" office:string-value="            720: 5,80645" table:formula="of:=CONCATENATE(&quot;            &quot;;[.A181];[.B181];&quot; &quot;;ROUND([.C181];5))" table:style-name="ce1">
            <text:p><text:s text:c="12"/>720: 5,80645</text:p>
          </table:table-cell>
          <table:table-cell table:number-columns-repeated="16380"/>
        </table:table-row>
        <table:table-row table:style-name="ro1">
          <table:table-cell office:value-type="float" office:value="724" table:formula="of:=[.A181]+4" table:style-name="ce1">
            <text:p>724</text:p>
          </table:table-cell>
          <table:table-cell office:value-type="string" table:style-name="ce1">
            <text:p>:</text:p>
          </table:table-cell>
          <table:table-cell office:value-type="float" office:value="5.8387096774193505" table:formula="of:=[.C181]+1/31" table:style-name="ce1">
            <text:p>5,838709677</text:p>
          </table:table-cell>
          <table:table-cell office:value-type="string" office:string-value="            724: 5,83871" table:formula="of:=CONCATENATE(&quot;            &quot;;[.A182];[.B182];&quot; &quot;;ROUND([.C182];5))" table:style-name="ce1">
            <text:p><text:s text:c="12"/>724: 5,83871</text:p>
          </table:table-cell>
          <table:table-cell table:number-columns-repeated="16380"/>
        </table:table-row>
        <table:table-row table:style-name="ro1">
          <table:table-cell office:value-type="float" office:value="728" table:formula="of:=[.A182]+4" table:style-name="ce1">
            <text:p>728</text:p>
          </table:table-cell>
          <table:table-cell office:value-type="string" table:style-name="ce1">
            <text:p>:</text:p>
          </table:table-cell>
          <table:table-cell office:value-type="float" office:value="5.8709677419354795" table:formula="of:=[.C182]+1/31" table:style-name="ce1">
            <text:p>5,870967742</text:p>
          </table:table-cell>
          <table:table-cell office:value-type="string" office:string-value="            728: 5,87097" table:formula="of:=CONCATENATE(&quot;            &quot;;[.A183];[.B183];&quot; &quot;;ROUND([.C183];5))" table:style-name="ce1">
            <text:p><text:s text:c="12"/>728: 5,87097</text:p>
          </table:table-cell>
          <table:table-cell table:number-columns-repeated="16380"/>
        </table:table-row>
        <table:table-row table:style-name="ro1">
          <table:table-cell office:value-type="float" office:value="732" table:formula="of:=[.A183]+4" table:style-name="ce1">
            <text:p>732</text:p>
          </table:table-cell>
          <table:table-cell office:value-type="string" table:style-name="ce1">
            <text:p>:</text:p>
          </table:table-cell>
          <table:table-cell office:value-type="float" office:value="5.9032258064516085" table:formula="of:=[.C183]+1/31" table:style-name="ce1">
            <text:p>5,903225806</text:p>
          </table:table-cell>
          <table:table-cell office:value-type="string" office:string-value="            732: 5,90323" table:formula="of:=CONCATENATE(&quot;            &quot;;[.A184];[.B184];&quot; &quot;;ROUND([.C184];5))" table:style-name="ce1">
            <text:p><text:s text:c="12"/>732: 5,90323</text:p>
          </table:table-cell>
          <table:table-cell table:number-columns-repeated="16380"/>
        </table:table-row>
        <table:table-row table:style-name="ro1">
          <table:table-cell office:value-type="float" office:value="736" table:formula="of:=[.A184]+4" table:style-name="ce1">
            <text:p>736</text:p>
          </table:table-cell>
          <table:table-cell office:value-type="string" table:style-name="ce1">
            <text:p>:</text:p>
          </table:table-cell>
          <table:table-cell office:value-type="float" office:value="5.9354838709677376" table:formula="of:=[.C184]+1/31" table:style-name="ce1">
            <text:p>5,935483871</text:p>
          </table:table-cell>
          <table:table-cell office:value-type="string" office:string-value="            736: 5,93548" table:formula="of:=CONCATENATE(&quot;            &quot;;[.A185];[.B185];&quot; &quot;;ROUND([.C185];5))" table:style-name="ce1">
            <text:p><text:s text:c="12"/>736: 5,93548</text:p>
          </table:table-cell>
          <table:table-cell table:number-columns-repeated="16380"/>
        </table:table-row>
        <table:table-row table:style-name="ro1">
          <table:table-cell office:value-type="float" office:value="740" table:formula="of:=[.A185]+4" table:style-name="ce1">
            <text:p>740</text:p>
          </table:table-cell>
          <table:table-cell office:value-type="string" table:style-name="ce1">
            <text:p>:</text:p>
          </table:table-cell>
          <table:table-cell office:value-type="float" office:value="5.9677419354838666" table:formula="of:=[.C185]+1/31" table:style-name="ce1">
            <text:p>5,967741935</text:p>
          </table:table-cell>
          <table:table-cell office:value-type="string" office:string-value="            740: 5,96774" table:formula="of:=CONCATENATE(&quot;            &quot;;[.A186];[.B186];&quot; &quot;;ROUND([.C186];5))" table:style-name="ce1">
            <text:p><text:s text:c="12"/>740: 5,96774</text:p>
          </table:table-cell>
          <table:table-cell table:number-columns-repeated="16380"/>
        </table:table-row>
        <table:table-row table:style-name="ro1">
          <table:table-cell office:value-type="float" office:value="744" table:formula="of:=[.A186]+4" table:style-name="ce1">
            <text:p>744</text:p>
          </table:table-cell>
          <table:table-cell office:value-type="string" table:style-name="ce1">
            <text:p>:</text:p>
          </table:table-cell>
          <table:table-cell office:value-type="float" office:value="5.9999999999999956" table:formula="of:=[.C186]+1/31" table:style-name="ce1">
            <text:p>6</text:p>
          </table:table-cell>
          <table:table-cell office:value-type="string" office:string-value="            744: 6" table:formula="of:=CONCATENATE(&quot;            &quot;;[.A187];[.B187];&quot; &quot;;ROUND([.C187];5))" table:style-name="ce1">
            <text:p><text:s text:c="12"/>744: 6</text:p>
          </table:table-cell>
          <table:table-cell table:number-columns-repeated="16380"/>
        </table:table-row>
        <table:table-row table:style-name="ro1">
          <table:table-cell office:value-type="float" office:value="748" table:formula="of:=[.A187]+4" table:style-name="ce1">
            <text:p>748</text:p>
          </table:table-cell>
          <table:table-cell office:value-type="string" table:style-name="ce1">
            <text:p>:</text:p>
          </table:table-cell>
          <table:table-cell office:value-type="float" office:value="6.0322580645161246" table:formula="of:=[.C187]+1/31" table:style-name="ce1">
            <text:p>6,032258065</text:p>
          </table:table-cell>
          <table:table-cell office:value-type="string" office:string-value="            748: 6,03226" table:formula="of:=CONCATENATE(&quot;            &quot;;[.A188];[.B188];&quot; &quot;;ROUND([.C188];5))" table:style-name="ce1">
            <text:p><text:s text:c="12"/>748: 6,03226</text:p>
          </table:table-cell>
          <table:table-cell table:number-columns-repeated="16380"/>
        </table:table-row>
        <table:table-row table:style-name="ro1">
          <table:table-cell office:value-type="float" office:value="752" table:formula="of:=[.A188]+4" table:style-name="ce1">
            <text:p>752</text:p>
          </table:table-cell>
          <table:table-cell office:value-type="string" table:style-name="ce1">
            <text:p>:</text:p>
          </table:table-cell>
          <table:table-cell office:value-type="float" office:value="6.0645161290322536" table:formula="of:=[.C188]+1/31" table:style-name="ce1">
            <text:p>6,064516129</text:p>
          </table:table-cell>
          <table:table-cell office:value-type="string" office:string-value="            752: 6,06452" table:formula="of:=CONCATENATE(&quot;            &quot;;[.A189];[.B189];&quot; &quot;;ROUND([.C189];5))" table:style-name="ce1">
            <text:p><text:s text:c="12"/>752: 6,06452</text:p>
          </table:table-cell>
          <table:table-cell table:number-columns-repeated="16380"/>
        </table:table-row>
        <table:table-row table:style-name="ro1">
          <table:table-cell office:value-type="float" office:value="756" table:formula="of:=[.A189]+4" table:style-name="ce1">
            <text:p>756</text:p>
          </table:table-cell>
          <table:table-cell office:value-type="string" table:style-name="ce1">
            <text:p>:</text:p>
          </table:table-cell>
          <table:table-cell office:value-type="float" office:value="6.0967741935483826" table:formula="of:=[.C189]+1/31" table:style-name="ce1">
            <text:p>6,096774194</text:p>
          </table:table-cell>
          <table:table-cell office:value-type="string" office:string-value="            756: 6,09677" table:formula="of:=CONCATENATE(&quot;            &quot;;[.A190];[.B190];&quot; &quot;;ROUND([.C190];5))" table:style-name="ce1">
            <text:p><text:s text:c="12"/>756: 6,09677</text:p>
          </table:table-cell>
          <table:table-cell table:number-columns-repeated="16380"/>
        </table:table-row>
        <table:table-row table:style-name="ro1">
          <table:table-cell office:value-type="float" office:value="760" table:formula="of:=[.A190]+4" table:style-name="ce1">
            <text:p>760</text:p>
          </table:table-cell>
          <table:table-cell office:value-type="string" table:style-name="ce1">
            <text:p>:</text:p>
          </table:table-cell>
          <table:table-cell office:value-type="float" office:value="6.1290322580645116" table:formula="of:=[.C190]+1/31" table:style-name="ce1">
            <text:p>6,129032258</text:p>
          </table:table-cell>
          <table:table-cell office:value-type="string" office:string-value="            760: 6,12903" table:formula="of:=CONCATENATE(&quot;            &quot;;[.A191];[.B191];&quot; &quot;;ROUND([.C191];5))" table:style-name="ce1">
            <text:p><text:s text:c="12"/>760: 6,12903</text:p>
          </table:table-cell>
          <table:table-cell table:number-columns-repeated="16380"/>
        </table:table-row>
        <table:table-row table:style-name="ro1">
          <table:table-cell office:value-type="float" office:value="764" table:formula="of:=[.A191]+4" table:style-name="ce1">
            <text:p>764</text:p>
          </table:table-cell>
          <table:table-cell office:value-type="string" table:style-name="ce1">
            <text:p>:</text:p>
          </table:table-cell>
          <table:table-cell office:value-type="float" office:value="6.1612903225806406" table:formula="of:=[.C191]+1/31" table:style-name="ce1">
            <text:p>6,161290323</text:p>
          </table:table-cell>
          <table:table-cell office:value-type="string" office:string-value="            764: 6,16129" table:formula="of:=CONCATENATE(&quot;            &quot;;[.A192];[.B192];&quot; &quot;;ROUND([.C192];5))" table:style-name="ce1">
            <text:p><text:s text:c="12"/>764: 6,16129</text:p>
          </table:table-cell>
          <table:table-cell table:number-columns-repeated="16380"/>
        </table:table-row>
        <table:table-row table:style-name="ro1">
          <table:table-cell office:value-type="float" office:value="768" table:formula="of:=[.A192]+4" table:style-name="ce1">
            <text:p>768</text:p>
          </table:table-cell>
          <table:table-cell office:value-type="string" table:style-name="ce1">
            <text:p>:</text:p>
          </table:table-cell>
          <table:table-cell office:value-type="float" office:value="6.1935483870967696" table:formula="of:=[.C192]+1/31" table:style-name="ce1">
            <text:p>6,193548387</text:p>
          </table:table-cell>
          <table:table-cell office:value-type="string" office:string-value="            768: 6,19355" table:formula="of:=CONCATENATE(&quot;            &quot;;[.A193];[.B193];&quot; &quot;;ROUND([.C193];5))" table:style-name="ce1">
            <text:p><text:s text:c="12"/>768: 6,19355</text:p>
          </table:table-cell>
          <table:table-cell table:number-columns-repeated="16380"/>
        </table:table-row>
        <table:table-row table:style-name="ro1">
          <table:table-cell office:value-type="float" office:value="772" table:formula="of:=[.A193]+4" table:style-name="ce1">
            <text:p>772</text:p>
          </table:table-cell>
          <table:table-cell office:value-type="string" table:style-name="ce1">
            <text:p>:</text:p>
          </table:table-cell>
          <table:table-cell office:value-type="float" office:value="6.2258064516128986" table:formula="of:=[.C193]+1/31" table:style-name="ce1">
            <text:p>6,225806452</text:p>
          </table:table-cell>
          <table:table-cell office:value-type="string" office:string-value="            772: 6,22581" table:formula="of:=CONCATENATE(&quot;            &quot;;[.A194];[.B194];&quot; &quot;;ROUND([.C194];5))" table:style-name="ce1">
            <text:p><text:s text:c="12"/>772: 6,22581</text:p>
          </table:table-cell>
          <table:table-cell table:number-columns-repeated="16380"/>
        </table:table-row>
        <table:table-row table:style-name="ro1">
          <table:table-cell office:value-type="float" office:value="776" table:formula="of:=[.A194]+4" table:style-name="ce1">
            <text:p>776</text:p>
          </table:table-cell>
          <table:table-cell office:value-type="string" table:style-name="ce1">
            <text:p>:</text:p>
          </table:table-cell>
          <table:table-cell office:value-type="float" office:value="6.2580645161290276" table:formula="of:=[.C194]+1/31" table:style-name="ce1">
            <text:p>6,258064516</text:p>
          </table:table-cell>
          <table:table-cell office:value-type="string" office:string-value="            776: 6,25806" table:formula="of:=CONCATENATE(&quot;            &quot;;[.A195];[.B195];&quot; &quot;;ROUND([.C195];5))" table:style-name="ce1">
            <text:p><text:s text:c="12"/>776: 6,25806</text:p>
          </table:table-cell>
          <table:table-cell table:number-columns-repeated="16380"/>
        </table:table-row>
        <table:table-row table:style-name="ro1">
          <table:table-cell office:value-type="float" office:value="780" table:formula="of:=[.A195]+4" table:style-name="ce1">
            <text:p>780</text:p>
          </table:table-cell>
          <table:table-cell office:value-type="string" table:style-name="ce1">
            <text:p>:</text:p>
          </table:table-cell>
          <table:table-cell office:value-type="float" office:value="6.2903225806451566" table:formula="of:=[.C195]+1/31" table:style-name="ce1">
            <text:p>6,290322581</text:p>
          </table:table-cell>
          <table:table-cell office:value-type="string" office:string-value="            780: 6,29032" table:formula="of:=CONCATENATE(&quot;            &quot;;[.A196];[.B196];&quot; &quot;;ROUND([.C196];5))" table:style-name="ce1">
            <text:p><text:s text:c="12"/>780: 6,29032</text:p>
          </table:table-cell>
          <table:table-cell table:number-columns-repeated="16380"/>
        </table:table-row>
        <table:table-row table:style-name="ro1">
          <table:table-cell office:value-type="float" office:value="784" table:formula="of:=[.A196]+4" table:style-name="ce1">
            <text:p>784</text:p>
          </table:table-cell>
          <table:table-cell office:value-type="string" table:style-name="ce1">
            <text:p>:</text:p>
          </table:table-cell>
          <table:table-cell office:value-type="float" office:value="6.3225806451612856" table:formula="of:=[.C196]+1/31" table:style-name="ce1">
            <text:p>6,322580645</text:p>
          </table:table-cell>
          <table:table-cell office:value-type="string" office:string-value="            784: 6,32258" table:formula="of:=CONCATENATE(&quot;            &quot;;[.A197];[.B197];&quot; &quot;;ROUND([.C197];5))" table:style-name="ce1">
            <text:p><text:s text:c="12"/>784: 6,32258</text:p>
          </table:table-cell>
          <table:table-cell table:number-columns-repeated="16380"/>
        </table:table-row>
        <table:table-row table:style-name="ro1">
          <table:table-cell office:value-type="float" office:value="788" table:formula="of:=[.A197]+4" table:style-name="ce1">
            <text:p>788</text:p>
          </table:table-cell>
          <table:table-cell office:value-type="string" table:style-name="ce1">
            <text:p>:</text:p>
          </table:table-cell>
          <table:table-cell office:value-type="float" office:value="6.3548387096774146" table:formula="of:=[.C197]+1/31" table:style-name="ce1">
            <text:p>6,35483871</text:p>
          </table:table-cell>
          <table:table-cell office:value-type="string" office:string-value="            788: 6,35484" table:formula="of:=CONCATENATE(&quot;            &quot;;[.A198];[.B198];&quot; &quot;;ROUND([.C198];5))" table:style-name="ce1">
            <text:p><text:s text:c="12"/>788: 6,35484</text:p>
          </table:table-cell>
          <table:table-cell table:number-columns-repeated="16380"/>
        </table:table-row>
        <table:table-row table:style-name="ro1">
          <table:table-cell office:value-type="float" office:value="792" table:formula="of:=[.A198]+4" table:style-name="ce1">
            <text:p>792</text:p>
          </table:table-cell>
          <table:table-cell office:value-type="string" table:style-name="ce1">
            <text:p>:</text:p>
          </table:table-cell>
          <table:table-cell office:value-type="float" office:value="6.3870967741935436" table:formula="of:=[.C198]+1/31" table:style-name="ce1">
            <text:p>6,387096774</text:p>
          </table:table-cell>
          <table:table-cell office:value-type="string" office:string-value="            792: 6,3871" table:formula="of:=CONCATENATE(&quot;            &quot;;[.A199];[.B199];&quot; &quot;;ROUND([.C199];5))" table:style-name="ce1">
            <text:p><text:s text:c="12"/>792: 6,3871</text:p>
          </table:table-cell>
          <table:table-cell table:number-columns-repeated="16380"/>
        </table:table-row>
        <table:table-row table:style-name="ro1">
          <table:table-cell office:value-type="float" office:value="796" table:formula="of:=[.A199]+4" table:style-name="ce1">
            <text:p>796</text:p>
          </table:table-cell>
          <table:table-cell office:value-type="string" table:style-name="ce1">
            <text:p>:</text:p>
          </table:table-cell>
          <table:table-cell office:value-type="float" office:value="6.4193548387096726" table:formula="of:=[.C199]+1/31" table:style-name="ce1">
            <text:p>6,419354839</text:p>
          </table:table-cell>
          <table:table-cell office:value-type="string" office:string-value="            796: 6,41935" table:formula="of:=CONCATENATE(&quot;            &quot;;[.A200];[.B200];&quot; &quot;;ROUND([.C200];5))" table:style-name="ce1">
            <text:p><text:s text:c="12"/>796: 6,41935</text:p>
          </table:table-cell>
          <table:table-cell table:number-columns-repeated="16380"/>
        </table:table-row>
        <table:table-row table:style-name="ro1">
          <table:table-cell office:value-type="float" office:value="800" table:formula="of:=[.A200]+4" table:style-name="ce1">
            <text:p>800</text:p>
          </table:table-cell>
          <table:table-cell office:value-type="string" table:style-name="ce1">
            <text:p>:</text:p>
          </table:table-cell>
          <table:table-cell office:value-type="float" office:value="6.4516129032258016" table:formula="of:=[.C200]+1/31" table:style-name="ce1">
            <text:p>6,451612903</text:p>
          </table:table-cell>
          <table:table-cell office:value-type="string" office:string-value="            800: 6,45161" table:formula="of:=CONCATENATE(&quot;            &quot;;[.A201];[.B201];&quot; &quot;;ROUND([.C201];5))" table:style-name="ce1">
            <text:p><text:s text:c="12"/>800: 6,45161</text:p>
          </table:table-cell>
          <table:table-cell table:number-columns-repeated="16380"/>
        </table:table-row>
        <table:table-row table:style-name="ro1">
          <table:table-cell office:value-type="float" office:value="804" table:formula="of:=[.A201]+4" table:style-name="ce1">
            <text:p>804</text:p>
          </table:table-cell>
          <table:table-cell office:value-type="string" table:style-name="ce1">
            <text:p>:</text:p>
          </table:table-cell>
          <table:table-cell office:value-type="float" office:value="6.4838709677419306" table:formula="of:=[.C201]+1/31" table:style-name="ce1">
            <text:p>6,483870968</text:p>
          </table:table-cell>
          <table:table-cell office:value-type="string" office:string-value="            804: 6,48387" table:formula="of:=CONCATENATE(&quot;            &quot;;[.A202];[.B202];&quot; &quot;;ROUND([.C202];5))" table:style-name="ce1">
            <text:p><text:s text:c="12"/>804: 6,48387</text:p>
          </table:table-cell>
          <table:table-cell table:number-columns-repeated="16380"/>
        </table:table-row>
        <table:table-row table:style-name="ro1">
          <table:table-cell office:value-type="float" office:value="808" table:formula="of:=[.A202]+4" table:style-name="ce1">
            <text:p>808</text:p>
          </table:table-cell>
          <table:table-cell office:value-type="string" table:style-name="ce1">
            <text:p>:</text:p>
          </table:table-cell>
          <table:table-cell office:value-type="float" office:value="6.5161290322580596" table:formula="of:=[.C202]+1/31" table:style-name="ce1">
            <text:p>6,516129032</text:p>
          </table:table-cell>
          <table:table-cell office:value-type="string" office:string-value="            808: 6,51613" table:formula="of:=CONCATENATE(&quot;            &quot;;[.A203];[.B203];&quot; &quot;;ROUND([.C203];5))" table:style-name="ce1">
            <text:p><text:s text:c="12"/>808: 6,51613</text:p>
          </table:table-cell>
          <table:table-cell table:number-columns-repeated="16380"/>
        </table:table-row>
        <table:table-row table:style-name="ro1">
          <table:table-cell office:value-type="float" office:value="812" table:formula="of:=[.A203]+4" table:style-name="ce1">
            <text:p>812</text:p>
          </table:table-cell>
          <table:table-cell office:value-type="string" table:style-name="ce1">
            <text:p>:</text:p>
          </table:table-cell>
          <table:table-cell office:value-type="float" office:value="6.5483870967741886" table:formula="of:=[.C203]+1/31" table:style-name="ce1">
            <text:p>6,548387097</text:p>
          </table:table-cell>
          <table:table-cell office:value-type="string" office:string-value="            812: 6,54839" table:formula="of:=CONCATENATE(&quot;            &quot;;[.A204];[.B204];&quot; &quot;;ROUND([.C204];5))" table:style-name="ce1">
            <text:p><text:s text:c="12"/>812: 6,54839</text:p>
          </table:table-cell>
          <table:table-cell table:number-columns-repeated="16380"/>
        </table:table-row>
        <table:table-row table:style-name="ro1">
          <table:table-cell office:value-type="float" office:value="816" table:formula="of:=[.A204]+4" table:style-name="ce1">
            <text:p>816</text:p>
          </table:table-cell>
          <table:table-cell office:value-type="string" table:style-name="ce1">
            <text:p>:</text:p>
          </table:table-cell>
          <table:table-cell office:value-type="float" office:value="6.5806451612903176" table:formula="of:=[.C204]+1/31" table:style-name="ce1">
            <text:p>6,580645161</text:p>
          </table:table-cell>
          <table:table-cell office:value-type="string" office:string-value="            816: 6,58065" table:formula="of:=CONCATENATE(&quot;            &quot;;[.A205];[.B205];&quot; &quot;;ROUND([.C205];5))" table:style-name="ce1">
            <text:p><text:s text:c="12"/>816: 6,58065</text:p>
          </table:table-cell>
          <table:table-cell table:number-columns-repeated="16380"/>
        </table:table-row>
        <table:table-row table:style-name="ro1">
          <table:table-cell office:value-type="float" office:value="820" table:formula="of:=[.A205]+4" table:style-name="ce1">
            <text:p>820</text:p>
          </table:table-cell>
          <table:table-cell office:value-type="string" table:style-name="ce1">
            <text:p>:</text:p>
          </table:table-cell>
          <table:table-cell office:value-type="float" office:value="6.6129032258064466" table:formula="of:=[.C205]+1/31" table:style-name="ce1">
            <text:p>6,612903226</text:p>
          </table:table-cell>
          <table:table-cell office:value-type="string" office:string-value="            820: 6,6129" table:formula="of:=CONCATENATE(&quot;            &quot;;[.A206];[.B206];&quot; &quot;;ROUND([.C206];5))" table:style-name="ce1">
            <text:p><text:s text:c="12"/>820: 6,6129</text:p>
          </table:table-cell>
          <table:table-cell table:number-columns-repeated="16380"/>
        </table:table-row>
        <table:table-row table:style-name="ro1">
          <table:table-cell office:value-type="float" office:value="824" table:formula="of:=[.A206]+4" table:style-name="ce1">
            <text:p>824</text:p>
          </table:table-cell>
          <table:table-cell office:value-type="string" table:style-name="ce1">
            <text:p>:</text:p>
          </table:table-cell>
          <table:table-cell office:value-type="float" office:value="6.6451612903225756" table:formula="of:=[.C206]+1/31" table:style-name="ce1">
            <text:p>6,64516129</text:p>
          </table:table-cell>
          <table:table-cell office:value-type="string" office:string-value="            824: 6,64516" table:formula="of:=CONCATENATE(&quot;            &quot;;[.A207];[.B207];&quot; &quot;;ROUND([.C207];5))" table:style-name="ce1">
            <text:p><text:s text:c="12"/>824: 6,64516</text:p>
          </table:table-cell>
          <table:table-cell table:number-columns-repeated="16380"/>
        </table:table-row>
        <table:table-row table:style-name="ro1">
          <table:table-cell office:value-type="float" office:value="828" table:formula="of:=[.A207]+4" table:style-name="ce1">
            <text:p>828</text:p>
          </table:table-cell>
          <table:table-cell office:value-type="string" table:style-name="ce1">
            <text:p>:</text:p>
          </table:table-cell>
          <table:table-cell office:value-type="float" office:value="6.6774193548387046" table:formula="of:=[.C207]+1/31" table:style-name="ce1">
            <text:p>6,677419355</text:p>
          </table:table-cell>
          <table:table-cell office:value-type="string" office:string-value="            828: 6,67742" table:formula="of:=CONCATENATE(&quot;            &quot;;[.A208];[.B208];&quot; &quot;;ROUND([.C208];5))" table:style-name="ce1">
            <text:p><text:s text:c="12"/>828: 6,67742</text:p>
          </table:table-cell>
          <table:table-cell table:number-columns-repeated="16380"/>
        </table:table-row>
        <table:table-row table:style-name="ro1">
          <table:table-cell office:value-type="float" office:value="832" table:formula="of:=[.A208]+4" table:style-name="ce1">
            <text:p>832</text:p>
          </table:table-cell>
          <table:table-cell office:value-type="string" table:style-name="ce1">
            <text:p>:</text:p>
          </table:table-cell>
          <table:table-cell office:value-type="float" office:value="6.7096774193548336" table:formula="of:=[.C208]+1/31" table:style-name="ce1">
            <text:p>6,709677419</text:p>
          </table:table-cell>
          <table:table-cell office:value-type="string" office:string-value="            832: 6,70968" table:formula="of:=CONCATENATE(&quot;            &quot;;[.A209];[.B209];&quot; &quot;;ROUND([.C209];5))" table:style-name="ce1">
            <text:p><text:s text:c="12"/>832: 6,70968</text:p>
          </table:table-cell>
          <table:table-cell table:number-columns-repeated="16380"/>
        </table:table-row>
        <table:table-row table:style-name="ro1">
          <table:table-cell office:value-type="float" office:value="836" table:formula="of:=[.A209]+4" table:style-name="ce1">
            <text:p>836</text:p>
          </table:table-cell>
          <table:table-cell office:value-type="string" table:style-name="ce1">
            <text:p>:</text:p>
          </table:table-cell>
          <table:table-cell office:value-type="float" office:value="6.7419354838709626" table:formula="of:=[.C209]+1/31" table:style-name="ce1">
            <text:p>6,741935484</text:p>
          </table:table-cell>
          <table:table-cell office:value-type="string" office:string-value="            836: 6,74194" table:formula="of:=CONCATENATE(&quot;            &quot;;[.A210];[.B210];&quot; &quot;;ROUND([.C210];5))" table:style-name="ce1">
            <text:p><text:s text:c="12"/>836: 6,74194</text:p>
          </table:table-cell>
          <table:table-cell table:number-columns-repeated="16380"/>
        </table:table-row>
        <table:table-row table:style-name="ro1">
          <table:table-cell office:value-type="float" office:value="840" table:formula="of:=[.A210]+4" table:style-name="ce1">
            <text:p>840</text:p>
          </table:table-cell>
          <table:table-cell office:value-type="string" table:style-name="ce1">
            <text:p>:</text:p>
          </table:table-cell>
          <table:table-cell office:value-type="float" office:value="6.7741935483870916" table:formula="of:=[.C210]+1/31" table:style-name="ce1">
            <text:p>6,774193548</text:p>
          </table:table-cell>
          <table:table-cell office:value-type="string" office:string-value="            840: 6,77419" table:formula="of:=CONCATENATE(&quot;            &quot;;[.A211];[.B211];&quot; &quot;;ROUND([.C211];5))" table:style-name="ce1">
            <text:p><text:s text:c="12"/>840: 6,77419</text:p>
          </table:table-cell>
          <table:table-cell table:number-columns-repeated="16380"/>
        </table:table-row>
        <table:table-row table:style-name="ro1">
          <table:table-cell office:value-type="float" office:value="844" table:formula="of:=[.A211]+4" table:style-name="ce1">
            <text:p>844</text:p>
          </table:table-cell>
          <table:table-cell office:value-type="string" table:style-name="ce1">
            <text:p>:</text:p>
          </table:table-cell>
          <table:table-cell office:value-type="float" office:value="6.8064516129032206" table:formula="of:=[.C211]+1/31" table:style-name="ce1">
            <text:p>6,806451613</text:p>
          </table:table-cell>
          <table:table-cell office:value-type="string" office:string-value="            844: 6,80645" table:formula="of:=CONCATENATE(&quot;            &quot;;[.A212];[.B212];&quot; &quot;;ROUND([.C212];5))" table:style-name="ce1">
            <text:p><text:s text:c="12"/>844: 6,80645</text:p>
          </table:table-cell>
          <table:table-cell table:number-columns-repeated="16380"/>
        </table:table-row>
        <table:table-row table:style-name="ro1">
          <table:table-cell office:value-type="float" office:value="848" table:formula="of:=[.A212]+4" table:style-name="ce1">
            <text:p>848</text:p>
          </table:table-cell>
          <table:table-cell office:value-type="string" table:style-name="ce1">
            <text:p>:</text:p>
          </table:table-cell>
          <table:table-cell office:value-type="float" office:value="6.8387096774193497" table:formula="of:=[.C212]+1/31" table:style-name="ce1">
            <text:p>6,838709677</text:p>
          </table:table-cell>
          <table:table-cell office:value-type="string" office:string-value="            848: 6,83871" table:formula="of:=CONCATENATE(&quot;            &quot;;[.A213];[.B213];&quot; &quot;;ROUND([.C213];5))" table:style-name="ce1">
            <text:p><text:s text:c="12"/>848: 6,83871</text:p>
          </table:table-cell>
          <table:table-cell table:number-columns-repeated="16380"/>
        </table:table-row>
        <table:table-row table:style-name="ro1">
          <table:table-cell office:value-type="float" office:value="852" table:formula="of:=[.A213]+4" table:style-name="ce1">
            <text:p>852</text:p>
          </table:table-cell>
          <table:table-cell office:value-type="string" table:style-name="ce1">
            <text:p>:</text:p>
          </table:table-cell>
          <table:table-cell office:value-type="float" office:value="6.8709677419354787" table:formula="of:=[.C213]+1/31" table:style-name="ce1">
            <text:p>6,870967742</text:p>
          </table:table-cell>
          <table:table-cell office:value-type="string" office:string-value="            852: 6,87097" table:formula="of:=CONCATENATE(&quot;            &quot;;[.A214];[.B214];&quot; &quot;;ROUND([.C214];5))" table:style-name="ce1">
            <text:p><text:s text:c="12"/>852: 6,87097</text:p>
          </table:table-cell>
          <table:table-cell table:number-columns-repeated="16380"/>
        </table:table-row>
        <table:table-row table:style-name="ro1">
          <table:table-cell office:value-type="float" office:value="856" table:formula="of:=[.A214]+4" table:style-name="ce1">
            <text:p>856</text:p>
          </table:table-cell>
          <table:table-cell office:value-type="string" table:style-name="ce1">
            <text:p>:</text:p>
          </table:table-cell>
          <table:table-cell office:value-type="float" office:value="6.9032258064516077" table:formula="of:=[.C214]+1/31" table:style-name="ce1">
            <text:p>6,903225806</text:p>
          </table:table-cell>
          <table:table-cell office:value-type="string" office:string-value="            856: 6,90323" table:formula="of:=CONCATENATE(&quot;            &quot;;[.A215];[.B215];&quot; &quot;;ROUND([.C215];5))" table:style-name="ce1">
            <text:p><text:s text:c="12"/>856: 6,90323</text:p>
          </table:table-cell>
          <table:table-cell table:number-columns-repeated="16380"/>
        </table:table-row>
        <table:table-row table:style-name="ro1">
          <table:table-cell office:value-type="float" office:value="860" table:formula="of:=[.A215]+4" table:style-name="ce1">
            <text:p>860</text:p>
          </table:table-cell>
          <table:table-cell office:value-type="string" table:style-name="ce1">
            <text:p>:</text:p>
          </table:table-cell>
          <table:table-cell office:value-type="float" office:value="6.9354838709677367" table:formula="of:=[.C215]+1/31" table:style-name="ce1">
            <text:p>6,935483871</text:p>
          </table:table-cell>
          <table:table-cell office:value-type="string" office:string-value="            860: 6,93548" table:formula="of:=CONCATENATE(&quot;            &quot;;[.A216];[.B216];&quot; &quot;;ROUND([.C216];5))" table:style-name="ce1">
            <text:p><text:s text:c="12"/>860: 6,93548</text:p>
          </table:table-cell>
          <table:table-cell table:number-columns-repeated="16380"/>
        </table:table-row>
        <table:table-row table:style-name="ro1">
          <table:table-cell office:value-type="float" office:value="864" table:formula="of:=[.A216]+4" table:style-name="ce1">
            <text:p>864</text:p>
          </table:table-cell>
          <table:table-cell office:value-type="string" table:style-name="ce1">
            <text:p>:</text:p>
          </table:table-cell>
          <table:table-cell office:value-type="float" office:value="6.9677419354838657" table:formula="of:=[.C216]+1/31" table:style-name="ce1">
            <text:p>6,967741935</text:p>
          </table:table-cell>
          <table:table-cell office:value-type="string" office:string-value="            864: 6,96774" table:formula="of:=CONCATENATE(&quot;            &quot;;[.A217];[.B217];&quot; &quot;;ROUND([.C217];5))" table:style-name="ce1">
            <text:p><text:s text:c="12"/>864: 6,96774</text:p>
          </table:table-cell>
          <table:table-cell table:number-columns-repeated="16380"/>
        </table:table-row>
        <table:table-row table:style-name="ro1">
          <table:table-cell office:value-type="float" office:value="868" table:formula="of:=[.A217]+4" table:style-name="ce1">
            <text:p>868</text:p>
          </table:table-cell>
          <table:table-cell office:value-type="string" table:style-name="ce1">
            <text:p>:</text:p>
          </table:table-cell>
          <table:table-cell office:value-type="float" office:value="6.9999999999999947" table:formula="of:=[.C217]+1/31" table:style-name="ce1">
            <text:p>7</text:p>
          </table:table-cell>
          <table:table-cell office:value-type="string" office:string-value="            868: 7" table:formula="of:=CONCATENATE(&quot;            &quot;;[.A218];[.B218];&quot; &quot;;ROUND([.C218];5))" table:style-name="ce1">
            <text:p><text:s text:c="12"/>868: 7</text:p>
          </table:table-cell>
          <table:table-cell table:number-columns-repeated="16380"/>
        </table:table-row>
        <table:table-row table:style-name="ro1">
          <table:table-cell office:value-type="float" office:value="872" table:formula="of:=[.A218]+4" table:style-name="ce1">
            <text:p>872</text:p>
          </table:table-cell>
          <table:table-cell office:value-type="string" table:style-name="ce1">
            <text:p>:</text:p>
          </table:table-cell>
          <table:table-cell office:value-type="float" office:value="7.0322580645161237" table:formula="of:=[.C218]+1/31" table:style-name="ce1">
            <text:p>7,032258065</text:p>
          </table:table-cell>
          <table:table-cell office:value-type="string" office:string-value="            872: 7,03226" table:formula="of:=CONCATENATE(&quot;            &quot;;[.A219];[.B219];&quot; &quot;;ROUND([.C219];5))" table:style-name="ce1">
            <text:p><text:s text:c="12"/>872: 7,03226</text:p>
          </table:table-cell>
          <table:table-cell table:number-columns-repeated="16380"/>
        </table:table-row>
        <table:table-row table:style-name="ro1">
          <table:table-cell office:value-type="float" office:value="876" table:formula="of:=[.A219]+4" table:style-name="ce1">
            <text:p>876</text:p>
          </table:table-cell>
          <table:table-cell office:value-type="string" table:style-name="ce1">
            <text:p>:</text:p>
          </table:table-cell>
          <table:table-cell office:value-type="float" office:value="7.0645161290322527" table:formula="of:=[.C219]+1/31" table:style-name="ce1">
            <text:p>7,064516129</text:p>
          </table:table-cell>
          <table:table-cell office:value-type="string" office:string-value="            876: 7,06452" table:formula="of:=CONCATENATE(&quot;            &quot;;[.A220];[.B220];&quot; &quot;;ROUND([.C220];5))" table:style-name="ce1">
            <text:p><text:s text:c="12"/>876: 7,06452</text:p>
          </table:table-cell>
          <table:table-cell table:number-columns-repeated="16380"/>
        </table:table-row>
        <table:table-row table:style-name="ro1">
          <table:table-cell office:value-type="float" office:value="880" table:formula="of:=[.A220]+4" table:style-name="ce1">
            <text:p>880</text:p>
          </table:table-cell>
          <table:table-cell office:value-type="string" table:style-name="ce1">
            <text:p>:</text:p>
          </table:table-cell>
          <table:table-cell office:value-type="float" office:value="7.0967741935483817" table:formula="of:=[.C220]+1/31" table:style-name="ce1">
            <text:p>7,096774194</text:p>
          </table:table-cell>
          <table:table-cell office:value-type="string" office:string-value="            880: 7,09677" table:formula="of:=CONCATENATE(&quot;            &quot;;[.A221];[.B221];&quot; &quot;;ROUND([.C221];5))" table:style-name="ce1">
            <text:p><text:s text:c="12"/>880: 7,09677</text:p>
          </table:table-cell>
          <table:table-cell table:number-columns-repeated="16380"/>
        </table:table-row>
        <table:table-row table:style-name="ro1">
          <table:table-cell office:value-type="float" office:value="884" table:formula="of:=[.A221]+4" table:style-name="ce1">
            <text:p>884</text:p>
          </table:table-cell>
          <table:table-cell office:value-type="string" table:style-name="ce1">
            <text:p>:</text:p>
          </table:table-cell>
          <table:table-cell office:value-type="float" office:value="7.1290322580645107" table:formula="of:=[.C221]+1/31" table:style-name="ce1">
            <text:p>7,129032258</text:p>
          </table:table-cell>
          <table:table-cell office:value-type="string" office:string-value="            884: 7,12903" table:formula="of:=CONCATENATE(&quot;            &quot;;[.A222];[.B222];&quot; &quot;;ROUND([.C222];5))" table:style-name="ce1">
            <text:p><text:s text:c="12"/>884: 7,12903</text:p>
          </table:table-cell>
          <table:table-cell table:number-columns-repeated="16380"/>
        </table:table-row>
        <table:table-row table:style-name="ro1">
          <table:table-cell office:value-type="float" office:value="888" table:formula="of:=[.A222]+4" table:style-name="ce1">
            <text:p>888</text:p>
          </table:table-cell>
          <table:table-cell office:value-type="string" table:style-name="ce1">
            <text:p>:</text:p>
          </table:table-cell>
          <table:table-cell office:value-type="float" office:value="7.1612903225806397" table:formula="of:=[.C222]+1/31" table:style-name="ce1">
            <text:p>7,161290323</text:p>
          </table:table-cell>
          <table:table-cell office:value-type="string" office:string-value="            888: 7,16129" table:formula="of:=CONCATENATE(&quot;            &quot;;[.A223];[.B223];&quot; &quot;;ROUND([.C223];5))" table:style-name="ce1">
            <text:p><text:s text:c="12"/>888: 7,16129</text:p>
          </table:table-cell>
          <table:table-cell table:number-columns-repeated="16380"/>
        </table:table-row>
        <table:table-row table:style-name="ro1">
          <table:table-cell office:value-type="float" office:value="892" table:formula="of:=[.A223]+4" table:style-name="ce1">
            <text:p>892</text:p>
          </table:table-cell>
          <table:table-cell office:value-type="string" table:style-name="ce1">
            <text:p>:</text:p>
          </table:table-cell>
          <table:table-cell office:value-type="float" office:value="7.1935483870967687" table:formula="of:=[.C223]+1/31" table:style-name="ce1">
            <text:p>7,193548387</text:p>
          </table:table-cell>
          <table:table-cell office:value-type="string" office:string-value="            892: 7,19355" table:formula="of:=CONCATENATE(&quot;            &quot;;[.A224];[.B224];&quot; &quot;;ROUND([.C224];5))" table:style-name="ce1">
            <text:p><text:s text:c="12"/>892: 7,19355</text:p>
          </table:table-cell>
          <table:table-cell table:number-columns-repeated="16380"/>
        </table:table-row>
        <table:table-row table:style-name="ro1">
          <table:table-cell office:value-type="float" office:value="896" table:formula="of:=[.A224]+4" table:style-name="ce1">
            <text:p>896</text:p>
          </table:table-cell>
          <table:table-cell office:value-type="string" table:style-name="ce1">
            <text:p>:</text:p>
          </table:table-cell>
          <table:table-cell office:value-type="float" office:value="7.2258064516128977" table:formula="of:=[.C224]+1/31" table:style-name="ce1">
            <text:p>7,225806452</text:p>
          </table:table-cell>
          <table:table-cell office:value-type="string" office:string-value="            896: 7,22581" table:formula="of:=CONCATENATE(&quot;            &quot;;[.A225];[.B225];&quot; &quot;;ROUND([.C225];5))" table:style-name="ce1">
            <text:p><text:s text:c="12"/>896: 7,22581</text:p>
          </table:table-cell>
          <table:table-cell table:number-columns-repeated="16380"/>
        </table:table-row>
        <table:table-row table:style-name="ro1">
          <table:table-cell office:value-type="float" office:value="900" table:formula="of:=[.A225]+4" table:style-name="ce1">
            <text:p>900</text:p>
          </table:table-cell>
          <table:table-cell office:value-type="string" table:style-name="ce1">
            <text:p>:</text:p>
          </table:table-cell>
          <table:table-cell office:value-type="float" office:value="7.2580645161290267" table:formula="of:=[.C225]+1/31" table:style-name="ce1">
            <text:p>7,258064516</text:p>
          </table:table-cell>
          <table:table-cell office:value-type="string" office:string-value="            900: 7,25806" table:formula="of:=CONCATENATE(&quot;            &quot;;[.A226];[.B226];&quot; &quot;;ROUND([.C226];5))" table:style-name="ce1">
            <text:p><text:s text:c="12"/>900: 7,25806</text:p>
          </table:table-cell>
          <table:table-cell table:number-columns-repeated="16380"/>
        </table:table-row>
        <table:table-row table:style-name="ro1">
          <table:table-cell office:value-type="float" office:value="904" table:formula="of:=[.A226]+4" table:style-name="ce1">
            <text:p>904</text:p>
          </table:table-cell>
          <table:table-cell office:value-type="string" table:style-name="ce1">
            <text:p>:</text:p>
          </table:table-cell>
          <table:table-cell office:value-type="float" office:value="7.2903225806451557" table:formula="of:=[.C226]+1/31" table:style-name="ce1">
            <text:p>7,290322581</text:p>
          </table:table-cell>
          <table:table-cell office:value-type="string" office:string-value="            904: 7,29032" table:formula="of:=CONCATENATE(&quot;            &quot;;[.A227];[.B227];&quot; &quot;;ROUND([.C227];5))" table:style-name="ce1">
            <text:p><text:s text:c="12"/>904: 7,29032</text:p>
          </table:table-cell>
          <table:table-cell table:number-columns-repeated="16380"/>
        </table:table-row>
        <table:table-row table:style-name="ro1">
          <table:table-cell office:value-type="float" office:value="908" table:formula="of:=[.A227]+4" table:style-name="ce1">
            <text:p>908</text:p>
          </table:table-cell>
          <table:table-cell office:value-type="string" table:style-name="ce1">
            <text:p>:</text:p>
          </table:table-cell>
          <table:table-cell office:value-type="float" office:value="7.3225806451612847" table:formula="of:=[.C227]+1/31" table:style-name="ce1">
            <text:p>7,322580645</text:p>
          </table:table-cell>
          <table:table-cell office:value-type="string" office:string-value="            908: 7,32258" table:formula="of:=CONCATENATE(&quot;            &quot;;[.A228];[.B228];&quot; &quot;;ROUND([.C228];5))" table:style-name="ce1">
            <text:p><text:s text:c="12"/>908: 7,32258</text:p>
          </table:table-cell>
          <table:table-cell table:number-columns-repeated="16380"/>
        </table:table-row>
        <table:table-row table:style-name="ro1">
          <table:table-cell office:value-type="float" office:value="912" table:formula="of:=[.A228]+4" table:style-name="ce1">
            <text:p>912</text:p>
          </table:table-cell>
          <table:table-cell office:value-type="string" table:style-name="ce1">
            <text:p>:</text:p>
          </table:table-cell>
          <table:table-cell office:value-type="float" office:value="7.3548387096774137" table:formula="of:=[.C228]+1/31" table:style-name="ce1">
            <text:p>7,35483871</text:p>
          </table:table-cell>
          <table:table-cell office:value-type="string" office:string-value="            912: 7,35484" table:formula="of:=CONCATENATE(&quot;            &quot;;[.A229];[.B229];&quot; &quot;;ROUND([.C229];5))" table:style-name="ce1">
            <text:p><text:s text:c="12"/>912: 7,35484</text:p>
          </table:table-cell>
          <table:table-cell table:number-columns-repeated="16380"/>
        </table:table-row>
        <table:table-row table:style-name="ro1">
          <table:table-cell office:value-type="float" office:value="916" table:formula="of:=[.A229]+4" table:style-name="ce1">
            <text:p>916</text:p>
          </table:table-cell>
          <table:table-cell office:value-type="string" table:style-name="ce1">
            <text:p>:</text:p>
          </table:table-cell>
          <table:table-cell office:value-type="float" office:value="7.3870967741935427" table:formula="of:=[.C229]+1/31" table:style-name="ce1">
            <text:p>7,387096774</text:p>
          </table:table-cell>
          <table:table-cell office:value-type="string" office:string-value="            916: 7,3871" table:formula="of:=CONCATENATE(&quot;            &quot;;[.A230];[.B230];&quot; &quot;;ROUND([.C230];5))" table:style-name="ce1">
            <text:p><text:s text:c="12"/>916: 7,3871</text:p>
          </table:table-cell>
          <table:table-cell table:number-columns-repeated="16380"/>
        </table:table-row>
        <table:table-row table:style-name="ro1">
          <table:table-cell office:value-type="float" office:value="920" table:formula="of:=[.A230]+4" table:style-name="ce1">
            <text:p>920</text:p>
          </table:table-cell>
          <table:table-cell office:value-type="string" table:style-name="ce1">
            <text:p>:</text:p>
          </table:table-cell>
          <table:table-cell office:value-type="float" office:value="7.4193548387096717" table:formula="of:=[.C230]+1/31" table:style-name="ce1">
            <text:p>7,419354839</text:p>
          </table:table-cell>
          <table:table-cell office:value-type="string" office:string-value="            920: 7,41935" table:formula="of:=CONCATENATE(&quot;            &quot;;[.A231];[.B231];&quot; &quot;;ROUND([.C231];5))" table:style-name="ce1">
            <text:p><text:s text:c="12"/>920: 7,41935</text:p>
          </table:table-cell>
          <table:table-cell table:number-columns-repeated="16380"/>
        </table:table-row>
        <table:table-row table:style-name="ro1">
          <table:table-cell office:value-type="float" office:value="924" table:formula="of:=[.A231]+4" table:style-name="ce1">
            <text:p>924</text:p>
          </table:table-cell>
          <table:table-cell office:value-type="string" table:style-name="ce1">
            <text:p>:</text:p>
          </table:table-cell>
          <table:table-cell office:value-type="float" office:value="7.4516129032258007" table:formula="of:=[.C231]+1/31" table:style-name="ce1">
            <text:p>7,451612903</text:p>
          </table:table-cell>
          <table:table-cell office:value-type="string" office:string-value="            924: 7,45161" table:formula="of:=CONCATENATE(&quot;            &quot;;[.A232];[.B232];&quot; &quot;;ROUND([.C232];5))" table:style-name="ce1">
            <text:p><text:s text:c="12"/>924: 7,45161</text:p>
          </table:table-cell>
          <table:table-cell table:number-columns-repeated="16380"/>
        </table:table-row>
        <table:table-row table:style-name="ro1">
          <table:table-cell office:value-type="float" office:value="928" table:formula="of:=[.A232]+4" table:style-name="ce1">
            <text:p>928</text:p>
          </table:table-cell>
          <table:table-cell office:value-type="string" table:style-name="ce1">
            <text:p>:</text:p>
          </table:table-cell>
          <table:table-cell office:value-type="float" office:value="7.4838709677419297" table:formula="of:=[.C232]+1/31" table:style-name="ce1">
            <text:p>7,483870968</text:p>
          </table:table-cell>
          <table:table-cell office:value-type="string" office:string-value="            928: 7,48387" table:formula="of:=CONCATENATE(&quot;            &quot;;[.A233];[.B233];&quot; &quot;;ROUND([.C233];5))" table:style-name="ce1">
            <text:p><text:s text:c="12"/>928: 7,48387</text:p>
          </table:table-cell>
          <table:table-cell table:number-columns-repeated="16380"/>
        </table:table-row>
        <table:table-row table:style-name="ro1">
          <table:table-cell office:value-type="float" office:value="932" table:formula="of:=[.A233]+4" table:style-name="ce1">
            <text:p>932</text:p>
          </table:table-cell>
          <table:table-cell office:value-type="string" table:style-name="ce1">
            <text:p>:</text:p>
          </table:table-cell>
          <table:table-cell office:value-type="float" office:value="7.5161290322580587" table:formula="of:=[.C233]+1/31" table:style-name="ce1">
            <text:p>7,516129032</text:p>
          </table:table-cell>
          <table:table-cell office:value-type="string" office:string-value="            932: 7,51613" table:formula="of:=CONCATENATE(&quot;            &quot;;[.A234];[.B234];&quot; &quot;;ROUND([.C234];5))" table:style-name="ce1">
            <text:p><text:s text:c="12"/>932: 7,51613</text:p>
          </table:table-cell>
          <table:table-cell table:number-columns-repeated="16380"/>
        </table:table-row>
        <table:table-row table:style-name="ro1">
          <table:table-cell office:value-type="float" office:value="936" table:formula="of:=[.A234]+4" table:style-name="ce1">
            <text:p>936</text:p>
          </table:table-cell>
          <table:table-cell office:value-type="string" table:style-name="ce1">
            <text:p>:</text:p>
          </table:table-cell>
          <table:table-cell office:value-type="float" office:value="7.5483870967741877" table:formula="of:=[.C234]+1/31" table:style-name="ce1">
            <text:p>7,548387097</text:p>
          </table:table-cell>
          <table:table-cell office:value-type="string" office:string-value="            936: 7,54839" table:formula="of:=CONCATENATE(&quot;            &quot;;[.A235];[.B235];&quot; &quot;;ROUND([.C235];5))" table:style-name="ce1">
            <text:p><text:s text:c="12"/>936: 7,54839</text:p>
          </table:table-cell>
          <table:table-cell table:number-columns-repeated="16380"/>
        </table:table-row>
        <table:table-row table:style-name="ro1">
          <table:table-cell office:value-type="float" office:value="940" table:formula="of:=[.A235]+4" table:style-name="ce1">
            <text:p>940</text:p>
          </table:table-cell>
          <table:table-cell office:value-type="string" table:style-name="ce1">
            <text:p>:</text:p>
          </table:table-cell>
          <table:table-cell office:value-type="float" office:value="7.5806451612903167" table:formula="of:=[.C235]+1/31" table:style-name="ce1">
            <text:p>7,580645161</text:p>
          </table:table-cell>
          <table:table-cell office:value-type="string" office:string-value="            940: 7,58065" table:formula="of:=CONCATENATE(&quot;            &quot;;[.A236];[.B236];&quot; &quot;;ROUND([.C236];5))" table:style-name="ce1">
            <text:p><text:s text:c="12"/>940: 7,58065</text:p>
          </table:table-cell>
          <table:table-cell table:number-columns-repeated="16380"/>
        </table:table-row>
        <table:table-row table:style-name="ro1">
          <table:table-cell office:value-type="float" office:value="944" table:formula="of:=[.A236]+4" table:style-name="ce1">
            <text:p>944</text:p>
          </table:table-cell>
          <table:table-cell office:value-type="string" table:style-name="ce1">
            <text:p>:</text:p>
          </table:table-cell>
          <table:table-cell office:value-type="float" office:value="7.6129032258064457" table:formula="of:=[.C236]+1/31" table:style-name="ce1">
            <text:p>7,612903226</text:p>
          </table:table-cell>
          <table:table-cell office:value-type="string" office:string-value="            944: 7,6129" table:formula="of:=CONCATENATE(&quot;            &quot;;[.A237];[.B237];&quot; &quot;;ROUND([.C237];5))" table:style-name="ce1">
            <text:p><text:s text:c="12"/>944: 7,6129</text:p>
          </table:table-cell>
          <table:table-cell table:number-columns-repeated="16380"/>
        </table:table-row>
        <table:table-row table:style-name="ro1">
          <table:table-cell office:value-type="float" office:value="948" table:formula="of:=[.A237]+4" table:style-name="ce1">
            <text:p>948</text:p>
          </table:table-cell>
          <table:table-cell office:value-type="string" table:style-name="ce1">
            <text:p>:</text:p>
          </table:table-cell>
          <table:table-cell office:value-type="float" office:value="7.6451612903225747" table:formula="of:=[.C237]+1/31" table:style-name="ce1">
            <text:p>7,64516129</text:p>
          </table:table-cell>
          <table:table-cell office:value-type="string" office:string-value="            948: 7,64516" table:formula="of:=CONCATENATE(&quot;            &quot;;[.A238];[.B238];&quot; &quot;;ROUND([.C238];5))" table:style-name="ce1">
            <text:p><text:s text:c="12"/>948: 7,64516</text:p>
          </table:table-cell>
          <table:table-cell table:number-columns-repeated="16380"/>
        </table:table-row>
        <table:table-row table:style-name="ro1">
          <table:table-cell office:value-type="float" office:value="952" table:formula="of:=[.A238]+4" table:style-name="ce1">
            <text:p>952</text:p>
          </table:table-cell>
          <table:table-cell office:value-type="string" table:style-name="ce1">
            <text:p>:</text:p>
          </table:table-cell>
          <table:table-cell office:value-type="float" office:value="7.6774193548387037" table:formula="of:=[.C238]+1/31" table:style-name="ce1">
            <text:p>7,677419355</text:p>
          </table:table-cell>
          <table:table-cell office:value-type="string" office:string-value="            952: 7,67742" table:formula="of:=CONCATENATE(&quot;            &quot;;[.A239];[.B239];&quot; &quot;;ROUND([.C239];5))" table:style-name="ce1">
            <text:p><text:s text:c="12"/>952: 7,67742</text:p>
          </table:table-cell>
          <table:table-cell table:number-columns-repeated="16380"/>
        </table:table-row>
        <table:table-row table:style-name="ro1">
          <table:table-cell office:value-type="float" office:value="956" table:formula="of:=[.A239]+4" table:style-name="ce1">
            <text:p>956</text:p>
          </table:table-cell>
          <table:table-cell office:value-type="string" table:style-name="ce1">
            <text:p>:</text:p>
          </table:table-cell>
          <table:table-cell office:value-type="float" office:value="7.7096774193548328" table:formula="of:=[.C239]+1/31" table:style-name="ce1">
            <text:p>7,709677419</text:p>
          </table:table-cell>
          <table:table-cell office:value-type="string" office:string-value="            956: 7,70968" table:formula="of:=CONCATENATE(&quot;            &quot;;[.A240];[.B240];&quot; &quot;;ROUND([.C240];5))" table:style-name="ce1">
            <text:p><text:s text:c="12"/>956: 7,70968</text:p>
          </table:table-cell>
          <table:table-cell table:number-columns-repeated="16380"/>
        </table:table-row>
        <table:table-row table:style-name="ro1">
          <table:table-cell office:value-type="float" office:value="960" table:formula="of:=[.A240]+4" table:style-name="ce1">
            <text:p>960</text:p>
          </table:table-cell>
          <table:table-cell office:value-type="string" table:style-name="ce1">
            <text:p>:</text:p>
          </table:table-cell>
          <table:table-cell office:value-type="float" office:value="7.7419354838709618" table:formula="of:=[.C240]+1/31" table:style-name="ce1">
            <text:p>7,741935484</text:p>
          </table:table-cell>
          <table:table-cell office:value-type="string" office:string-value="            960: 7,74194" table:formula="of:=CONCATENATE(&quot;            &quot;;[.A241];[.B241];&quot; &quot;;ROUND([.C241];5))" table:style-name="ce1">
            <text:p><text:s text:c="12"/>960: 7,74194</text:p>
          </table:table-cell>
          <table:table-cell table:number-columns-repeated="16380"/>
        </table:table-row>
        <table:table-row table:style-name="ro1">
          <table:table-cell office:value-type="float" office:value="964" table:formula="of:=[.A241]+4" table:style-name="ce1">
            <text:p>964</text:p>
          </table:table-cell>
          <table:table-cell office:value-type="string" table:style-name="ce1">
            <text:p>:</text:p>
          </table:table-cell>
          <table:table-cell office:value-type="float" office:value="7.7741935483870908" table:formula="of:=[.C241]+1/31" table:style-name="ce1">
            <text:p>7,774193548</text:p>
          </table:table-cell>
          <table:table-cell office:value-type="string" office:string-value="            964: 7,77419" table:formula="of:=CONCATENATE(&quot;            &quot;;[.A242];[.B242];&quot; &quot;;ROUND([.C242];5))" table:style-name="ce1">
            <text:p><text:s text:c="12"/>964: 7,77419</text:p>
          </table:table-cell>
          <table:table-cell table:number-columns-repeated="16380"/>
        </table:table-row>
        <table:table-row table:style-name="ro1">
          <table:table-cell office:value-type="float" office:value="968" table:formula="of:=[.A242]+4" table:style-name="ce1">
            <text:p>968</text:p>
          </table:table-cell>
          <table:table-cell office:value-type="string" table:style-name="ce1">
            <text:p>:</text:p>
          </table:table-cell>
          <table:table-cell office:value-type="float" office:value="7.8064516129032198" table:formula="of:=[.C242]+1/31" table:style-name="ce1">
            <text:p>7,806451613</text:p>
          </table:table-cell>
          <table:table-cell office:value-type="string" office:string-value="            968: 7,80645" table:formula="of:=CONCATENATE(&quot;            &quot;;[.A243];[.B243];&quot; &quot;;ROUND([.C243];5))" table:style-name="ce1">
            <text:p><text:s text:c="12"/>968: 7,80645</text:p>
          </table:table-cell>
          <table:table-cell table:number-columns-repeated="16380"/>
        </table:table-row>
        <table:table-row table:style-name="ro1">
          <table:table-cell office:value-type="float" office:value="972" table:formula="of:=[.A243]+4" table:style-name="ce1">
            <text:p>972</text:p>
          </table:table-cell>
          <table:table-cell office:value-type="string" table:style-name="ce1">
            <text:p>:</text:p>
          </table:table-cell>
          <table:table-cell office:value-type="float" office:value="7.8387096774193488" table:formula="of:=[.C243]+1/31" table:style-name="ce1">
            <text:p>7,838709677</text:p>
          </table:table-cell>
          <table:table-cell office:value-type="string" office:string-value="            972: 7,83871" table:formula="of:=CONCATENATE(&quot;            &quot;;[.A244];[.B244];&quot; &quot;;ROUND([.C244];5))" table:style-name="ce1">
            <text:p><text:s text:c="12"/>972: 7,83871</text:p>
          </table:table-cell>
          <table:table-cell table:number-columns-repeated="16380"/>
        </table:table-row>
        <table:table-row table:style-name="ro1">
          <table:table-cell office:value-type="float" office:value="976" table:formula="of:=[.A244]+4" table:style-name="ce1">
            <text:p>976</text:p>
          </table:table-cell>
          <table:table-cell office:value-type="string" table:style-name="ce1">
            <text:p>:</text:p>
          </table:table-cell>
          <table:table-cell office:value-type="float" office:value="7.8709677419354778" table:formula="of:=[.C244]+1/31" table:style-name="ce1">
            <text:p>7,870967742</text:p>
          </table:table-cell>
          <table:table-cell office:value-type="string" office:string-value="            976: 7,87097" table:formula="of:=CONCATENATE(&quot;            &quot;;[.A245];[.B245];&quot; &quot;;ROUND([.C245];5))" table:style-name="ce1">
            <text:p><text:s text:c="12"/>976: 7,87097</text:p>
          </table:table-cell>
          <table:table-cell table:number-columns-repeated="16380"/>
        </table:table-row>
        <table:table-row table:style-name="ro1">
          <table:table-cell office:value-type="float" office:value="980" table:formula="of:=[.A245]+4" table:style-name="ce1">
            <text:p>980</text:p>
          </table:table-cell>
          <table:table-cell office:value-type="string" table:style-name="ce1">
            <text:p>:</text:p>
          </table:table-cell>
          <table:table-cell office:value-type="float" office:value="7.9032258064516068" table:formula="of:=[.C245]+1/31" table:style-name="ce1">
            <text:p>7,903225806</text:p>
          </table:table-cell>
          <table:table-cell office:value-type="string" office:string-value="            980: 7,90323" table:formula="of:=CONCATENATE(&quot;            &quot;;[.A246];[.B246];&quot; &quot;;ROUND([.C246];5))" table:style-name="ce1">
            <text:p><text:s text:c="12"/>980: 7,90323</text:p>
          </table:table-cell>
          <table:table-cell table:number-columns-repeated="16380"/>
        </table:table-row>
        <table:table-row table:style-name="ro1">
          <table:table-cell office:value-type="float" office:value="984" table:formula="of:=[.A246]+4" table:style-name="ce1">
            <text:p>984</text:p>
          </table:table-cell>
          <table:table-cell office:value-type="string" table:style-name="ce1">
            <text:p>:</text:p>
          </table:table-cell>
          <table:table-cell office:value-type="float" office:value="7.9354838709677358" table:formula="of:=[.C246]+1/31" table:style-name="ce1">
            <text:p>7,935483871</text:p>
          </table:table-cell>
          <table:table-cell office:value-type="string" office:string-value="            984: 7,93548" table:formula="of:=CONCATENATE(&quot;            &quot;;[.A247];[.B247];&quot; &quot;;ROUND([.C247];5))" table:style-name="ce1">
            <text:p><text:s text:c="12"/>984: 7,93548</text:p>
          </table:table-cell>
          <table:table-cell table:number-columns-repeated="16380"/>
        </table:table-row>
        <table:table-row table:style-name="ro1">
          <table:table-cell office:value-type="float" office:value="988" table:formula="of:=[.A247]+4" table:style-name="ce1">
            <text:p>988</text:p>
          </table:table-cell>
          <table:table-cell office:value-type="string" table:style-name="ce1">
            <text:p>:</text:p>
          </table:table-cell>
          <table:table-cell office:value-type="float" office:value="7.9677419354838648" table:formula="of:=[.C247]+1/31" table:style-name="ce1">
            <text:p>7,967741935</text:p>
          </table:table-cell>
          <table:table-cell office:value-type="string" office:string-value="            988: 7,96774" table:formula="of:=CONCATENATE(&quot;            &quot;;[.A248];[.B248];&quot; &quot;;ROUND([.C248];5))" table:style-name="ce1">
            <text:p><text:s text:c="12"/>988: 7,96774</text:p>
          </table:table-cell>
          <table:table-cell table:number-columns-repeated="16380"/>
        </table:table-row>
        <table:table-row table:style-name="ro1">
          <table:table-cell office:value-type="float" office:value="992" table:formula="of:=[.A248]+4" table:style-name="ce1">
            <text:p>992</text:p>
          </table:table-cell>
          <table:table-cell office:value-type="string" table:style-name="ce1">
            <text:p>:</text:p>
          </table:table-cell>
          <table:table-cell office:value-type="float" office:value="7.9999999999999938" table:formula="of:=[.C248]+1/31" table:style-name="ce1">
            <text:p>8</text:p>
          </table:table-cell>
          <table:table-cell office:value-type="string" office:string-value="            992: 8" table:formula="of:=CONCATENATE(&quot;            &quot;;[.A249];[.B249];&quot; &quot;;ROUND([.C249];5))" table:style-name="ce1">
            <text:p><text:s text:c="12"/>992: 8</text:p>
          </table:table-cell>
          <table:table-cell table:number-columns-repeated="16380"/>
        </table:table-row>
        <table:table-row table:style-name="ro1">
          <table:table-cell office:value-type="float" office:value="996" table:formula="of:=[.A249]+4" table:style-name="ce1">
            <text:p>996</text:p>
          </table:table-cell>
          <table:table-cell office:value-type="string" table:style-name="ce1">
            <text:p>:</text:p>
          </table:table-cell>
          <table:table-cell office:value-type="float" office:value="8.0322580645161228" table:formula="of:=[.C249]+1/31" table:style-name="ce1">
            <text:p>8,032258065</text:p>
          </table:table-cell>
          <table:table-cell office:value-type="string" office:string-value="            996: 8,03226" table:formula="of:=CONCATENATE(&quot;            &quot;;[.A250];[.B250];&quot; &quot;;ROUND([.C250];5))" table:style-name="ce1">
            <text:p><text:s text:c="12"/>996: 8,03226</text:p>
          </table:table-cell>
          <table:table-cell table:number-columns-repeated="16380"/>
        </table:table-row>
        <table:table-row table:style-name="ro1">
          <table:table-cell office:value-type="float" office:value="1000" table:formula="of:=[.A250]+4" table:style-name="ce1">
            <text:p>1000</text:p>
          </table:table-cell>
          <table:table-cell office:value-type="string" table:style-name="ce1">
            <text:p>:</text:p>
          </table:table-cell>
          <table:table-cell office:value-type="float" office:value="8.0645161290322527" table:formula="of:=[.C250]+1/31" table:style-name="ce1">
            <text:p>8,064516129</text:p>
          </table:table-cell>
          <table:table-cell office:value-type="string" office:string-value="            1000: 8,06452" table:formula="of:=CONCATENATE(&quot;            &quot;;[.A251];[.B251];&quot; &quot;;ROUND([.C251];5))" table:style-name="ce1">
            <text:p><text:s text:c="12"/>1000: 8,06452</text:p>
          </table:table-cell>
          <table:table-cell table:number-columns-repeated="16380"/>
        </table:table-row>
        <table:table-row table:style-name="ro1">
          <table:table-cell office:value-type="float" office:value="1004" table:formula="of:=[.A251]+4" table:style-name="ce1">
            <text:p>1004</text:p>
          </table:table-cell>
          <table:table-cell office:value-type="string" table:style-name="ce1">
            <text:p>:</text:p>
          </table:table-cell>
          <table:table-cell office:value-type="float" office:value="8.0967741935483826" table:formula="of:=[.C251]+1/31" table:style-name="ce1">
            <text:p>8,096774194</text:p>
          </table:table-cell>
          <table:table-cell office:value-type="string" office:string-value="            1004: 8,09677" table:formula="of:=CONCATENATE(&quot;            &quot;;[.A252];[.B252];&quot; &quot;;ROUND([.C252];5))" table:style-name="ce1">
            <text:p><text:s text:c="12"/>1004: 8,09677</text:p>
          </table:table-cell>
          <table:table-cell table:number-columns-repeated="16380"/>
        </table:table-row>
        <table:table-row table:style-name="ro1">
          <table:table-cell office:value-type="float" office:value="1008" table:formula="of:=[.A252]+4" table:style-name="ce1">
            <text:p>1008</text:p>
          </table:table-cell>
          <table:table-cell office:value-type="string" table:style-name="ce1">
            <text:p>:</text:p>
          </table:table-cell>
          <table:table-cell office:value-type="float" office:value="8.1290322580645125" table:formula="of:=[.C252]+1/31" table:style-name="ce1">
            <text:p>8,129032258</text:p>
          </table:table-cell>
          <table:table-cell office:value-type="string" office:string-value="            1008: 8,12903" table:formula="of:=CONCATENATE(&quot;            &quot;;[.A253];[.B253];&quot; &quot;;ROUND([.C253];5))" table:style-name="ce1">
            <text:p><text:s text:c="12"/>1008: 8,12903</text:p>
          </table:table-cell>
          <table:table-cell table:number-columns-repeated="16380"/>
        </table:table-row>
        <table:table-row table:style-name="ro1">
          <table:table-cell office:value-type="float" office:value="1012" table:formula="of:=[.A253]+4" table:style-name="ce1">
            <text:p>1012</text:p>
          </table:table-cell>
          <table:table-cell office:value-type="string" table:style-name="ce1">
            <text:p>:</text:p>
          </table:table-cell>
          <table:table-cell office:value-type="float" office:value="8.1612903225806424" table:formula="of:=[.C253]+1/31" table:style-name="ce1">
            <text:p>8,161290323</text:p>
          </table:table-cell>
          <table:table-cell office:value-type="string" office:string-value="            1012: 8,16129" table:formula="of:=CONCATENATE(&quot;            &quot;;[.A254];[.B254];&quot; &quot;;ROUND([.C254];5))" table:style-name="ce1">
            <text:p><text:s text:c="12"/>1012: 8,16129</text:p>
          </table:table-cell>
          <table:table-cell table:number-columns-repeated="16380"/>
        </table:table-row>
        <table:table-row table:style-name="ro1">
          <table:table-cell office:value-type="float" office:value="1016" table:formula="of:=[.A254]+4" table:style-name="ce1">
            <text:p>1016</text:p>
          </table:table-cell>
          <table:table-cell office:value-type="string" table:style-name="ce1">
            <text:p>:</text:p>
          </table:table-cell>
          <table:table-cell office:value-type="float" office:value="8.1935483870967722" table:formula="of:=[.C254]+1/31" table:style-name="ce1">
            <text:p>8,193548387</text:p>
          </table:table-cell>
          <table:table-cell office:value-type="string" office:string-value="            1016: 8,19355" table:formula="of:=CONCATENATE(&quot;            &quot;;[.A255];[.B255];&quot; &quot;;ROUND([.C255];5))" table:style-name="ce1">
            <text:p><text:s text:c="12"/>1016: 8,19355</text:p>
          </table:table-cell>
          <table:table-cell table:number-columns-repeated="16380"/>
        </table:table-row>
        <table:table-row table:style-name="ro1">
          <table:table-cell office:value-type="float" office:value="1020" table:formula="of:=[.A255]+4" table:style-name="ce1">
            <text:p>1020</text:p>
          </table:table-cell>
          <table:table-cell office:value-type="string" table:style-name="ce1">
            <text:p>:</text:p>
          </table:table-cell>
          <table:table-cell office:value-type="float" office:value="8.2258064516129021" table:formula="of:=[.C255]+1/31" table:style-name="ce1">
            <text:p>8,225806452</text:p>
          </table:table-cell>
          <table:table-cell office:value-type="string" office:string-value="            1020: 8,22581" table:formula="of:=CONCATENATE(&quot;            &quot;;[.A256];[.B256];&quot; &quot;;ROUND([.C256];5))" table:style-name="ce1">
            <text:p><text:s text:c="12"/>1020: 8,22581</text:p>
          </table:table-cell>
          <table:table-cell table:number-columns-repeated="16380"/>
        </table:table-row>
        <table:table-row table:style-name="ro1">
          <table:table-cell office:value-type="float" office:value="1024" table:formula="of:=[.A256]+4" table:style-name="ce1">
            <text:p>1024</text:p>
          </table:table-cell>
          <table:table-cell office:value-type="string" table:style-name="ce1">
            <text:p>:</text:p>
          </table:table-cell>
          <table:table-cell office:value-type="float" office:value="8.258064516129032" table:formula="of:=[.C256]+1/31" table:style-name="ce1">
            <text:p>8,258064516</text:p>
          </table:table-cell>
          <table:table-cell office:value-type="string" office:string-value="            1024: 8,25806" table:formula="of:=CONCATENATE(&quot;            &quot;;[.A257];[.B257];&quot; &quot;;ROUND([.C257];5))" table:style-name="ce1">
            <text:p><text:s text:c="12"/>1024: 8,25806</text:p>
          </table:table-cell>
          <table:table-cell table:number-columns-repeated="16380"/>
        </table:table-row>
        <table:table-row table:style-name="ro1">
          <table:table-cell office:value-type="float" office:value="1028" table:formula="of:=[.A257]+4" table:style-name="ce1">
            <text:p>1028</text:p>
          </table:table-cell>
          <table:table-cell office:value-type="string" table:style-name="ce1">
            <text:p>:</text:p>
          </table:table-cell>
          <table:table-cell office:value-type="float" office:value="8.2903225806451619" table:formula="of:=[.C257]+1/31" table:style-name="ce1">
            <text:p>8,290322581</text:p>
          </table:table-cell>
          <table:table-cell office:value-type="string" office:string-value="            1028: 8,29032" table:formula="of:=CONCATENATE(&quot;            &quot;;[.A258];[.B258];&quot; &quot;;ROUND([.C258];5))" table:style-name="ce1">
            <text:p><text:s text:c="12"/>1028: 8,29032</text:p>
          </table:table-cell>
          <table:table-cell table:number-columns-repeated="16380"/>
        </table:table-row>
        <table:table-row table:style-name="ro1">
          <table:table-cell office:value-type="float" office:value="1032" table:formula="of:=[.A258]+4" table:style-name="ce1">
            <text:p>1032</text:p>
          </table:table-cell>
          <table:table-cell office:value-type="string" table:style-name="ce1">
            <text:p>:</text:p>
          </table:table-cell>
          <table:table-cell office:value-type="float" office:value="8.3225806451612918" table:formula="of:=[.C258]+1/31" table:style-name="ce1">
            <text:p>8,322580645</text:p>
          </table:table-cell>
          <table:table-cell office:value-type="string" office:string-value="            1032: 8,32258" table:formula="of:=CONCATENATE(&quot;            &quot;;[.A259];[.B259];&quot; &quot;;ROUND([.C259];5))" table:style-name="ce1">
            <text:p><text:s text:c="12"/>1032: 8,32258</text:p>
          </table:table-cell>
          <table:table-cell table:number-columns-repeated="16380"/>
        </table:table-row>
        <table:table-row table:style-name="ro1">
          <table:table-cell office:value-type="float" office:value="1036" table:formula="of:=[.A259]+4" table:style-name="ce1">
            <text:p>1036</text:p>
          </table:table-cell>
          <table:table-cell office:value-type="string" table:style-name="ce1">
            <text:p>:</text:p>
          </table:table-cell>
          <table:table-cell office:value-type="float" office:value="8.3548387096774217" table:formula="of:=[.C259]+1/31" table:style-name="ce1">
            <text:p>8,35483871</text:p>
          </table:table-cell>
          <table:table-cell office:value-type="string" office:string-value="            1036: 8,35484" table:formula="of:=CONCATENATE(&quot;            &quot;;[.A260];[.B260];&quot; &quot;;ROUND([.C260];5))" table:style-name="ce1">
            <text:p><text:s text:c="12"/>1036: 8,35484</text:p>
          </table:table-cell>
          <table:table-cell table:number-columns-repeated="16380"/>
        </table:table-row>
        <table:table-row table:style-name="ro1">
          <table:table-cell office:value-type="float" office:value="1040" table:formula="of:=[.A260]+4" table:style-name="ce1">
            <text:p>1040</text:p>
          </table:table-cell>
          <table:table-cell office:value-type="string" table:style-name="ce1">
            <text:p>:</text:p>
          </table:table-cell>
          <table:table-cell office:value-type="float" office:value="8.3870967741935516" table:formula="of:=[.C260]+1/31" table:style-name="ce1">
            <text:p>8,387096774</text:p>
          </table:table-cell>
          <table:table-cell office:value-type="string" office:string-value="            1040: 8,3871" table:formula="of:=CONCATENATE(&quot;            &quot;;[.A261];[.B261];&quot; &quot;;ROUND([.C261];5))" table:style-name="ce1">
            <text:p><text:s text:c="12"/>1040: 8,3871</text:p>
          </table:table-cell>
          <table:table-cell table:number-columns-repeated="16380"/>
        </table:table-row>
        <table:table-row table:style-name="ro1">
          <table:table-cell office:value-type="float" office:value="1044" table:formula="of:=[.A261]+4" table:style-name="ce1">
            <text:p>1044</text:p>
          </table:table-cell>
          <table:table-cell office:value-type="string" table:style-name="ce1">
            <text:p>:</text:p>
          </table:table-cell>
          <table:table-cell office:value-type="float" office:value="8.4193548387096815" table:formula="of:=[.C261]+1/31" table:style-name="ce1">
            <text:p>8,419354839</text:p>
          </table:table-cell>
          <table:table-cell office:value-type="string" office:string-value="            1044: 8,41935" table:formula="of:=CONCATENATE(&quot;            &quot;;[.A262];[.B262];&quot; &quot;;ROUND([.C262];5))" table:style-name="ce1">
            <text:p><text:s text:c="12"/>1044: 8,41935</text:p>
          </table:table-cell>
          <table:table-cell table:number-columns-repeated="16380"/>
        </table:table-row>
        <table:table-row table:style-name="ro1">
          <table:table-cell office:value-type="float" office:value="1048" table:formula="of:=[.A262]+4" table:style-name="ce1">
            <text:p>1048</text:p>
          </table:table-cell>
          <table:table-cell office:value-type="string" table:style-name="ce1">
            <text:p>:</text:p>
          </table:table-cell>
          <table:table-cell office:value-type="float" office:value="8.4516129032258114" table:formula="of:=[.C262]+1/31" table:style-name="ce1">
            <text:p>8,451612903</text:p>
          </table:table-cell>
          <table:table-cell office:value-type="string" office:string-value="            1048: 8,45161" table:formula="of:=CONCATENATE(&quot;            &quot;;[.A263];[.B263];&quot; &quot;;ROUND([.C263];5))" table:style-name="ce1">
            <text:p><text:s text:c="12"/>1048: 8,45161</text:p>
          </table:table-cell>
          <table:table-cell table:number-columns-repeated="16380"/>
        </table:table-row>
        <table:table-row table:style-name="ro1">
          <table:table-cell office:value-type="float" office:value="1052" table:formula="of:=[.A263]+4" table:style-name="ce1">
            <text:p>1052</text:p>
          </table:table-cell>
          <table:table-cell office:value-type="string" table:style-name="ce1">
            <text:p>:</text:p>
          </table:table-cell>
          <table:table-cell office:value-type="float" office:value="8.4838709677419413" table:formula="of:=[.C263]+1/31" table:style-name="ce1">
            <text:p>8,483870968</text:p>
          </table:table-cell>
          <table:table-cell office:value-type="string" office:string-value="            1052: 8,48387" table:formula="of:=CONCATENATE(&quot;            &quot;;[.A264];[.B264];&quot; &quot;;ROUND([.C264];5))" table:style-name="ce1">
            <text:p><text:s text:c="12"/>1052: 8,48387</text:p>
          </table:table-cell>
          <table:table-cell table:number-columns-repeated="16380"/>
        </table:table-row>
        <table:table-row table:style-name="ro1">
          <table:table-cell office:value-type="float" office:value="1056" table:formula="of:=[.A264]+4" table:style-name="ce1">
            <text:p>1056</text:p>
          </table:table-cell>
          <table:table-cell office:value-type="string" table:style-name="ce1">
            <text:p>:</text:p>
          </table:table-cell>
          <table:table-cell office:value-type="float" office:value="8.5161290322580712" table:formula="of:=[.C264]+1/31" table:style-name="ce1">
            <text:p>8,516129032</text:p>
          </table:table-cell>
          <table:table-cell office:value-type="string" office:string-value="            1056: 8,51613" table:formula="of:=CONCATENATE(&quot;            &quot;;[.A265];[.B265];&quot; &quot;;ROUND([.C265];5))" table:style-name="ce1">
            <text:p><text:s text:c="12"/>1056: 8,51613</text:p>
          </table:table-cell>
          <table:table-cell table:number-columns-repeated="16380"/>
        </table:table-row>
        <table:table-row table:style-name="ro1">
          <table:table-cell office:value-type="float" office:value="1060" table:formula="of:=[.A265]+4" table:style-name="ce1">
            <text:p>1060</text:p>
          </table:table-cell>
          <table:table-cell office:value-type="string" table:style-name="ce1">
            <text:p>:</text:p>
          </table:table-cell>
          <table:table-cell office:value-type="float" office:value="8.5483870967742011" table:formula="of:=[.C265]+1/31" table:style-name="ce1">
            <text:p>8,548387097</text:p>
          </table:table-cell>
          <table:table-cell office:value-type="string" office:string-value="            1060: 8,54839" table:formula="of:=CONCATENATE(&quot;            &quot;;[.A266];[.B266];&quot; &quot;;ROUND([.C266];5))" table:style-name="ce1">
            <text:p><text:s text:c="12"/>1060: 8,54839</text:p>
          </table:table-cell>
          <table:table-cell table:number-columns-repeated="16380"/>
        </table:table-row>
        <table:table-row table:style-name="ro1">
          <table:table-cell office:value-type="float" office:value="1064" table:formula="of:=[.A266]+4" table:style-name="ce1">
            <text:p>1064</text:p>
          </table:table-cell>
          <table:table-cell office:value-type="string" table:style-name="ce1">
            <text:p>:</text:p>
          </table:table-cell>
          <table:table-cell office:value-type="float" office:value="8.5806451612903309" table:formula="of:=[.C266]+1/31" table:style-name="ce1">
            <text:p>8,580645161</text:p>
          </table:table-cell>
          <table:table-cell office:value-type="string" office:string-value="            1064: 8,58065" table:formula="of:=CONCATENATE(&quot;            &quot;;[.A267];[.B267];&quot; &quot;;ROUND([.C267];5))" table:style-name="ce1">
            <text:p><text:s text:c="12"/>1064: 8,58065</text:p>
          </table:table-cell>
          <table:table-cell table:number-columns-repeated="16380"/>
        </table:table-row>
        <table:table-row table:style-name="ro1">
          <table:table-cell office:value-type="float" office:value="1068" table:formula="of:=[.A267]+4" table:style-name="ce1">
            <text:p>1068</text:p>
          </table:table-cell>
          <table:table-cell office:value-type="string" table:style-name="ce1">
            <text:p>:</text:p>
          </table:table-cell>
          <table:table-cell office:value-type="float" office:value="8.6129032258064608" table:formula="of:=[.C267]+1/31" table:style-name="ce1">
            <text:p>8,612903226</text:p>
          </table:table-cell>
          <table:table-cell office:value-type="string" office:string-value="            1068: 8,6129" table:formula="of:=CONCATENATE(&quot;            &quot;;[.A268];[.B268];&quot; &quot;;ROUND([.C268];5))" table:style-name="ce1">
            <text:p><text:s text:c="12"/>1068: 8,6129</text:p>
          </table:table-cell>
          <table:table-cell table:number-columns-repeated="16380"/>
        </table:table-row>
        <table:table-row table:style-name="ro1">
          <table:table-cell office:value-type="float" office:value="1072" table:formula="of:=[.A268]+4" table:style-name="ce1">
            <text:p>1072</text:p>
          </table:table-cell>
          <table:table-cell office:value-type="string" table:style-name="ce1">
            <text:p>:</text:p>
          </table:table-cell>
          <table:table-cell office:value-type="float" office:value="8.6451612903225907" table:formula="of:=[.C268]+1/31" table:style-name="ce1">
            <text:p>8,64516129</text:p>
          </table:table-cell>
          <table:table-cell office:value-type="string" office:string-value="            1072: 8,64516" table:formula="of:=CONCATENATE(&quot;            &quot;;[.A269];[.B269];&quot; &quot;;ROUND([.C269];5))" table:style-name="ce1">
            <text:p><text:s text:c="12"/>1072: 8,64516</text:p>
          </table:table-cell>
          <table:table-cell table:number-columns-repeated="16380"/>
        </table:table-row>
        <table:table-row table:style-name="ro1">
          <table:table-cell office:value-type="float" office:value="1076" table:formula="of:=[.A269]+4" table:style-name="ce1">
            <text:p>1076</text:p>
          </table:table-cell>
          <table:table-cell office:value-type="string" table:style-name="ce1">
            <text:p>:</text:p>
          </table:table-cell>
          <table:table-cell office:value-type="float" office:value="8.6774193548387206" table:formula="of:=[.C269]+1/31" table:style-name="ce1">
            <text:p>8,677419355</text:p>
          </table:table-cell>
          <table:table-cell office:value-type="string" office:string-value="            1076: 8,67742" table:formula="of:=CONCATENATE(&quot;            &quot;;[.A270];[.B270];&quot; &quot;;ROUND([.C270];5))" table:style-name="ce1">
            <text:p><text:s text:c="12"/>1076: 8,67742</text:p>
          </table:table-cell>
          <table:table-cell table:number-columns-repeated="16380"/>
        </table:table-row>
        <table:table-row table:style-name="ro1">
          <table:table-cell office:value-type="float" office:value="1080" table:formula="of:=[.A270]+4" table:style-name="ce1">
            <text:p>1080</text:p>
          </table:table-cell>
          <table:table-cell office:value-type="string" table:style-name="ce1">
            <text:p>:</text:p>
          </table:table-cell>
          <table:table-cell office:value-type="float" office:value="8.7096774193548505" table:formula="of:=[.C270]+1/31" table:style-name="ce1">
            <text:p>8,709677419</text:p>
          </table:table-cell>
          <table:table-cell office:value-type="string" office:string-value="            1080: 8,70968" table:formula="of:=CONCATENATE(&quot;            &quot;;[.A271];[.B271];&quot; &quot;;ROUND([.C271];5))" table:style-name="ce1">
            <text:p><text:s text:c="12"/>1080: 8,70968</text:p>
          </table:table-cell>
          <table:table-cell table:number-columns-repeated="16380"/>
        </table:table-row>
        <table:table-row table:style-name="ro1">
          <table:table-cell office:value-type="float" office:value="1084" table:formula="of:=[.A271]+4" table:style-name="ce1">
            <text:p>1084</text:p>
          </table:table-cell>
          <table:table-cell office:value-type="string" table:style-name="ce1">
            <text:p>:</text:p>
          </table:table-cell>
          <table:table-cell office:value-type="float" office:value="8.7419354838709804" table:formula="of:=[.C271]+1/31" table:style-name="ce1">
            <text:p>8,741935484</text:p>
          </table:table-cell>
          <table:table-cell office:value-type="string" office:string-value="            1084: 8,74194" table:formula="of:=CONCATENATE(&quot;            &quot;;[.A272];[.B272];&quot; &quot;;ROUND([.C272];5))" table:style-name="ce1">
            <text:p><text:s text:c="12"/>1084: 8,74194</text:p>
          </table:table-cell>
          <table:table-cell table:number-columns-repeated="16380"/>
        </table:table-row>
        <table:table-row table:style-name="ro1">
          <table:table-cell office:value-type="float" office:value="1088" table:formula="of:=[.A272]+4" table:style-name="ce1">
            <text:p>1088</text:p>
          </table:table-cell>
          <table:table-cell office:value-type="string" table:style-name="ce1">
            <text:p>:</text:p>
          </table:table-cell>
          <table:table-cell office:value-type="float" office:value="8.7741935483871103" table:formula="of:=[.C272]+1/31" table:style-name="ce1">
            <text:p>8,774193548</text:p>
          </table:table-cell>
          <table:table-cell office:value-type="string" office:string-value="            1088: 8,77419" table:formula="of:=CONCATENATE(&quot;            &quot;;[.A273];[.B273];&quot; &quot;;ROUND([.C273];5))" table:style-name="ce1">
            <text:p><text:s text:c="12"/>1088: 8,77419</text:p>
          </table:table-cell>
          <table:table-cell table:number-columns-repeated="16380"/>
        </table:table-row>
        <table:table-row table:style-name="ro1">
          <table:table-cell office:value-type="float" office:value="1092" table:formula="of:=[.A273]+4" table:style-name="ce1">
            <text:p>1092</text:p>
          </table:table-cell>
          <table:table-cell office:value-type="string" table:style-name="ce1">
            <text:p>:</text:p>
          </table:table-cell>
          <table:table-cell office:value-type="float" office:value="8.8064516129032402" table:formula="of:=[.C273]+1/31" table:style-name="ce1">
            <text:p>8,806451613</text:p>
          </table:table-cell>
          <table:table-cell office:value-type="string" office:string-value="            1092: 8,80645" table:formula="of:=CONCATENATE(&quot;            &quot;;[.A274];[.B274];&quot; &quot;;ROUND([.C274];5))" table:style-name="ce1">
            <text:p><text:s text:c="12"/>1092: 8,80645</text:p>
          </table:table-cell>
          <table:table-cell table:number-columns-repeated="16380"/>
        </table:table-row>
        <table:table-row table:style-name="ro1">
          <table:table-cell office:value-type="float" office:value="1096" table:formula="of:=[.A274]+4" table:style-name="ce1">
            <text:p>1096</text:p>
          </table:table-cell>
          <table:table-cell office:value-type="string" table:style-name="ce1">
            <text:p>:</text:p>
          </table:table-cell>
          <table:table-cell office:value-type="float" office:value="8.8387096774193701" table:formula="of:=[.C274]+1/31" table:style-name="ce1">
            <text:p>8,838709677</text:p>
          </table:table-cell>
          <table:table-cell office:value-type="string" office:string-value="            1096: 8,83871" table:formula="of:=CONCATENATE(&quot;            &quot;;[.A275];[.B275];&quot; &quot;;ROUND([.C275];5))" table:style-name="ce1">
            <text:p><text:s text:c="12"/>1096: 8,83871</text:p>
          </table:table-cell>
          <table:table-cell table:number-columns-repeated="16380"/>
        </table:table-row>
        <table:table-row table:style-name="ro1">
          <table:table-cell office:value-type="float" office:value="1100" table:formula="of:=[.A275]+4" table:style-name="ce1">
            <text:p>1100</text:p>
          </table:table-cell>
          <table:table-cell office:value-type="string" table:style-name="ce1">
            <text:p>:</text:p>
          </table:table-cell>
          <table:table-cell office:value-type="float" office:value="8.8709677419355" table:formula="of:=[.C275]+1/31" table:style-name="ce1">
            <text:p>8,870967742</text:p>
          </table:table-cell>
          <table:table-cell office:value-type="string" office:string-value="            1100: 8,87097" table:formula="of:=CONCATENATE(&quot;            &quot;;[.A276];[.B276];&quot; &quot;;ROUND([.C276];5))" table:style-name="ce1">
            <text:p><text:s text:c="12"/>1100: 8,87097</text:p>
          </table:table-cell>
          <table:table-cell table:number-columns-repeated="16380"/>
        </table:table-row>
        <table:table-row table:style-name="ro1">
          <table:table-cell office:value-type="float" office:value="1104" table:formula="of:=[.A276]+4" table:style-name="ce1">
            <text:p>1104</text:p>
          </table:table-cell>
          <table:table-cell office:value-type="string" table:style-name="ce1">
            <text:p>:</text:p>
          </table:table-cell>
          <table:table-cell office:value-type="float" office:value="8.9032258064516299" table:formula="of:=[.C276]+1/31" table:style-name="ce1">
            <text:p>8,903225806</text:p>
          </table:table-cell>
          <table:table-cell office:value-type="string" office:string-value="            1104: 8,90323" table:formula="of:=CONCATENATE(&quot;            &quot;;[.A277];[.B277];&quot; &quot;;ROUND([.C277];5))" table:style-name="ce1">
            <text:p><text:s text:c="12"/>1104: 8,90323</text:p>
          </table:table-cell>
          <table:table-cell table:number-columns-repeated="16380"/>
        </table:table-row>
        <table:table-row table:style-name="ro1">
          <table:table-cell office:value-type="float" office:value="1108" table:formula="of:=[.A277]+4" table:style-name="ce1">
            <text:p>1108</text:p>
          </table:table-cell>
          <table:table-cell office:value-type="string" table:style-name="ce1">
            <text:p>:</text:p>
          </table:table-cell>
          <table:table-cell office:value-type="float" office:value="8.9354838709677598" table:formula="of:=[.C277]+1/31" table:style-name="ce1">
            <text:p>8,935483871</text:p>
          </table:table-cell>
          <table:table-cell office:value-type="string" office:string-value="            1108: 8,93548" table:formula="of:=CONCATENATE(&quot;            &quot;;[.A278];[.B278];&quot; &quot;;ROUND([.C278];5))" table:style-name="ce1">
            <text:p><text:s text:c="12"/>1108: 8,93548</text:p>
          </table:table-cell>
          <table:table-cell table:number-columns-repeated="16380"/>
        </table:table-row>
        <table:table-row table:style-name="ro1">
          <table:table-cell office:value-type="float" office:value="1112" table:formula="of:=[.A278]+4" table:style-name="ce1">
            <text:p>1112</text:p>
          </table:table-cell>
          <table:table-cell office:value-type="string" table:style-name="ce1">
            <text:p>:</text:p>
          </table:table-cell>
          <table:table-cell office:value-type="float" office:value="8.9677419354838896" table:formula="of:=[.C278]+1/31" table:style-name="ce1">
            <text:p>8,967741935</text:p>
          </table:table-cell>
          <table:table-cell office:value-type="string" office:string-value="            1112: 8,96774" table:formula="of:=CONCATENATE(&quot;            &quot;;[.A279];[.B279];&quot; &quot;;ROUND([.C279];5))" table:style-name="ce1">
            <text:p><text:s text:c="12"/>1112: 8,96774</text:p>
          </table:table-cell>
          <table:table-cell table:number-columns-repeated="16380"/>
        </table:table-row>
        <table:table-row table:style-name="ro1">
          <table:table-cell office:value-type="float" office:value="1116" table:formula="of:=[.A279]+4" table:style-name="ce1">
            <text:p>1116</text:p>
          </table:table-cell>
          <table:table-cell office:value-type="string" table:style-name="ce1">
            <text:p>:</text:p>
          </table:table-cell>
          <table:table-cell office:value-type="float" office:value="9.0000000000000195" table:formula="of:=[.C279]+1/31" table:style-name="ce1">
            <text:p>9</text:p>
          </table:table-cell>
          <table:table-cell office:value-type="string" office:string-value="            1116: 9" table:formula="of:=CONCATENATE(&quot;            &quot;;[.A280];[.B280];&quot; &quot;;ROUND([.C280];5))" table:style-name="ce1">
            <text:p><text:s text:c="12"/>1116: 9</text:p>
          </table:table-cell>
          <table:table-cell table:number-columns-repeated="16380"/>
        </table:table-row>
        <table:table-row table:style-name="ro1">
          <table:table-cell office:value-type="float" office:value="1120" table:formula="of:=[.A280]+4" table:style-name="ce1">
            <text:p>1120</text:p>
          </table:table-cell>
          <table:table-cell office:value-type="string" table:style-name="ce1">
            <text:p>:</text:p>
          </table:table-cell>
          <table:table-cell office:value-type="float" office:value="9.0322580645161494" table:formula="of:=[.C280]+1/31" table:style-name="ce1">
            <text:p>9,032258065</text:p>
          </table:table-cell>
          <table:table-cell office:value-type="string" office:string-value="            1120: 9,03226" table:formula="of:=CONCATENATE(&quot;            &quot;;[.A281];[.B281];&quot; &quot;;ROUND([.C281];5))" table:style-name="ce1">
            <text:p><text:s text:c="12"/>1120: 9,03226</text:p>
          </table:table-cell>
          <table:table-cell table:number-columns-repeated="16380"/>
        </table:table-row>
        <table:table-row table:style-name="ro1">
          <table:table-cell office:value-type="float" office:value="1124" table:formula="of:=[.A281]+4" table:style-name="ce1">
            <text:p>1124</text:p>
          </table:table-cell>
          <table:table-cell office:value-type="string" table:style-name="ce1">
            <text:p>:</text:p>
          </table:table-cell>
          <table:table-cell office:value-type="float" office:value="9.0645161290322793" table:formula="of:=[.C281]+1/31" table:style-name="ce1">
            <text:p>9,064516129</text:p>
          </table:table-cell>
          <table:table-cell office:value-type="string" office:string-value="            1124: 9,06452" table:formula="of:=CONCATENATE(&quot;            &quot;;[.A282];[.B282];&quot; &quot;;ROUND([.C282];5))" table:style-name="ce1">
            <text:p><text:s text:c="12"/>1124: 9,06452</text:p>
          </table:table-cell>
          <table:table-cell table:number-columns-repeated="16380"/>
        </table:table-row>
        <table:table-row table:style-name="ro1">
          <table:table-cell office:value-type="float" office:value="1128" table:formula="of:=[.A282]+4" table:style-name="ce1">
            <text:p>1128</text:p>
          </table:table-cell>
          <table:table-cell office:value-type="string" table:style-name="ce1">
            <text:p>:</text:p>
          </table:table-cell>
          <table:table-cell office:value-type="float" office:value="9.0967741935484092" table:formula="of:=[.C282]+1/31" table:style-name="ce1">
            <text:p>9,096774194</text:p>
          </table:table-cell>
          <table:table-cell office:value-type="string" office:string-value="            1128: 9,09677" table:formula="of:=CONCATENATE(&quot;            &quot;;[.A283];[.B283];&quot; &quot;;ROUND([.C283];5))" table:style-name="ce1">
            <text:p><text:s text:c="12"/>1128: 9,09677</text:p>
          </table:table-cell>
          <table:table-cell table:number-columns-repeated="16380"/>
        </table:table-row>
        <table:table-row table:style-name="ro1">
          <table:table-cell office:value-type="float" office:value="1132" table:formula="of:=[.A283]+4" table:style-name="ce1">
            <text:p>1132</text:p>
          </table:table-cell>
          <table:table-cell office:value-type="string" table:style-name="ce1">
            <text:p>:</text:p>
          </table:table-cell>
          <table:table-cell office:value-type="float" office:value="9.1290322580645391" table:formula="of:=[.C283]+1/31" table:style-name="ce1">
            <text:p>9,129032258</text:p>
          </table:table-cell>
          <table:table-cell office:value-type="string" office:string-value="            1132: 9,12903" table:formula="of:=CONCATENATE(&quot;            &quot;;[.A284];[.B284];&quot; &quot;;ROUND([.C284];5))" table:style-name="ce1">
            <text:p><text:s text:c="12"/>1132: 9,12903</text:p>
          </table:table-cell>
          <table:table-cell table:number-columns-repeated="16380"/>
        </table:table-row>
        <table:table-row table:style-name="ro1">
          <table:table-cell office:value-type="float" office:value="1136" table:formula="of:=[.A284]+4" table:style-name="ce1">
            <text:p>1136</text:p>
          </table:table-cell>
          <table:table-cell office:value-type="string" table:style-name="ce1">
            <text:p>:</text:p>
          </table:table-cell>
          <table:table-cell office:value-type="float" office:value="9.161290322580669" table:formula="of:=[.C284]+1/31" table:style-name="ce1">
            <text:p>9,161290323</text:p>
          </table:table-cell>
          <table:table-cell office:value-type="string" office:string-value="            1136: 9,16129" table:formula="of:=CONCATENATE(&quot;            &quot;;[.A285];[.B285];&quot; &quot;;ROUND([.C285];5))" table:style-name="ce1">
            <text:p><text:s text:c="12"/>1136: 9,16129</text:p>
          </table:table-cell>
          <table:table-cell table:number-columns-repeated="16380"/>
        </table:table-row>
        <table:table-row table:style-name="ro1">
          <table:table-cell office:value-type="float" office:value="1140" table:formula="of:=[.A285]+4" table:style-name="ce1">
            <text:p>1140</text:p>
          </table:table-cell>
          <table:table-cell office:value-type="string" table:style-name="ce1">
            <text:p>:</text:p>
          </table:table-cell>
          <table:table-cell office:value-type="float" office:value="9.1935483870967989" table:formula="of:=[.C285]+1/31" table:style-name="ce1">
            <text:p>9,193548387</text:p>
          </table:table-cell>
          <table:table-cell office:value-type="string" office:string-value="            1140: 9,19355" table:formula="of:=CONCATENATE(&quot;            &quot;;[.A286];[.B286];&quot; &quot;;ROUND([.C286];5))" table:style-name="ce1">
            <text:p><text:s text:c="12"/>1140: 9,19355</text:p>
          </table:table-cell>
          <table:table-cell table:number-columns-repeated="16380"/>
        </table:table-row>
        <table:table-row table:style-name="ro1">
          <table:table-cell office:value-type="float" office:value="1144" table:formula="of:=[.A286]+4" table:style-name="ce1">
            <text:p>1144</text:p>
          </table:table-cell>
          <table:table-cell office:value-type="string" table:style-name="ce1">
            <text:p>:</text:p>
          </table:table-cell>
          <table:table-cell office:value-type="float" office:value="9.2258064516129288" table:formula="of:=[.C286]+1/31" table:style-name="ce1">
            <text:p>9,225806452</text:p>
          </table:table-cell>
          <table:table-cell office:value-type="string" office:string-value="            1144: 9,22581" table:formula="of:=CONCATENATE(&quot;            &quot;;[.A287];[.B287];&quot; &quot;;ROUND([.C287];5))" table:style-name="ce1">
            <text:p><text:s text:c="12"/>1144: 9,22581</text:p>
          </table:table-cell>
          <table:table-cell table:number-columns-repeated="16380"/>
        </table:table-row>
        <table:table-row table:style-name="ro1">
          <table:table-cell office:value-type="float" office:value="1148" table:formula="of:=[.A287]+4" table:style-name="ce1">
            <text:p>1148</text:p>
          </table:table-cell>
          <table:table-cell office:value-type="string" table:style-name="ce1">
            <text:p>:</text:p>
          </table:table-cell>
          <table:table-cell office:value-type="float" office:value="9.2580645161290587" table:formula="of:=[.C287]+1/31" table:style-name="ce1">
            <text:p>9,258064516</text:p>
          </table:table-cell>
          <table:table-cell office:value-type="string" office:string-value="            1148: 9,25806" table:formula="of:=CONCATENATE(&quot;            &quot;;[.A288];[.B288];&quot; &quot;;ROUND([.C288];5))" table:style-name="ce1">
            <text:p><text:s text:c="12"/>1148: 9,25806</text:p>
          </table:table-cell>
          <table:table-cell table:number-columns-repeated="16380"/>
        </table:table-row>
        <table:table-row table:style-name="ro1">
          <table:table-cell office:value-type="float" office:value="1152" table:formula="of:=[.A288]+4" table:style-name="ce1">
            <text:p>1152</text:p>
          </table:table-cell>
          <table:table-cell office:value-type="string" table:style-name="ce1">
            <text:p>:</text:p>
          </table:table-cell>
          <table:table-cell office:value-type="float" office:value="9.2903225806451886" table:formula="of:=[.C288]+1/31" table:style-name="ce1">
            <text:p>9,290322581</text:p>
          </table:table-cell>
          <table:table-cell office:value-type="string" office:string-value="            1152: 9,29032" table:formula="of:=CONCATENATE(&quot;            &quot;;[.A289];[.B289];&quot; &quot;;ROUND([.C289];5))" table:style-name="ce1">
            <text:p><text:s text:c="12"/>1152: 9,29032</text:p>
          </table:table-cell>
          <table:table-cell table:number-columns-repeated="16380"/>
        </table:table-row>
        <table:table-row table:style-name="ro1">
          <table:table-cell office:value-type="float" office:value="1156" table:formula="of:=[.A289]+4" table:style-name="ce1">
            <text:p>1156</text:p>
          </table:table-cell>
          <table:table-cell office:value-type="string" table:style-name="ce1">
            <text:p>:</text:p>
          </table:table-cell>
          <table:table-cell office:value-type="float" office:value="9.3225806451613185" table:formula="of:=[.C289]+1/31" table:style-name="ce1">
            <text:p>9,322580645</text:p>
          </table:table-cell>
          <table:table-cell office:value-type="string" office:string-value="            1156: 9,32258" table:formula="of:=CONCATENATE(&quot;            &quot;;[.A290];[.B290];&quot; &quot;;ROUND([.C290];5))" table:style-name="ce1">
            <text:p><text:s text:c="12"/>1156: 9,32258</text:p>
          </table:table-cell>
          <table:table-cell table:number-columns-repeated="16380"/>
        </table:table-row>
        <table:table-row table:style-name="ro1">
          <table:table-cell office:value-type="float" office:value="1160" table:formula="of:=[.A290]+4" table:style-name="ce1">
            <text:p>1160</text:p>
          </table:table-cell>
          <table:table-cell office:value-type="string" table:style-name="ce1">
            <text:p>:</text:p>
          </table:table-cell>
          <table:table-cell office:value-type="float" office:value="9.3548387096774483" table:formula="of:=[.C290]+1/31" table:style-name="ce1">
            <text:p>9,35483871</text:p>
          </table:table-cell>
          <table:table-cell office:value-type="string" office:string-value="            1160: 9,35484" table:formula="of:=CONCATENATE(&quot;            &quot;;[.A291];[.B291];&quot; &quot;;ROUND([.C291];5))" table:style-name="ce1">
            <text:p><text:s text:c="12"/>1160: 9,35484</text:p>
          </table:table-cell>
          <table:table-cell table:number-columns-repeated="16380"/>
        </table:table-row>
        <table:table-row table:style-name="ro1">
          <table:table-cell office:value-type="float" office:value="1164" table:formula="of:=[.A291]+4" table:style-name="ce1">
            <text:p>1164</text:p>
          </table:table-cell>
          <table:table-cell office:value-type="string" table:style-name="ce1">
            <text:p>:</text:p>
          </table:table-cell>
          <table:table-cell office:value-type="float" office:value="9.3870967741935782" table:formula="of:=[.C291]+1/31" table:style-name="ce1">
            <text:p>9,387096774</text:p>
          </table:table-cell>
          <table:table-cell office:value-type="string" office:string-value="            1164: 9,3871" table:formula="of:=CONCATENATE(&quot;            &quot;;[.A292];[.B292];&quot; &quot;;ROUND([.C292];5))" table:style-name="ce1">
            <text:p><text:s text:c="12"/>1164: 9,3871</text:p>
          </table:table-cell>
          <table:table-cell table:number-columns-repeated="16380"/>
        </table:table-row>
        <table:table-row table:style-name="ro1">
          <table:table-cell office:value-type="float" office:value="1168" table:formula="of:=[.A292]+4" table:style-name="ce1">
            <text:p>1168</text:p>
          </table:table-cell>
          <table:table-cell office:value-type="string" table:style-name="ce1">
            <text:p>:</text:p>
          </table:table-cell>
          <table:table-cell office:value-type="float" office:value="9.4193548387097081" table:formula="of:=[.C292]+1/31" table:style-name="ce1">
            <text:p>9,419354839</text:p>
          </table:table-cell>
          <table:table-cell office:value-type="string" office:string-value="            1168: 9,41935" table:formula="of:=CONCATENATE(&quot;            &quot;;[.A293];[.B293];&quot; &quot;;ROUND([.C293];5))" table:style-name="ce1">
            <text:p><text:s text:c="12"/>1168: 9,41935</text:p>
          </table:table-cell>
          <table:table-cell table:number-columns-repeated="16380"/>
        </table:table-row>
        <table:table-row table:style-name="ro1">
          <table:table-cell office:value-type="float" office:value="1172" table:formula="of:=[.A293]+4" table:style-name="ce1">
            <text:p>1172</text:p>
          </table:table-cell>
          <table:table-cell office:value-type="string" table:style-name="ce1">
            <text:p>:</text:p>
          </table:table-cell>
          <table:table-cell office:value-type="float" office:value="9.451612903225838" table:formula="of:=[.C293]+1/31" table:style-name="ce1">
            <text:p>9,451612903</text:p>
          </table:table-cell>
          <table:table-cell office:value-type="string" office:string-value="            1172: 9,45161" table:formula="of:=CONCATENATE(&quot;            &quot;;[.A294];[.B294];&quot; &quot;;ROUND([.C294];5))" table:style-name="ce1">
            <text:p><text:s text:c="12"/>1172: 9,45161</text:p>
          </table:table-cell>
          <table:table-cell table:number-columns-repeated="16380"/>
        </table:table-row>
        <table:table-row table:style-name="ro1">
          <table:table-cell office:value-type="float" office:value="1176" table:formula="of:=[.A294]+4" table:style-name="ce1">
            <text:p>1176</text:p>
          </table:table-cell>
          <table:table-cell office:value-type="string" table:style-name="ce1">
            <text:p>:</text:p>
          </table:table-cell>
          <table:table-cell office:value-type="float" office:value="9.4838709677419679" table:formula="of:=[.C294]+1/31" table:style-name="ce1">
            <text:p>9,483870968</text:p>
          </table:table-cell>
          <table:table-cell office:value-type="string" office:string-value="            1176: 9,48387" table:formula="of:=CONCATENATE(&quot;            &quot;;[.A295];[.B295];&quot; &quot;;ROUND([.C295];5))" table:style-name="ce1">
            <text:p><text:s text:c="12"/>1176: 9,48387</text:p>
          </table:table-cell>
          <table:table-cell table:number-columns-repeated="16380"/>
        </table:table-row>
        <table:table-row table:style-name="ro1">
          <table:table-cell office:value-type="float" office:value="1180" table:formula="of:=[.A295]+4" table:style-name="ce1">
            <text:p>1180</text:p>
          </table:table-cell>
          <table:table-cell office:value-type="string" table:style-name="ce1">
            <text:p>:</text:p>
          </table:table-cell>
          <table:table-cell office:value-type="float" office:value="9.5161290322580978" table:formula="of:=[.C295]+1/31" table:style-name="ce1">
            <text:p>9,516129032</text:p>
          </table:table-cell>
          <table:table-cell office:value-type="string" office:string-value="            1180: 9,51613" table:formula="of:=CONCATENATE(&quot;            &quot;;[.A296];[.B296];&quot; &quot;;ROUND([.C296];5))" table:style-name="ce1">
            <text:p><text:s text:c="12"/>1180: 9,51613</text:p>
          </table:table-cell>
          <table:table-cell table:number-columns-repeated="16380"/>
        </table:table-row>
        <table:table-row table:style-name="ro1">
          <table:table-cell office:value-type="float" office:value="1184" table:formula="of:=[.A296]+4" table:style-name="ce1">
            <text:p>1184</text:p>
          </table:table-cell>
          <table:table-cell office:value-type="string" table:style-name="ce1">
            <text:p>:</text:p>
          </table:table-cell>
          <table:table-cell office:value-type="float" office:value="9.5483870967742277" table:formula="of:=[.C296]+1/31" table:style-name="ce1">
            <text:p>9,548387097</text:p>
          </table:table-cell>
          <table:table-cell office:value-type="string" office:string-value="            1184: 9,54839" table:formula="of:=CONCATENATE(&quot;            &quot;;[.A297];[.B297];&quot; &quot;;ROUND([.C297];5))" table:style-name="ce1">
            <text:p><text:s text:c="12"/>1184: 9,54839</text:p>
          </table:table-cell>
          <table:table-cell table:number-columns-repeated="16380"/>
        </table:table-row>
        <table:table-row table:style-name="ro1">
          <table:table-cell office:value-type="float" office:value="1188" table:formula="of:=[.A297]+4" table:style-name="ce1">
            <text:p>1188</text:p>
          </table:table-cell>
          <table:table-cell office:value-type="string" table:style-name="ce1">
            <text:p>:</text:p>
          </table:table-cell>
          <table:table-cell office:value-type="float" office:value="9.5806451612903576" table:formula="of:=[.C297]+1/31" table:style-name="ce1">
            <text:p>9,580645161</text:p>
          </table:table-cell>
          <table:table-cell office:value-type="string" office:string-value="            1188: 9,58065" table:formula="of:=CONCATENATE(&quot;            &quot;;[.A298];[.B298];&quot; &quot;;ROUND([.C298];5))" table:style-name="ce1">
            <text:p><text:s text:c="12"/>1188: 9,58065</text:p>
          </table:table-cell>
          <table:table-cell table:number-columns-repeated="16380"/>
        </table:table-row>
        <table:table-row table:style-name="ro1">
          <table:table-cell office:value-type="float" office:value="1192" table:formula="of:=[.A298]+4" table:style-name="ce1">
            <text:p>1192</text:p>
          </table:table-cell>
          <table:table-cell office:value-type="string" table:style-name="ce1">
            <text:p>:</text:p>
          </table:table-cell>
          <table:table-cell office:value-type="float" office:value="9.6129032258064875" table:formula="of:=[.C298]+1/31" table:style-name="ce1">
            <text:p>9,612903226</text:p>
          </table:table-cell>
          <table:table-cell office:value-type="string" office:string-value="            1192: 9,6129" table:formula="of:=CONCATENATE(&quot;            &quot;;[.A299];[.B299];&quot; &quot;;ROUND([.C299];5))" table:style-name="ce1">
            <text:p><text:s text:c="12"/>1192: 9,6129</text:p>
          </table:table-cell>
          <table:table-cell table:number-columns-repeated="16380"/>
        </table:table-row>
        <table:table-row table:style-name="ro1">
          <table:table-cell office:value-type="float" office:value="1196" table:formula="of:=[.A299]+4" table:style-name="ce1">
            <text:p>1196</text:p>
          </table:table-cell>
          <table:table-cell office:value-type="string" table:style-name="ce1">
            <text:p>:</text:p>
          </table:table-cell>
          <table:table-cell office:value-type="float" office:value="9.6451612903226174" table:formula="of:=[.C299]+1/31" table:style-name="ce1">
            <text:p>9,64516129</text:p>
          </table:table-cell>
          <table:table-cell office:value-type="string" office:string-value="            1196: 9,64516" table:formula="of:=CONCATENATE(&quot;            &quot;;[.A300];[.B300];&quot; &quot;;ROUND([.C300];5))" table:style-name="ce1">
            <text:p><text:s text:c="12"/>1196: 9,64516</text:p>
          </table:table-cell>
          <table:table-cell table:number-columns-repeated="16380"/>
        </table:table-row>
        <table:table-row table:style-name="ro1">
          <table:table-cell office:value-type="float" office:value="1200" table:formula="of:=[.A300]+4" table:style-name="ce1">
            <text:p>1200</text:p>
          </table:table-cell>
          <table:table-cell office:value-type="string" table:style-name="ce1">
            <text:p>:</text:p>
          </table:table-cell>
          <table:table-cell office:value-type="float" office:value="9.6774193548387473" table:formula="of:=[.C300]+1/31" table:style-name="ce1">
            <text:p>9,677419355</text:p>
          </table:table-cell>
          <table:table-cell office:value-type="string" office:string-value="            1200: 9,67742" table:formula="of:=CONCATENATE(&quot;            &quot;;[.A301];[.B301];&quot; &quot;;ROUND([.C301];5))" table:style-name="ce1">
            <text:p><text:s text:c="12"/>1200: 9,67742</text:p>
          </table:table-cell>
          <table:table-cell table:number-columns-repeated="16380"/>
        </table:table-row>
        <table:table-row table:style-name="ro1">
          <table:table-cell office:value-type="float" office:value="1204" table:formula="of:=[.A301]+4" table:style-name="ce1">
            <text:p>1204</text:p>
          </table:table-cell>
          <table:table-cell office:value-type="string" table:style-name="ce1">
            <text:p>:</text:p>
          </table:table-cell>
          <table:table-cell office:value-type="float" office:value="9.7096774193548772" table:formula="of:=[.C301]+1/31" table:style-name="ce1">
            <text:p>9,709677419</text:p>
          </table:table-cell>
          <table:table-cell office:value-type="string" office:string-value="            1204: 9,70968" table:formula="of:=CONCATENATE(&quot;            &quot;;[.A302];[.B302];&quot; &quot;;ROUND([.C302];5))" table:style-name="ce1">
            <text:p><text:s text:c="12"/>1204: 9,70968</text:p>
          </table:table-cell>
          <table:table-cell table:number-columns-repeated="16380"/>
        </table:table-row>
        <table:table-row table:style-name="ro1">
          <table:table-cell office:value-type="float" office:value="1208" table:formula="of:=[.A302]+4" table:style-name="ce1">
            <text:p>1208</text:p>
          </table:table-cell>
          <table:table-cell office:value-type="string" table:style-name="ce1">
            <text:p>:</text:p>
          </table:table-cell>
          <table:table-cell office:value-type="float" office:value="9.7419354838710071" table:formula="of:=[.C302]+1/31" table:style-name="ce1">
            <text:p>9,741935484</text:p>
          </table:table-cell>
          <table:table-cell office:value-type="string" office:string-value="            1208: 9,74194" table:formula="of:=CONCATENATE(&quot;            &quot;;[.A303];[.B303];&quot; &quot;;ROUND([.C303];5))" table:style-name="ce1">
            <text:p><text:s text:c="12"/>1208: 9,74194</text:p>
          </table:table-cell>
          <table:table-cell table:number-columns-repeated="16380"/>
        </table:table-row>
        <table:table-row table:style-name="ro1">
          <table:table-cell office:value-type="float" office:value="1212" table:formula="of:=[.A303]+4" table:style-name="ce1">
            <text:p>1212</text:p>
          </table:table-cell>
          <table:table-cell office:value-type="string" table:style-name="ce1">
            <text:p>:</text:p>
          </table:table-cell>
          <table:table-cell office:value-type="float" office:value="9.7741935483871369" table:formula="of:=[.C303]+1/31" table:style-name="ce1">
            <text:p>9,774193548</text:p>
          </table:table-cell>
          <table:table-cell office:value-type="string" office:string-value="            1212: 9,77419" table:formula="of:=CONCATENATE(&quot;            &quot;;[.A304];[.B304];&quot; &quot;;ROUND([.C304];5))" table:style-name="ce1">
            <text:p><text:s text:c="12"/>1212: 9,77419</text:p>
          </table:table-cell>
          <table:table-cell table:number-columns-repeated="16380"/>
        </table:table-row>
        <table:table-row table:style-name="ro1">
          <table:table-cell office:value-type="float" office:value="1216" table:formula="of:=[.A304]+4" table:style-name="ce1">
            <text:p>1216</text:p>
          </table:table-cell>
          <table:table-cell office:value-type="string" table:style-name="ce1">
            <text:p>:</text:p>
          </table:table-cell>
          <table:table-cell office:value-type="float" office:value="9.8064516129032668" table:formula="of:=[.C304]+1/31" table:style-name="ce1">
            <text:p>9,806451613</text:p>
          </table:table-cell>
          <table:table-cell office:value-type="string" office:string-value="            1216: 9,80645" table:formula="of:=CONCATENATE(&quot;            &quot;;[.A305];[.B305];&quot; &quot;;ROUND([.C305];5))" table:style-name="ce1">
            <text:p><text:s text:c="12"/>1216: 9,80645</text:p>
          </table:table-cell>
          <table:table-cell table:number-columns-repeated="16380"/>
        </table:table-row>
        <table:table-row table:style-name="ro1">
          <table:table-cell office:value-type="float" office:value="1220" table:formula="of:=[.A305]+4" table:style-name="ce1">
            <text:p>1220</text:p>
          </table:table-cell>
          <table:table-cell office:value-type="string" table:style-name="ce1">
            <text:p>:</text:p>
          </table:table-cell>
          <table:table-cell office:value-type="float" office:value="9.8387096774193967" table:formula="of:=[.C305]+1/31" table:style-name="ce1">
            <text:p>9,838709677</text:p>
          </table:table-cell>
          <table:table-cell office:value-type="string" office:string-value="            1220: 9,83871" table:formula="of:=CONCATENATE(&quot;            &quot;;[.A306];[.B306];&quot; &quot;;ROUND([.C306];5))" table:style-name="ce1">
            <text:p><text:s text:c="12"/>1220: 9,83871</text:p>
          </table:table-cell>
          <table:table-cell table:number-columns-repeated="16380"/>
        </table:table-row>
        <table:table-row table:style-name="ro1">
          <table:table-cell office:value-type="float" office:value="1224" table:formula="of:=[.A306]+4" table:style-name="ce1">
            <text:p>1224</text:p>
          </table:table-cell>
          <table:table-cell office:value-type="string" table:style-name="ce1">
            <text:p>:</text:p>
          </table:table-cell>
          <table:table-cell office:value-type="float" office:value="9.8709677419355266" table:formula="of:=[.C306]+1/31" table:style-name="ce1">
            <text:p>9,870967742</text:p>
          </table:table-cell>
          <table:table-cell office:value-type="string" office:string-value="            1224: 9,87097" table:formula="of:=CONCATENATE(&quot;            &quot;;[.A307];[.B307];&quot; &quot;;ROUND([.C307];5))" table:style-name="ce1">
            <text:p><text:s text:c="12"/>1224: 9,87097</text:p>
          </table:table-cell>
          <table:table-cell table:number-columns-repeated="16380"/>
        </table:table-row>
        <table:table-row table:style-name="ro1">
          <table:table-cell office:value-type="float" office:value="1228" table:formula="of:=[.A307]+4" table:style-name="ce1">
            <text:p>1228</text:p>
          </table:table-cell>
          <table:table-cell office:value-type="string" table:style-name="ce1">
            <text:p>:</text:p>
          </table:table-cell>
          <table:table-cell office:value-type="float" office:value="9.9032258064516565" table:formula="of:=[.C307]+1/31" table:style-name="ce1">
            <text:p>9,903225806</text:p>
          </table:table-cell>
          <table:table-cell office:value-type="string" office:string-value="            1228: 9,90323" table:formula="of:=CONCATENATE(&quot;            &quot;;[.A308];[.B308];&quot; &quot;;ROUND([.C308];5))" table:style-name="ce1">
            <text:p><text:s text:c="12"/>1228: 9,90323</text:p>
          </table:table-cell>
          <table:table-cell table:number-columns-repeated="16380"/>
        </table:table-row>
        <table:table-row table:style-name="ro1">
          <table:table-cell office:value-type="float" office:value="1232" table:formula="of:=[.A308]+4" table:style-name="ce1">
            <text:p>1232</text:p>
          </table:table-cell>
          <table:table-cell office:value-type="string" table:style-name="ce1">
            <text:p>:</text:p>
          </table:table-cell>
          <table:table-cell office:value-type="float" office:value="9.9354838709677864" table:formula="of:=[.C308]+1/31" table:style-name="ce1">
            <text:p>9,935483871</text:p>
          </table:table-cell>
          <table:table-cell office:value-type="string" office:string-value="            1232: 9,93548" table:formula="of:=CONCATENATE(&quot;            &quot;;[.A309];[.B309];&quot; &quot;;ROUND([.C309];5))" table:style-name="ce1">
            <text:p><text:s text:c="12"/>1232: 9,93548</text:p>
          </table:table-cell>
          <table:table-cell table:number-columns-repeated="16380"/>
        </table:table-row>
        <table:table-row table:style-name="ro1">
          <table:table-cell office:value-type="float" office:value="1236" table:formula="of:=[.A309]+4" table:style-name="ce1">
            <text:p>1236</text:p>
          </table:table-cell>
          <table:table-cell office:value-type="string" table:style-name="ce1">
            <text:p>:</text:p>
          </table:table-cell>
          <table:table-cell office:value-type="float" office:value="9.9677419354839163" table:formula="of:=[.C309]+1/31" table:style-name="ce1">
            <text:p>9,967741935</text:p>
          </table:table-cell>
          <table:table-cell office:value-type="string" office:string-value="            1236: 9,96774" table:formula="of:=CONCATENATE(&quot;            &quot;;[.A310];[.B310];&quot; &quot;;ROUND([.C310];5))" table:style-name="ce1">
            <text:p><text:s text:c="12"/>1236: 9,96774</text:p>
          </table:table-cell>
          <table:table-cell table:number-columns-repeated="16380"/>
        </table:table-row>
        <table:table-row table:style-name="ro1">
          <table:table-cell office:value-type="float" office:value="1240" table:formula="of:=[.A310]+4" table:style-name="ce1">
            <text:p>1240</text:p>
          </table:table-cell>
          <table:table-cell office:value-type="string" table:style-name="ce1">
            <text:p>:</text:p>
          </table:table-cell>
          <table:table-cell office:value-type="float" office:value="10.000000000000046" table:formula="of:=[.C310]+1/31" table:style-name="ce1">
            <text:p>10</text:p>
          </table:table-cell>
          <table:table-cell office:value-type="string" office:string-value="            1240: 10" table:formula="of:=CONCATENATE(&quot;            &quot;;[.A311];[.B311];&quot; &quot;;ROUND([.C311];5))" table:style-name="ce1">
            <text:p><text:s text:c="12"/>1240: 10</text:p>
          </table:table-cell>
          <table:table-cell table:number-columns-repeated="16380"/>
        </table:table-row>
        <table:table-row table:style-name="ro1">
          <table:table-cell office:value-type="float" office:value="1244" table:formula="of:=[.A311]+4" table:style-name="ce1">
            <text:p>1244</text:p>
          </table:table-cell>
          <table:table-cell office:value-type="string" table:style-name="ce1">
            <text:p>:</text:p>
          </table:table-cell>
          <table:table-cell office:value-type="float" office:value="10.032258064516176" table:formula="of:=[.C311]+1/31" table:style-name="ce1">
            <text:p>10,03225806</text:p>
          </table:table-cell>
          <table:table-cell office:value-type="string" office:string-value="            1244: 10,03226" table:formula="of:=CONCATENATE(&quot;            &quot;;[.A312];[.B312];&quot; &quot;;ROUND([.C312];5))" table:style-name="ce1">
            <text:p><text:s text:c="12"/>1244: 10,03226</text:p>
          </table:table-cell>
          <table:table-cell table:number-columns-repeated="16380"/>
        </table:table-row>
        <table:table-row table:style-name="ro1">
          <table:table-cell office:value-type="float" office:value="1248" table:formula="of:=[.A312]+4" table:style-name="ce1">
            <text:p>1248</text:p>
          </table:table-cell>
          <table:table-cell office:value-type="string" table:style-name="ce1">
            <text:p>:</text:p>
          </table:table-cell>
          <table:table-cell office:value-type="float" office:value="10.064516129032306" table:formula="of:=[.C312]+1/31" table:style-name="ce1">
            <text:p>10,06451613</text:p>
          </table:table-cell>
          <table:table-cell office:value-type="string" office:string-value="            1248: 10,06452" table:formula="of:=CONCATENATE(&quot;            &quot;;[.A313];[.B313];&quot; &quot;;ROUND([.C313];5))" table:style-name="ce1">
            <text:p><text:s text:c="12"/>1248: 10,06452</text:p>
          </table:table-cell>
          <table:table-cell table:number-columns-repeated="16380"/>
        </table:table-row>
        <table:table-row table:style-name="ro1">
          <table:table-cell office:value-type="float" office:value="1252" table:formula="of:=[.A313]+4" table:style-name="ce1">
            <text:p>1252</text:p>
          </table:table-cell>
          <table:table-cell office:value-type="string" table:style-name="ce1">
            <text:p>:</text:p>
          </table:table-cell>
          <table:table-cell office:value-type="float" office:value="10.096774193548436" table:formula="of:=[.C313]+1/31" table:style-name="ce1">
            <text:p>10,09677419</text:p>
          </table:table-cell>
          <table:table-cell office:value-type="string" office:string-value="            1252: 10,09677" table:formula="of:=CONCATENATE(&quot;            &quot;;[.A314];[.B314];&quot; &quot;;ROUND([.C314];5))" table:style-name="ce1">
            <text:p><text:s text:c="12"/>1252: 10,09677</text:p>
          </table:table-cell>
          <table:table-cell table:number-columns-repeated="16380"/>
        </table:table-row>
        <table:table-row table:style-name="ro1">
          <table:table-cell office:value-type="float" office:value="1256" table:formula="of:=[.A314]+4" table:style-name="ce1">
            <text:p>1256</text:p>
          </table:table-cell>
          <table:table-cell office:value-type="string" table:style-name="ce1">
            <text:p>:</text:p>
          </table:table-cell>
          <table:table-cell office:value-type="float" office:value="10.129032258064566" table:formula="of:=[.C314]+1/31" table:style-name="ce1">
            <text:p>10,12903226</text:p>
          </table:table-cell>
          <table:table-cell office:value-type="string" office:string-value="            1256: 10,12903" table:formula="of:=CONCATENATE(&quot;            &quot;;[.A315];[.B315];&quot; &quot;;ROUND([.C315];5))" table:style-name="ce1">
            <text:p><text:s text:c="12"/>1256: 10,12903</text:p>
          </table:table-cell>
          <table:table-cell table:number-columns-repeated="16380"/>
        </table:table-row>
        <table:table-row table:style-name="ro1">
          <table:table-cell office:value-type="float" office:value="1260" table:formula="of:=[.A315]+4" table:style-name="ce1">
            <text:p>1260</text:p>
          </table:table-cell>
          <table:table-cell office:value-type="string" table:style-name="ce1">
            <text:p>:</text:p>
          </table:table-cell>
          <table:table-cell office:value-type="float" office:value="10.161290322580696" table:formula="of:=[.C315]+1/31" table:style-name="ce1">
            <text:p>10,16129032</text:p>
          </table:table-cell>
          <table:table-cell office:value-type="string" office:string-value="            1260: 10,16129" table:formula="of:=CONCATENATE(&quot;            &quot;;[.A316];[.B316];&quot; &quot;;ROUND([.C316];5))" table:style-name="ce1">
            <text:p><text:s text:c="12"/>1260: 10,16129</text:p>
          </table:table-cell>
          <table:table-cell table:number-columns-repeated="16380"/>
        </table:table-row>
        <table:table-row table:style-name="ro1">
          <table:table-cell office:value-type="float" office:value="1264" table:formula="of:=[.A316]+4" table:style-name="ce1">
            <text:p>1264</text:p>
          </table:table-cell>
          <table:table-cell office:value-type="string" table:style-name="ce1">
            <text:p>:</text:p>
          </table:table-cell>
          <table:table-cell office:value-type="float" office:value="10.193548387096826" table:formula="of:=[.C316]+1/31" table:style-name="ce1">
            <text:p>10,19354839</text:p>
          </table:table-cell>
          <table:table-cell office:value-type="string" office:string-value="            1264: 10,19355" table:formula="of:=CONCATENATE(&quot;            &quot;;[.A317];[.B317];&quot; &quot;;ROUND([.C317];5))" table:style-name="ce1">
            <text:p><text:s text:c="12"/>1264: 10,19355</text:p>
          </table:table-cell>
          <table:table-cell table:number-columns-repeated="16380"/>
        </table:table-row>
        <table:table-row table:style-name="ro1">
          <table:table-cell office:value-type="float" office:value="1268" table:formula="of:=[.A317]+4" table:style-name="ce1">
            <text:p>1268</text:p>
          </table:table-cell>
          <table:table-cell office:value-type="string" table:style-name="ce1">
            <text:p>:</text:p>
          </table:table-cell>
          <table:table-cell office:value-type="float" office:value="10.225806451612955" table:formula="of:=[.C317]+1/31" table:style-name="ce1">
            <text:p>10,22580645</text:p>
          </table:table-cell>
          <table:table-cell office:value-type="string" office:string-value="            1268: 10,22581" table:formula="of:=CONCATENATE(&quot;            &quot;;[.A318];[.B318];&quot; &quot;;ROUND([.C318];5))" table:style-name="ce1">
            <text:p><text:s text:c="12"/>1268: 10,22581</text:p>
          </table:table-cell>
          <table:table-cell table:number-columns-repeated="16380"/>
        </table:table-row>
        <table:table-row table:style-name="ro1">
          <table:table-cell office:value-type="float" office:value="1272" table:formula="of:=[.A318]+4" table:style-name="ce1">
            <text:p>1272</text:p>
          </table:table-cell>
          <table:table-cell office:value-type="string" table:style-name="ce1">
            <text:p>:</text:p>
          </table:table-cell>
          <table:table-cell office:value-type="float" office:value="10.258064516129085" table:formula="of:=[.C318]+1/31" table:style-name="ce1">
            <text:p>10,25806452</text:p>
          </table:table-cell>
          <table:table-cell office:value-type="string" office:string-value="            1272: 10,25806" table:formula="of:=CONCATENATE(&quot;            &quot;;[.A319];[.B319];&quot; &quot;;ROUND([.C319];5))" table:style-name="ce1">
            <text:p><text:s text:c="12"/>1272: 10,25806</text:p>
          </table:table-cell>
          <table:table-cell table:number-columns-repeated="16380"/>
        </table:table-row>
        <table:table-row table:style-name="ro1">
          <table:table-cell office:value-type="float" office:value="1276" table:formula="of:=[.A319]+4" table:style-name="ce1">
            <text:p>1276</text:p>
          </table:table-cell>
          <table:table-cell office:value-type="string" table:style-name="ce1">
            <text:p>:</text:p>
          </table:table-cell>
          <table:table-cell office:value-type="float" office:value="10.290322580645215" table:formula="of:=[.C319]+1/31" table:style-name="ce1">
            <text:p>10,29032258</text:p>
          </table:table-cell>
          <table:table-cell office:value-type="string" office:string-value="            1276: 10,29032" table:formula="of:=CONCATENATE(&quot;            &quot;;[.A320];[.B320];&quot; &quot;;ROUND([.C320];5))" table:style-name="ce1">
            <text:p><text:s text:c="12"/>1276: 10,29032</text:p>
          </table:table-cell>
          <table:table-cell table:number-columns-repeated="16380"/>
        </table:table-row>
        <table:table-row table:style-name="ro1">
          <table:table-cell office:value-type="float" office:value="1280" table:formula="of:=[.A320]+4" table:style-name="ce1">
            <text:p>1280</text:p>
          </table:table-cell>
          <table:table-cell office:value-type="string" table:style-name="ce1">
            <text:p>:</text:p>
          </table:table-cell>
          <table:table-cell office:value-type="float" office:value="10.322580645161345" table:formula="of:=[.C320]+1/31" table:style-name="ce1">
            <text:p>10,32258065</text:p>
          </table:table-cell>
          <table:table-cell office:value-type="string" office:string-value="            1280: 10,32258" table:formula="of:=CONCATENATE(&quot;            &quot;;[.A321];[.B321];&quot; &quot;;ROUND([.C321];5))" table:style-name="ce1">
            <text:p><text:s text:c="12"/>1280: 10,32258</text:p>
          </table:table-cell>
          <table:table-cell table:number-columns-repeated="16380"/>
        </table:table-row>
        <table:table-row table:style-name="ro1">
          <table:table-cell office:value-type="float" office:value="1284" table:formula="of:=[.A321]+4" table:style-name="ce1">
            <text:p>1284</text:p>
          </table:table-cell>
          <table:table-cell office:value-type="string" table:style-name="ce1">
            <text:p>:</text:p>
          </table:table-cell>
          <table:table-cell office:value-type="float" office:value="10.354838709677475" table:formula="of:=[.C321]+1/31" table:style-name="ce1">
            <text:p>10,35483871</text:p>
          </table:table-cell>
          <table:table-cell office:value-type="string" office:string-value="            1284: 10,35484" table:formula="of:=CONCATENATE(&quot;            &quot;;[.A322];[.B322];&quot; &quot;;ROUND([.C322];5))" table:style-name="ce1">
            <text:p><text:s text:c="12"/>1284: 10,35484</text:p>
          </table:table-cell>
          <table:table-cell table:number-columns-repeated="16380"/>
        </table:table-row>
        <table:table-row table:style-name="ro1">
          <table:table-cell office:value-type="float" office:value="1288" table:formula="of:=[.A322]+4" table:style-name="ce1">
            <text:p>1288</text:p>
          </table:table-cell>
          <table:table-cell office:value-type="string" table:style-name="ce1">
            <text:p>:</text:p>
          </table:table-cell>
          <table:table-cell office:value-type="float" office:value="10.387096774193605" table:formula="of:=[.C322]+1/31" table:style-name="ce1">
            <text:p>10,38709677</text:p>
          </table:table-cell>
          <table:table-cell office:value-type="string" office:string-value="            1288: 10,3871" table:formula="of:=CONCATENATE(&quot;            &quot;;[.A323];[.B323];&quot; &quot;;ROUND([.C323];5))" table:style-name="ce1">
            <text:p><text:s text:c="12"/>1288: 10,3871</text:p>
          </table:table-cell>
          <table:table-cell table:number-columns-repeated="16380"/>
        </table:table-row>
        <table:table-row table:style-name="ro1">
          <table:table-cell office:value-type="float" office:value="1292" table:formula="of:=[.A323]+4" table:style-name="ce1">
            <text:p>1292</text:p>
          </table:table-cell>
          <table:table-cell office:value-type="string" table:style-name="ce1">
            <text:p>:</text:p>
          </table:table-cell>
          <table:table-cell office:value-type="float" office:value="10.419354838709735" table:formula="of:=[.C323]+1/31" table:style-name="ce1">
            <text:p>10,41935484</text:p>
          </table:table-cell>
          <table:table-cell office:value-type="string" office:string-value="            1292: 10,41935" table:formula="of:=CONCATENATE(&quot;            &quot;;[.A324];[.B324];&quot; &quot;;ROUND([.C324];5))" table:style-name="ce1">
            <text:p><text:s text:c="12"/>1292: 10,41935</text:p>
          </table:table-cell>
          <table:table-cell table:number-columns-repeated="16380"/>
        </table:table-row>
        <table:table-row table:style-name="ro1">
          <table:table-cell office:value-type="float" office:value="1296" table:formula="of:=[.A324]+4" table:style-name="ce1">
            <text:p>1296</text:p>
          </table:table-cell>
          <table:table-cell office:value-type="string" table:style-name="ce1">
            <text:p>:</text:p>
          </table:table-cell>
          <table:table-cell office:value-type="float" office:value="10.451612903225865" table:formula="of:=[.C324]+1/31" table:style-name="ce1">
            <text:p>10,4516129</text:p>
          </table:table-cell>
          <table:table-cell office:value-type="string" office:string-value="            1296: 10,45161" table:formula="of:=CONCATENATE(&quot;            &quot;;[.A325];[.B325];&quot; &quot;;ROUND([.C325];5))" table:style-name="ce1">
            <text:p><text:s text:c="12"/>1296: 10,45161</text:p>
          </table:table-cell>
          <table:table-cell table:number-columns-repeated="16380"/>
        </table:table-row>
        <table:table-row table:style-name="ro1">
          <table:table-cell office:value-type="float" office:value="1300" table:formula="of:=[.A325]+4" table:style-name="ce1">
            <text:p>1300</text:p>
          </table:table-cell>
          <table:table-cell office:value-type="string" table:style-name="ce1">
            <text:p>:</text:p>
          </table:table-cell>
          <table:table-cell office:value-type="float" office:value="10.483870967741995" table:formula="of:=[.C325]+1/31" table:style-name="ce1">
            <text:p>10,48387097</text:p>
          </table:table-cell>
          <table:table-cell office:value-type="string" office:string-value="            1300: 10,48387" table:formula="of:=CONCATENATE(&quot;            &quot;;[.A326];[.B326];&quot; &quot;;ROUND([.C326];5))" table:style-name="ce1">
            <text:p><text:s text:c="12"/>1300: 10,48387</text:p>
          </table:table-cell>
          <table:table-cell table:number-columns-repeated="16380"/>
        </table:table-row>
        <table:table-row table:style-name="ro1">
          <table:table-cell office:value-type="float" office:value="1304" table:formula="of:=[.A326]+4" table:style-name="ce1">
            <text:p>1304</text:p>
          </table:table-cell>
          <table:table-cell office:value-type="string" table:style-name="ce1">
            <text:p>:</text:p>
          </table:table-cell>
          <table:table-cell office:value-type="float" office:value="10.516129032258124" table:formula="of:=[.C326]+1/31" table:style-name="ce1">
            <text:p>10,51612903</text:p>
          </table:table-cell>
          <table:table-cell office:value-type="string" office:string-value="            1304: 10,51613" table:formula="of:=CONCATENATE(&quot;            &quot;;[.A327];[.B327];&quot; &quot;;ROUND([.C327];5))" table:style-name="ce1">
            <text:p><text:s text:c="12"/>1304: 10,51613</text:p>
          </table:table-cell>
          <table:table-cell table:number-columns-repeated="16380"/>
        </table:table-row>
        <table:table-row table:style-name="ro1">
          <table:table-cell office:value-type="float" office:value="1308" table:formula="of:=[.A327]+4" table:style-name="ce1">
            <text:p>1308</text:p>
          </table:table-cell>
          <table:table-cell office:value-type="string" table:style-name="ce1">
            <text:p>:</text:p>
          </table:table-cell>
          <table:table-cell office:value-type="float" office:value="10.548387096774254" table:formula="of:=[.C327]+1/31" table:style-name="ce1">
            <text:p>10,5483871</text:p>
          </table:table-cell>
          <table:table-cell office:value-type="string" office:string-value="            1308: 10,54839" table:formula="of:=CONCATENATE(&quot;            &quot;;[.A328];[.B328];&quot; &quot;;ROUND([.C328];5))" table:style-name="ce1">
            <text:p><text:s text:c="12"/>1308: 10,54839</text:p>
          </table:table-cell>
          <table:table-cell table:number-columns-repeated="16380"/>
        </table:table-row>
        <table:table-row table:style-name="ro1">
          <table:table-cell office:value-type="float" office:value="1312" table:formula="of:=[.A328]+4" table:style-name="ce1">
            <text:p>1312</text:p>
          </table:table-cell>
          <table:table-cell office:value-type="string" table:style-name="ce1">
            <text:p>:</text:p>
          </table:table-cell>
          <table:table-cell office:value-type="float" office:value="10.580645161290384" table:formula="of:=[.C328]+1/31" table:style-name="ce1">
            <text:p>10,58064516</text:p>
          </table:table-cell>
          <table:table-cell office:value-type="string" office:string-value="            1312: 10,58065" table:formula="of:=CONCATENATE(&quot;            &quot;;[.A329];[.B329];&quot; &quot;;ROUND([.C329];5))" table:style-name="ce1">
            <text:p><text:s text:c="12"/>1312: 10,58065</text:p>
          </table:table-cell>
          <table:table-cell table:number-columns-repeated="16380"/>
        </table:table-row>
        <table:table-row table:style-name="ro1">
          <table:table-cell office:value-type="float" office:value="1316" table:formula="of:=[.A329]+4" table:style-name="ce1">
            <text:p>1316</text:p>
          </table:table-cell>
          <table:table-cell office:value-type="string" table:style-name="ce1">
            <text:p>:</text:p>
          </table:table-cell>
          <table:table-cell office:value-type="float" office:value="10.612903225806514" table:formula="of:=[.C329]+1/31" table:style-name="ce1">
            <text:p>10,61290323</text:p>
          </table:table-cell>
          <table:table-cell office:value-type="string" office:string-value="            1316: 10,6129" table:formula="of:=CONCATENATE(&quot;            &quot;;[.A330];[.B330];&quot; &quot;;ROUND([.C330];5))" table:style-name="ce1">
            <text:p><text:s text:c="12"/>1316: 10,6129</text:p>
          </table:table-cell>
          <table:table-cell table:number-columns-repeated="16380"/>
        </table:table-row>
        <table:table-row table:style-name="ro1">
          <table:table-cell office:value-type="float" office:value="1320" table:formula="of:=[.A330]+4" table:style-name="ce1">
            <text:p>1320</text:p>
          </table:table-cell>
          <table:table-cell office:value-type="string" table:style-name="ce1">
            <text:p>:</text:p>
          </table:table-cell>
          <table:table-cell office:value-type="float" office:value="10.645161290322644" table:formula="of:=[.C330]+1/31" table:style-name="ce1">
            <text:p>10,64516129</text:p>
          </table:table-cell>
          <table:table-cell office:value-type="string" office:string-value="            1320: 10,64516" table:formula="of:=CONCATENATE(&quot;            &quot;;[.A331];[.B331];&quot; &quot;;ROUND([.C331];5))" table:style-name="ce1">
            <text:p><text:s text:c="12"/>1320: 10,64516</text:p>
          </table:table-cell>
          <table:table-cell table:number-columns-repeated="16380"/>
        </table:table-row>
        <table:table-row table:style-name="ro1">
          <table:table-cell office:value-type="float" office:value="1324" table:formula="of:=[.A331]+4" table:style-name="ce1">
            <text:p>1324</text:p>
          </table:table-cell>
          <table:table-cell office:value-type="string" table:style-name="ce1">
            <text:p>:</text:p>
          </table:table-cell>
          <table:table-cell office:value-type="float" office:value="10.677419354838774" table:formula="of:=[.C331]+1/31" table:style-name="ce1">
            <text:p>10,67741935</text:p>
          </table:table-cell>
          <table:table-cell office:value-type="string" office:string-value="            1324: 10,67742" table:formula="of:=CONCATENATE(&quot;            &quot;;[.A332];[.B332];&quot; &quot;;ROUND([.C332];5))" table:style-name="ce1">
            <text:p><text:s text:c="12"/>1324: 10,67742</text:p>
          </table:table-cell>
          <table:table-cell table:number-columns-repeated="16380"/>
        </table:table-row>
        <table:table-row table:style-name="ro1">
          <table:table-cell office:value-type="float" office:value="1328" table:formula="of:=[.A332]+4" table:style-name="ce1">
            <text:p>1328</text:p>
          </table:table-cell>
          <table:table-cell office:value-type="string" table:style-name="ce1">
            <text:p>:</text:p>
          </table:table-cell>
          <table:table-cell office:value-type="float" office:value="10.709677419354904" table:formula="of:=[.C332]+1/31" table:style-name="ce1">
            <text:p>10,70967742</text:p>
          </table:table-cell>
          <table:table-cell office:value-type="string" office:string-value="            1328: 10,70968" table:formula="of:=CONCATENATE(&quot;            &quot;;[.A333];[.B333];&quot; &quot;;ROUND([.C333];5))" table:style-name="ce1">
            <text:p><text:s text:c="12"/>1328: 10,70968</text:p>
          </table:table-cell>
          <table:table-cell table:number-columns-repeated="16380"/>
        </table:table-row>
        <table:table-row table:style-name="ro1">
          <table:table-cell office:value-type="float" office:value="1332" table:formula="of:=[.A333]+4" table:style-name="ce1">
            <text:p>1332</text:p>
          </table:table-cell>
          <table:table-cell office:value-type="string" table:style-name="ce1">
            <text:p>:</text:p>
          </table:table-cell>
          <table:table-cell office:value-type="float" office:value="10.741935483871034" table:formula="of:=[.C333]+1/31" table:style-name="ce1">
            <text:p>10,74193548</text:p>
          </table:table-cell>
          <table:table-cell office:value-type="string" office:string-value="            1332: 10,74194" table:formula="of:=CONCATENATE(&quot;            &quot;;[.A334];[.B334];&quot; &quot;;ROUND([.C334];5))" table:style-name="ce1">
            <text:p><text:s text:c="12"/>1332: 10,74194</text:p>
          </table:table-cell>
          <table:table-cell table:number-columns-repeated="16380"/>
        </table:table-row>
        <table:table-row table:style-name="ro1">
          <table:table-cell office:value-type="float" office:value="1336" table:formula="of:=[.A334]+4" table:style-name="ce1">
            <text:p>1336</text:p>
          </table:table-cell>
          <table:table-cell office:value-type="string" table:style-name="ce1">
            <text:p>:</text:p>
          </table:table-cell>
          <table:table-cell office:value-type="float" office:value="10.774193548387164" table:formula="of:=[.C334]+1/31" table:style-name="ce1">
            <text:p>10,77419355</text:p>
          </table:table-cell>
          <table:table-cell office:value-type="string" office:string-value="            1336: 10,77419" table:formula="of:=CONCATENATE(&quot;            &quot;;[.A335];[.B335];&quot; &quot;;ROUND([.C335];5))" table:style-name="ce1">
            <text:p><text:s text:c="12"/>1336: 10,77419</text:p>
          </table:table-cell>
          <table:table-cell table:number-columns-repeated="16380"/>
        </table:table-row>
        <table:table-row table:style-name="ro1">
          <table:table-cell office:value-type="float" office:value="1340" table:formula="of:=[.A335]+4" table:style-name="ce1">
            <text:p>1340</text:p>
          </table:table-cell>
          <table:table-cell office:value-type="string" table:style-name="ce1">
            <text:p>:</text:p>
          </table:table-cell>
          <table:table-cell office:value-type="float" office:value="10.806451612903293" table:formula="of:=[.C335]+1/31" table:style-name="ce1">
            <text:p>10,80645161</text:p>
          </table:table-cell>
          <table:table-cell office:value-type="string" office:string-value="            1340: 10,80645" table:formula="of:=CONCATENATE(&quot;            &quot;;[.A336];[.B336];&quot; &quot;;ROUND([.C336];5))" table:style-name="ce1">
            <text:p><text:s text:c="12"/>1340: 10,80645</text:p>
          </table:table-cell>
          <table:table-cell table:number-columns-repeated="16380"/>
        </table:table-row>
        <table:table-row table:style-name="ro1">
          <table:table-cell office:value-type="float" office:value="1344" table:formula="of:=[.A336]+4" table:style-name="ce1">
            <text:p>1344</text:p>
          </table:table-cell>
          <table:table-cell office:value-type="string" table:style-name="ce1">
            <text:p>:</text:p>
          </table:table-cell>
          <table:table-cell office:value-type="float" office:value="10.838709677419423" table:formula="of:=[.C336]+1/31" table:style-name="ce1">
            <text:p>10,83870968</text:p>
          </table:table-cell>
          <table:table-cell office:value-type="string" office:string-value="            1344: 10,83871" table:formula="of:=CONCATENATE(&quot;            &quot;;[.A337];[.B337];&quot; &quot;;ROUND([.C337];5))" table:style-name="ce1">
            <text:p><text:s text:c="12"/>1344: 10,83871</text:p>
          </table:table-cell>
          <table:table-cell table:number-columns-repeated="16380"/>
        </table:table-row>
        <table:table-row table:style-name="ro1">
          <table:table-cell office:value-type="float" office:value="1348" table:formula="of:=[.A337]+4" table:style-name="ce1">
            <text:p>1348</text:p>
          </table:table-cell>
          <table:table-cell office:value-type="string" table:style-name="ce1">
            <text:p>:</text:p>
          </table:table-cell>
          <table:table-cell office:value-type="float" office:value="10.870967741935553" table:formula="of:=[.C337]+1/31" table:style-name="ce1">
            <text:p>10,87096774</text:p>
          </table:table-cell>
          <table:table-cell office:value-type="string" office:string-value="            1348: 10,87097" table:formula="of:=CONCATENATE(&quot;            &quot;;[.A338];[.B338];&quot; &quot;;ROUND([.C338];5))" table:style-name="ce1">
            <text:p><text:s text:c="12"/>1348: 10,87097</text:p>
          </table:table-cell>
          <table:table-cell table:number-columns-repeated="16380"/>
        </table:table-row>
        <table:table-row table:style-name="ro1">
          <table:table-cell office:value-type="float" office:value="1352" table:formula="of:=[.A338]+4" table:style-name="ce1">
            <text:p>1352</text:p>
          </table:table-cell>
          <table:table-cell office:value-type="string" table:style-name="ce1">
            <text:p>:</text:p>
          </table:table-cell>
          <table:table-cell office:value-type="float" office:value="10.903225806451683" table:formula="of:=[.C338]+1/31" table:style-name="ce1">
            <text:p>10,90322581</text:p>
          </table:table-cell>
          <table:table-cell office:value-type="string" office:string-value="            1352: 10,90323" table:formula="of:=CONCATENATE(&quot;            &quot;;[.A339];[.B339];&quot; &quot;;ROUND([.C339];5))" table:style-name="ce1">
            <text:p><text:s text:c="12"/>1352: 10,90323</text:p>
          </table:table-cell>
          <table:table-cell table:number-columns-repeated="16380"/>
        </table:table-row>
        <table:table-row table:style-name="ro1">
          <table:table-cell office:value-type="float" office:value="1356" table:formula="of:=[.A339]+4" table:style-name="ce1">
            <text:p>1356</text:p>
          </table:table-cell>
          <table:table-cell office:value-type="string" table:style-name="ce1">
            <text:p>:</text:p>
          </table:table-cell>
          <table:table-cell office:value-type="float" office:value="10.935483870967813" table:formula="of:=[.C339]+1/31" table:style-name="ce1">
            <text:p>10,93548387</text:p>
          </table:table-cell>
          <table:table-cell office:value-type="string" office:string-value="            1356: 10,93548" table:formula="of:=CONCATENATE(&quot;            &quot;;[.A340];[.B340];&quot; &quot;;ROUND([.C340];5))" table:style-name="ce1">
            <text:p><text:s text:c="12"/>1356: 10,93548</text:p>
          </table:table-cell>
          <table:table-cell table:number-columns-repeated="16380"/>
        </table:table-row>
        <table:table-row table:style-name="ro1">
          <table:table-cell office:value-type="float" office:value="1360" table:formula="of:=[.A340]+4" table:style-name="ce1">
            <text:p>1360</text:p>
          </table:table-cell>
          <table:table-cell office:value-type="string" table:style-name="ce1">
            <text:p>:</text:p>
          </table:table-cell>
          <table:table-cell office:value-type="float" office:value="10.967741935483943" table:formula="of:=[.C340]+1/31" table:style-name="ce1">
            <text:p>10,96774194</text:p>
          </table:table-cell>
          <table:table-cell office:value-type="string" office:string-value="            1360: 10,96774" table:formula="of:=CONCATENATE(&quot;            &quot;;[.A341];[.B341];&quot; &quot;;ROUND([.C341];5))" table:style-name="ce1">
            <text:p><text:s text:c="12"/>1360: 10,96774</text:p>
          </table:table-cell>
          <table:table-cell table:number-columns-repeated="16380"/>
        </table:table-row>
        <table:table-row table:style-name="ro1">
          <table:table-cell office:value-type="float" office:value="1364" table:formula="of:=[.A341]+4" table:style-name="ce1">
            <text:p>1364</text:p>
          </table:table-cell>
          <table:table-cell office:value-type="string" table:style-name="ce1">
            <text:p>:</text:p>
          </table:table-cell>
          <table:table-cell office:value-type="float" office:value="11.000000000000073" table:formula="of:=[.C341]+1/31" table:style-name="ce1">
            <text:p>11</text:p>
          </table:table-cell>
          <table:table-cell office:value-type="string" office:string-value="            1364: 11" table:formula="of:=CONCATENATE(&quot;            &quot;;[.A342];[.B342];&quot; &quot;;ROUND([.C342];5))" table:style-name="ce1">
            <text:p><text:s text:c="12"/>1364: 11</text:p>
          </table:table-cell>
          <table:table-cell table:number-columns-repeated="16380"/>
        </table:table-row>
        <table:table-row table:style-name="ro1">
          <table:table-cell office:value-type="float" office:value="1368" table:formula="of:=[.A342]+4" table:style-name="ce1">
            <text:p>1368</text:p>
          </table:table-cell>
          <table:table-cell office:value-type="string" table:style-name="ce1">
            <text:p>:</text:p>
          </table:table-cell>
          <table:table-cell office:value-type="float" office:value="11.032258064516203" table:formula="of:=[.C342]+1/31" table:style-name="ce1">
            <text:p>11,03225806</text:p>
          </table:table-cell>
          <table:table-cell office:value-type="string" office:string-value="            1368: 11,03226" table:formula="of:=CONCATENATE(&quot;            &quot;;[.A343];[.B343];&quot; &quot;;ROUND([.C343];5))" table:style-name="ce1">
            <text:p><text:s text:c="12"/>1368: 11,03226</text:p>
          </table:table-cell>
          <table:table-cell table:number-columns-repeated="16380"/>
        </table:table-row>
        <table:table-row table:style-name="ro1">
          <table:table-cell office:value-type="float" office:value="1372" table:formula="of:=[.A343]+4" table:style-name="ce1">
            <text:p>1372</text:p>
          </table:table-cell>
          <table:table-cell office:value-type="string" table:style-name="ce1">
            <text:p>:</text:p>
          </table:table-cell>
          <table:table-cell office:value-type="float" office:value="11.064516129032333" table:formula="of:=[.C343]+1/31" table:style-name="ce1">
            <text:p>11,06451613</text:p>
          </table:table-cell>
          <table:table-cell office:value-type="string" office:string-value="            1372: 11,06452" table:formula="of:=CONCATENATE(&quot;            &quot;;[.A344];[.B344];&quot; &quot;;ROUND([.C344];5))" table:style-name="ce1">
            <text:p><text:s text:c="12"/>1372: 11,06452</text:p>
          </table:table-cell>
          <table:table-cell table:number-columns-repeated="16380"/>
        </table:table-row>
        <table:table-row table:style-name="ro1">
          <table:table-cell office:value-type="float" office:value="1376" table:formula="of:=[.A344]+4" table:style-name="ce1">
            <text:p>1376</text:p>
          </table:table-cell>
          <table:table-cell office:value-type="string" table:style-name="ce1">
            <text:p>:</text:p>
          </table:table-cell>
          <table:table-cell office:value-type="float" office:value="11.096774193548463" table:formula="of:=[.C344]+1/31" table:style-name="ce1">
            <text:p>11,09677419</text:p>
          </table:table-cell>
          <table:table-cell office:value-type="string" office:string-value="            1376: 11,09677" table:formula="of:=CONCATENATE(&quot;            &quot;;[.A345];[.B345];&quot; &quot;;ROUND([.C345];5))" table:style-name="ce1">
            <text:p><text:s text:c="12"/>1376: 11,09677</text:p>
          </table:table-cell>
          <table:table-cell table:number-columns-repeated="16380"/>
        </table:table-row>
        <table:table-row table:style-name="ro1">
          <table:table-cell office:value-type="float" office:value="1380" table:formula="of:=[.A345]+4" table:style-name="ce1">
            <text:p>1380</text:p>
          </table:table-cell>
          <table:table-cell office:value-type="string" table:style-name="ce1">
            <text:p>:</text:p>
          </table:table-cell>
          <table:table-cell office:value-type="float" office:value="11.129032258064592" table:formula="of:=[.C345]+1/31" table:style-name="ce1">
            <text:p>11,12903226</text:p>
          </table:table-cell>
          <table:table-cell office:value-type="string" office:string-value="            1380: 11,12903" table:formula="of:=CONCATENATE(&quot;            &quot;;[.A346];[.B346];&quot; &quot;;ROUND([.C346];5))" table:style-name="ce1">
            <text:p><text:s text:c="12"/>1380: 11,12903</text:p>
          </table:table-cell>
          <table:table-cell table:number-columns-repeated="16380"/>
        </table:table-row>
        <table:table-row table:style-name="ro1">
          <table:table-cell office:value-type="float" office:value="1384" table:formula="of:=[.A346]+4" table:style-name="ce1">
            <text:p>1384</text:p>
          </table:table-cell>
          <table:table-cell office:value-type="string" table:style-name="ce1">
            <text:p>:</text:p>
          </table:table-cell>
          <table:table-cell office:value-type="float" office:value="11.161290322580722" table:formula="of:=[.C346]+1/31" table:style-name="ce1">
            <text:p>11,16129032</text:p>
          </table:table-cell>
          <table:table-cell office:value-type="string" office:string-value="            1384: 11,16129" table:formula="of:=CONCATENATE(&quot;            &quot;;[.A347];[.B347];&quot; &quot;;ROUND([.C347];5))" table:style-name="ce1">
            <text:p><text:s text:c="12"/>1384: 11,16129</text:p>
          </table:table-cell>
          <table:table-cell table:number-columns-repeated="16380"/>
        </table:table-row>
        <table:table-row table:style-name="ro1">
          <table:table-cell office:value-type="float" office:value="1388" table:formula="of:=[.A347]+4" table:style-name="ce1">
            <text:p>1388</text:p>
          </table:table-cell>
          <table:table-cell office:value-type="string" table:style-name="ce1">
            <text:p>:</text:p>
          </table:table-cell>
          <table:table-cell office:value-type="float" office:value="11.193548387096852" table:formula="of:=[.C347]+1/31" table:style-name="ce1">
            <text:p>11,19354839</text:p>
          </table:table-cell>
          <table:table-cell office:value-type="string" office:string-value="            1388: 11,19355" table:formula="of:=CONCATENATE(&quot;            &quot;;[.A348];[.B348];&quot; &quot;;ROUND([.C348];5))" table:style-name="ce1">
            <text:p><text:s text:c="12"/>1388: 11,19355</text:p>
          </table:table-cell>
          <table:table-cell table:number-columns-repeated="16380"/>
        </table:table-row>
        <table:table-row table:style-name="ro1">
          <table:table-cell office:value-type="float" office:value="1392" table:formula="of:=[.A348]+4" table:style-name="ce1">
            <text:p>1392</text:p>
          </table:table-cell>
          <table:table-cell office:value-type="string" table:style-name="ce1">
            <text:p>:</text:p>
          </table:table-cell>
          <table:table-cell office:value-type="float" office:value="11.225806451612982" table:formula="of:=[.C348]+1/31" table:style-name="ce1">
            <text:p>11,22580645</text:p>
          </table:table-cell>
          <table:table-cell office:value-type="string" office:string-value="            1392: 11,22581" table:formula="of:=CONCATENATE(&quot;            &quot;;[.A349];[.B349];&quot; &quot;;ROUND([.C349];5))" table:style-name="ce1">
            <text:p><text:s text:c="12"/>1392: 11,22581</text:p>
          </table:table-cell>
          <table:table-cell table:number-columns-repeated="16380"/>
        </table:table-row>
        <table:table-row table:style-name="ro1">
          <table:table-cell office:value-type="float" office:value="1396" table:formula="of:=[.A349]+4" table:style-name="ce1">
            <text:p>1396</text:p>
          </table:table-cell>
          <table:table-cell office:value-type="string" table:style-name="ce1">
            <text:p>:</text:p>
          </table:table-cell>
          <table:table-cell office:value-type="float" office:value="11.258064516129112" table:formula="of:=[.C349]+1/31" table:style-name="ce1">
            <text:p>11,25806452</text:p>
          </table:table-cell>
          <table:table-cell office:value-type="string" office:string-value="            1396: 11,25806" table:formula="of:=CONCATENATE(&quot;            &quot;;[.A350];[.B350];&quot; &quot;;ROUND([.C350];5))" table:style-name="ce1">
            <text:p><text:s text:c="12"/>1396: 11,25806</text:p>
          </table:table-cell>
          <table:table-cell table:number-columns-repeated="16380"/>
        </table:table-row>
        <table:table-row table:style-name="ro1">
          <table:table-cell office:value-type="float" office:value="1400" table:formula="of:=[.A350]+4" table:style-name="ce1">
            <text:p>1400</text:p>
          </table:table-cell>
          <table:table-cell office:value-type="string" table:style-name="ce1">
            <text:p>:</text:p>
          </table:table-cell>
          <table:table-cell office:value-type="float" office:value="11.290322580645242" table:formula="of:=[.C350]+1/31" table:style-name="ce1">
            <text:p>11,29032258</text:p>
          </table:table-cell>
          <table:table-cell office:value-type="string" office:string-value="            1400: 11,29032" table:formula="of:=CONCATENATE(&quot;            &quot;;[.A351];[.B351];&quot; &quot;;ROUND([.C351];5))" table:style-name="ce1">
            <text:p><text:s text:c="12"/>1400: 11,29032</text:p>
          </table:table-cell>
          <table:table-cell table:number-columns-repeated="16380"/>
        </table:table-row>
        <table:table-row table:style-name="ro1">
          <table:table-cell office:value-type="float" office:value="1404" table:formula="of:=[.A351]+4" table:style-name="ce1">
            <text:p>1404</text:p>
          </table:table-cell>
          <table:table-cell office:value-type="string" table:style-name="ce1">
            <text:p>:</text:p>
          </table:table-cell>
          <table:table-cell office:value-type="float" office:value="11.322580645161372" table:formula="of:=[.C351]+1/31" table:style-name="ce1">
            <text:p>11,32258065</text:p>
          </table:table-cell>
          <table:table-cell office:value-type="string" office:string-value="            1404: 11,32258" table:formula="of:=CONCATENATE(&quot;            &quot;;[.A352];[.B352];&quot; &quot;;ROUND([.C352];5))" table:style-name="ce1">
            <text:p><text:s text:c="12"/>1404: 11,32258</text:p>
          </table:table-cell>
          <table:table-cell table:number-columns-repeated="16380"/>
        </table:table-row>
        <table:table-row table:style-name="ro1">
          <table:table-cell office:value-type="float" office:value="1408" table:formula="of:=[.A352]+4" table:style-name="ce1">
            <text:p>1408</text:p>
          </table:table-cell>
          <table:table-cell office:value-type="string" table:style-name="ce1">
            <text:p>:</text:p>
          </table:table-cell>
          <table:table-cell office:value-type="float" office:value="11.354838709677502" table:formula="of:=[.C352]+1/31" table:style-name="ce1">
            <text:p>11,35483871</text:p>
          </table:table-cell>
          <table:table-cell office:value-type="string" office:string-value="            1408: 11,35484" table:formula="of:=CONCATENATE(&quot;            &quot;;[.A353];[.B353];&quot; &quot;;ROUND([.C353];5))" table:style-name="ce1">
            <text:p><text:s text:c="12"/>1408: 11,35484</text:p>
          </table:table-cell>
          <table:table-cell table:number-columns-repeated="16380"/>
        </table:table-row>
        <table:table-row table:style-name="ro1">
          <table:table-cell office:value-type="float" office:value="1412" table:formula="of:=[.A353]+4" table:style-name="ce1">
            <text:p>1412</text:p>
          </table:table-cell>
          <table:table-cell office:value-type="string" table:style-name="ce1">
            <text:p>:</text:p>
          </table:table-cell>
          <table:table-cell office:value-type="float" office:value="11.387096774193632" table:formula="of:=[.C353]+1/31" table:style-name="ce1">
            <text:p>11,38709677</text:p>
          </table:table-cell>
          <table:table-cell office:value-type="string" office:string-value="            1412: 11,3871" table:formula="of:=CONCATENATE(&quot;            &quot;;[.A354];[.B354];&quot; &quot;;ROUND([.C354];5))" table:style-name="ce1">
            <text:p><text:s text:c="12"/>1412: 11,3871</text:p>
          </table:table-cell>
          <table:table-cell table:number-columns-repeated="16380"/>
        </table:table-row>
        <table:table-row table:style-name="ro1">
          <table:table-cell office:value-type="float" office:value="1416" table:formula="of:=[.A354]+4" table:style-name="ce1">
            <text:p>1416</text:p>
          </table:table-cell>
          <table:table-cell office:value-type="string" table:style-name="ce1">
            <text:p>:</text:p>
          </table:table-cell>
          <table:table-cell office:value-type="float" office:value="11.419354838709761" table:formula="of:=[.C354]+1/31" table:style-name="ce1">
            <text:p>11,41935484</text:p>
          </table:table-cell>
          <table:table-cell office:value-type="string" office:string-value="            1416: 11,41935" table:formula="of:=CONCATENATE(&quot;            &quot;;[.A355];[.B355];&quot; &quot;;ROUND([.C355];5))" table:style-name="ce1">
            <text:p><text:s text:c="12"/>1416: 11,41935</text:p>
          </table:table-cell>
          <table:table-cell table:number-columns-repeated="16380"/>
        </table:table-row>
        <table:table-row table:style-name="ro1">
          <table:table-cell office:value-type="float" office:value="1420" table:formula="of:=[.A355]+4" table:style-name="ce1">
            <text:p>1420</text:p>
          </table:table-cell>
          <table:table-cell office:value-type="string" table:style-name="ce1">
            <text:p>:</text:p>
          </table:table-cell>
          <table:table-cell office:value-type="float" office:value="11.451612903225891" table:formula="of:=[.C355]+1/31" table:style-name="ce1">
            <text:p>11,4516129</text:p>
          </table:table-cell>
          <table:table-cell office:value-type="string" office:string-value="            1420: 11,45161" table:formula="of:=CONCATENATE(&quot;            &quot;;[.A356];[.B356];&quot; &quot;;ROUND([.C356];5))" table:style-name="ce1">
            <text:p><text:s text:c="12"/>1420: 11,45161</text:p>
          </table:table-cell>
          <table:table-cell table:number-columns-repeated="16380"/>
        </table:table-row>
        <table:table-row table:style-name="ro1">
          <table:table-cell office:value-type="float" office:value="1424" table:formula="of:=[.A356]+4" table:style-name="ce1">
            <text:p>1424</text:p>
          </table:table-cell>
          <table:table-cell office:value-type="string" table:style-name="ce1">
            <text:p>:</text:p>
          </table:table-cell>
          <table:table-cell office:value-type="float" office:value="11.483870967742021" table:formula="of:=[.C356]+1/31" table:style-name="ce1">
            <text:p>11,48387097</text:p>
          </table:table-cell>
          <table:table-cell office:value-type="string" office:string-value="            1424: 11,48387" table:formula="of:=CONCATENATE(&quot;            &quot;;[.A357];[.B357];&quot; &quot;;ROUND([.C357];5))" table:style-name="ce1">
            <text:p><text:s text:c="12"/>1424: 11,48387</text:p>
          </table:table-cell>
          <table:table-cell table:number-columns-repeated="16380"/>
        </table:table-row>
        <table:table-row table:style-name="ro1">
          <table:table-cell office:value-type="float" office:value="1428" table:formula="of:=[.A357]+4" table:style-name="ce1">
            <text:p>1428</text:p>
          </table:table-cell>
          <table:table-cell office:value-type="string" table:style-name="ce1">
            <text:p>:</text:p>
          </table:table-cell>
          <table:table-cell office:value-type="float" office:value="11.516129032258151" table:formula="of:=[.C357]+1/31" table:style-name="ce1">
            <text:p>11,51612903</text:p>
          </table:table-cell>
          <table:table-cell office:value-type="string" office:string-value="            1428: 11,51613" table:formula="of:=CONCATENATE(&quot;            &quot;;[.A358];[.B358];&quot; &quot;;ROUND([.C358];5))" table:style-name="ce1">
            <text:p><text:s text:c="12"/>1428: 11,51613</text:p>
          </table:table-cell>
          <table:table-cell table:number-columns-repeated="16380"/>
        </table:table-row>
        <table:table-row table:style-name="ro1">
          <table:table-cell office:value-type="float" office:value="1432" table:formula="of:=[.A358]+4" table:style-name="ce1">
            <text:p>1432</text:p>
          </table:table-cell>
          <table:table-cell office:value-type="string" table:style-name="ce1">
            <text:p>:</text:p>
          </table:table-cell>
          <table:table-cell office:value-type="float" office:value="11.548387096774281" table:formula="of:=[.C358]+1/31" table:style-name="ce1">
            <text:p>11,5483871</text:p>
          </table:table-cell>
          <table:table-cell office:value-type="string" office:string-value="            1432: 11,54839" table:formula="of:=CONCATENATE(&quot;            &quot;;[.A359];[.B359];&quot; &quot;;ROUND([.C359];5))" table:style-name="ce1">
            <text:p><text:s text:c="12"/>1432: 11,54839</text:p>
          </table:table-cell>
          <table:table-cell table:number-columns-repeated="16380"/>
        </table:table-row>
        <table:table-row table:style-name="ro1">
          <table:table-cell office:value-type="float" office:value="1436" table:formula="of:=[.A359]+4" table:style-name="ce1">
            <text:p>1436</text:p>
          </table:table-cell>
          <table:table-cell office:value-type="string" table:style-name="ce1">
            <text:p>:</text:p>
          </table:table-cell>
          <table:table-cell office:value-type="float" office:value="11.580645161290411" table:formula="of:=[.C359]+1/31" table:style-name="ce1">
            <text:p>11,58064516</text:p>
          </table:table-cell>
          <table:table-cell office:value-type="string" office:string-value="            1436: 11,58065" table:formula="of:=CONCATENATE(&quot;            &quot;;[.A360];[.B360];&quot; &quot;;ROUND([.C360];5))" table:style-name="ce1">
            <text:p><text:s text:c="12"/>1436: 11,58065</text:p>
          </table:table-cell>
          <table:table-cell table:number-columns-repeated="16380"/>
        </table:table-row>
        <table:table-row table:style-name="ro1">
          <table:table-cell office:value-type="float" office:value="1440" table:formula="of:=[.A360]+4" table:style-name="ce1">
            <text:p>1440</text:p>
          </table:table-cell>
          <table:table-cell office:value-type="string" table:style-name="ce1">
            <text:p>:</text:p>
          </table:table-cell>
          <table:table-cell office:value-type="float" office:value="11.612903225806541" table:formula="of:=[.C360]+1/31" table:style-name="ce1">
            <text:p>11,61290323</text:p>
          </table:table-cell>
          <table:table-cell office:value-type="string" office:string-value="            1440: 11,6129" table:formula="of:=CONCATENATE(&quot;            &quot;;[.A361];[.B361];&quot; &quot;;ROUND([.C361];5))" table:style-name="ce1">
            <text:p><text:s text:c="12"/>1440: 11,6129</text:p>
          </table:table-cell>
          <table:table-cell table:number-columns-repeated="16380"/>
        </table:table-row>
        <table:table-row table:style-name="ro1">
          <table:table-cell office:value-type="float" office:value="1444" table:formula="of:=[.A361]+4" table:style-name="ce1">
            <text:p>1444</text:p>
          </table:table-cell>
          <table:table-cell office:value-type="string" table:style-name="ce1">
            <text:p>:</text:p>
          </table:table-cell>
          <table:table-cell office:value-type="float" office:value="11.645161290322671" table:formula="of:=[.C361]+1/31" table:style-name="ce1">
            <text:p>11,64516129</text:p>
          </table:table-cell>
          <table:table-cell office:value-type="string" office:string-value="            1444: 11,64516" table:formula="of:=CONCATENATE(&quot;            &quot;;[.A362];[.B362];&quot; &quot;;ROUND([.C362];5))" table:style-name="ce1">
            <text:p><text:s text:c="12"/>1444: 11,64516</text:p>
          </table:table-cell>
          <table:table-cell table:number-columns-repeated="16380"/>
        </table:table-row>
        <table:table-row table:style-name="ro1">
          <table:table-cell office:value-type="float" office:value="1448" table:formula="of:=[.A362]+4" table:style-name="ce1">
            <text:p>1448</text:p>
          </table:table-cell>
          <table:table-cell office:value-type="string" table:style-name="ce1">
            <text:p>:</text:p>
          </table:table-cell>
          <table:table-cell office:value-type="float" office:value="11.677419354838801" table:formula="of:=[.C362]+1/31" table:style-name="ce1">
            <text:p>11,67741935</text:p>
          </table:table-cell>
          <table:table-cell office:value-type="string" office:string-value="            1448: 11,67742" table:formula="of:=CONCATENATE(&quot;            &quot;;[.A363];[.B363];&quot; &quot;;ROUND([.C363];5))" table:style-name="ce1">
            <text:p><text:s text:c="12"/>1448: 11,67742</text:p>
          </table:table-cell>
          <table:table-cell table:number-columns-repeated="16380"/>
        </table:table-row>
        <table:table-row table:style-name="ro1">
          <table:table-cell office:value-type="float" office:value="1452" table:formula="of:=[.A363]+4" table:style-name="ce1">
            <text:p>1452</text:p>
          </table:table-cell>
          <table:table-cell office:value-type="string" table:style-name="ce1">
            <text:p>:</text:p>
          </table:table-cell>
          <table:table-cell office:value-type="float" office:value="11.70967741935493" table:formula="of:=[.C363]+1/31" table:style-name="ce1">
            <text:p>11,70967742</text:p>
          </table:table-cell>
          <table:table-cell office:value-type="string" office:string-value="            1452: 11,70968" table:formula="of:=CONCATENATE(&quot;            &quot;;[.A364];[.B364];&quot; &quot;;ROUND([.C364];5))" table:style-name="ce1">
            <text:p><text:s text:c="12"/>1452: 11,70968</text:p>
          </table:table-cell>
          <table:table-cell table:number-columns-repeated="16380"/>
        </table:table-row>
        <table:table-row table:style-name="ro1">
          <table:table-cell office:value-type="float" office:value="1456" table:formula="of:=[.A364]+4" table:style-name="ce1">
            <text:p>1456</text:p>
          </table:table-cell>
          <table:table-cell office:value-type="string" table:style-name="ce1">
            <text:p>:</text:p>
          </table:table-cell>
          <table:table-cell office:value-type="float" office:value="11.74193548387106" table:formula="of:=[.C364]+1/31" table:style-name="ce1">
            <text:p>11,74193548</text:p>
          </table:table-cell>
          <table:table-cell office:value-type="string" office:string-value="            1456: 11,74194" table:formula="of:=CONCATENATE(&quot;            &quot;;[.A365];[.B365];&quot; &quot;;ROUND([.C365];5))" table:style-name="ce1">
            <text:p><text:s text:c="12"/>1456: 11,74194</text:p>
          </table:table-cell>
          <table:table-cell table:number-columns-repeated="16380"/>
        </table:table-row>
        <table:table-row table:style-name="ro1">
          <table:table-cell office:value-type="float" office:value="1460" table:formula="of:=[.A365]+4" table:style-name="ce1">
            <text:p>1460</text:p>
          </table:table-cell>
          <table:table-cell office:value-type="string" table:style-name="ce1">
            <text:p>:</text:p>
          </table:table-cell>
          <table:table-cell office:value-type="float" office:value="11.77419354838719" table:formula="of:=[.C365]+1/31" table:style-name="ce1">
            <text:p>11,77419355</text:p>
          </table:table-cell>
          <table:table-cell office:value-type="string" office:string-value="            1460: 11,77419" table:formula="of:=CONCATENATE(&quot;            &quot;;[.A366];[.B366];&quot; &quot;;ROUND([.C366];5))" table:style-name="ce1">
            <text:p><text:s text:c="12"/>1460: 11,77419</text:p>
          </table:table-cell>
          <table:table-cell table:number-columns-repeated="16380"/>
        </table:table-row>
        <table:table-row table:style-name="ro1">
          <table:table-cell office:value-type="float" office:value="1464" table:formula="of:=[.A366]+4" table:style-name="ce1">
            <text:p>1464</text:p>
          </table:table-cell>
          <table:table-cell office:value-type="string" table:style-name="ce1">
            <text:p>:</text:p>
          </table:table-cell>
          <table:table-cell office:value-type="float" office:value="11.80645161290332" table:formula="of:=[.C366]+1/31" table:style-name="ce1">
            <text:p>11,80645161</text:p>
          </table:table-cell>
          <table:table-cell office:value-type="string" office:string-value="            1464: 11,80645" table:formula="of:=CONCATENATE(&quot;            &quot;;[.A367];[.B367];&quot; &quot;;ROUND([.C367];5))" table:style-name="ce1">
            <text:p><text:s text:c="12"/>1464: 11,80645</text:p>
          </table:table-cell>
          <table:table-cell table:number-columns-repeated="16380"/>
        </table:table-row>
        <table:table-row table:style-name="ro1">
          <table:table-cell office:value-type="float" office:value="1468" table:formula="of:=[.A367]+4" table:style-name="ce1">
            <text:p>1468</text:p>
          </table:table-cell>
          <table:table-cell office:value-type="string" table:style-name="ce1">
            <text:p>:</text:p>
          </table:table-cell>
          <table:table-cell office:value-type="float" office:value="11.83870967741945" table:formula="of:=[.C367]+1/31" table:style-name="ce1">
            <text:p>11,83870968</text:p>
          </table:table-cell>
          <table:table-cell office:value-type="string" office:string-value="            1468: 11,83871" table:formula="of:=CONCATENATE(&quot;            &quot;;[.A368];[.B368];&quot; &quot;;ROUND([.C368];5))" table:style-name="ce1">
            <text:p><text:s text:c="12"/>1468: 11,83871</text:p>
          </table:table-cell>
          <table:table-cell table:number-columns-repeated="16380"/>
        </table:table-row>
        <table:table-row table:style-name="ro1">
          <table:table-cell office:value-type="float" office:value="1472" table:formula="of:=[.A368]+4" table:style-name="ce1">
            <text:p>1472</text:p>
          </table:table-cell>
          <table:table-cell office:value-type="string" table:style-name="ce1">
            <text:p>:</text:p>
          </table:table-cell>
          <table:table-cell office:value-type="float" office:value="11.87096774193558" table:formula="of:=[.C368]+1/31" table:style-name="ce1">
            <text:p>11,87096774</text:p>
          </table:table-cell>
          <table:table-cell office:value-type="string" office:string-value="            1472: 11,87097" table:formula="of:=CONCATENATE(&quot;            &quot;;[.A369];[.B369];&quot; &quot;;ROUND([.C369];5))" table:style-name="ce1">
            <text:p><text:s text:c="12"/>1472: 11,87097</text:p>
          </table:table-cell>
          <table:table-cell table:number-columns-repeated="16380"/>
        </table:table-row>
        <table:table-row table:style-name="ro1">
          <table:table-cell office:value-type="float" office:value="1476" table:formula="of:=[.A369]+4" table:style-name="ce1">
            <text:p>1476</text:p>
          </table:table-cell>
          <table:table-cell office:value-type="string" table:style-name="ce1">
            <text:p>:</text:p>
          </table:table-cell>
          <table:table-cell office:value-type="float" office:value="11.90322580645171" table:formula="of:=[.C369]+1/31" table:style-name="ce1">
            <text:p>11,90322581</text:p>
          </table:table-cell>
          <table:table-cell office:value-type="string" office:string-value="            1476: 11,90323" table:formula="of:=CONCATENATE(&quot;            &quot;;[.A370];[.B370];&quot; &quot;;ROUND([.C370];5))" table:style-name="ce1">
            <text:p><text:s text:c="12"/>1476: 11,90323</text:p>
          </table:table-cell>
          <table:table-cell table:number-columns-repeated="16380"/>
        </table:table-row>
        <table:table-row table:style-name="ro1">
          <table:table-cell office:value-type="float" office:value="1480" table:formula="of:=[.A370]+4" table:style-name="ce1">
            <text:p>1480</text:p>
          </table:table-cell>
          <table:table-cell office:value-type="string" table:style-name="ce1">
            <text:p>:</text:p>
          </table:table-cell>
          <table:table-cell office:value-type="float" office:value="11.93548387096784" table:formula="of:=[.C370]+1/31" table:style-name="ce1">
            <text:p>11,93548387</text:p>
          </table:table-cell>
          <table:table-cell office:value-type="string" office:string-value="            1480: 11,93548" table:formula="of:=CONCATENATE(&quot;            &quot;;[.A371];[.B371];&quot; &quot;;ROUND([.C371];5))" table:style-name="ce1">
            <text:p><text:s text:c="12"/>1480: 11,93548</text:p>
          </table:table-cell>
          <table:table-cell table:number-columns-repeated="16380"/>
        </table:table-row>
        <table:table-row table:style-name="ro1">
          <table:table-cell office:value-type="float" office:value="1484" table:formula="of:=[.A371]+4" table:style-name="ce1">
            <text:p>1484</text:p>
          </table:table-cell>
          <table:table-cell office:value-type="string" table:style-name="ce1">
            <text:p>:</text:p>
          </table:table-cell>
          <table:table-cell office:value-type="float" office:value="11.96774193548397" table:formula="of:=[.C371]+1/31" table:style-name="ce1">
            <text:p>11,96774194</text:p>
          </table:table-cell>
          <table:table-cell office:value-type="string" office:string-value="            1484: 11,96774" table:formula="of:=CONCATENATE(&quot;            &quot;;[.A372];[.B372];&quot; &quot;;ROUND([.C372];5))" table:style-name="ce1">
            <text:p><text:s text:c="12"/>1484: 11,96774</text:p>
          </table:table-cell>
          <table:table-cell table:number-columns-repeated="16380"/>
        </table:table-row>
        <table:table-row table:style-name="ro1">
          <table:table-cell office:value-type="float" office:value="1488" table:formula="of:=[.A372]+4" table:style-name="ce1">
            <text:p>1488</text:p>
          </table:table-cell>
          <table:table-cell office:value-type="string" table:style-name="ce1">
            <text:p>:</text:p>
          </table:table-cell>
          <table:table-cell office:value-type="float" office:value="12.000000000000099" table:formula="of:=[.C372]+1/31" table:style-name="ce1">
            <text:p>12</text:p>
          </table:table-cell>
          <table:table-cell office:value-type="string" office:string-value="            1488: 12" table:formula="of:=CONCATENATE(&quot;            &quot;;[.A373];[.B373];&quot; &quot;;ROUND([.C373];5))" table:style-name="ce1">
            <text:p><text:s text:c="12"/>1488: 12</text:p>
          </table:table-cell>
          <table:table-cell table:number-columns-repeated="16380"/>
        </table:table-row>
        <table:table-row table:style-name="ro1">
          <table:table-cell office:value-type="float" office:value="1492" table:formula="of:=[.A373]+4" table:style-name="ce1">
            <text:p>1492</text:p>
          </table:table-cell>
          <table:table-cell office:value-type="string" table:style-name="ce1">
            <text:p>:</text:p>
          </table:table-cell>
          <table:table-cell office:value-type="float" office:value="12.032258064516229" table:formula="of:=[.C373]+1/31" table:style-name="ce1">
            <text:p>12,03225806</text:p>
          </table:table-cell>
          <table:table-cell office:value-type="string" office:string-value="            1492: 12,03226" table:formula="of:=CONCATENATE(&quot;            &quot;;[.A374];[.B374];&quot; &quot;;ROUND([.C374];5))" table:style-name="ce1">
            <text:p><text:s text:c="12"/>1492: 12,03226</text:p>
          </table:table-cell>
          <table:table-cell table:number-columns-repeated="16380"/>
        </table:table-row>
        <table:table-row table:style-name="ro1">
          <table:table-cell office:value-type="float" office:value="1496" table:formula="of:=[.A374]+4" table:style-name="ce1">
            <text:p>1496</text:p>
          </table:table-cell>
          <table:table-cell office:value-type="string" table:style-name="ce1">
            <text:p>:</text:p>
          </table:table-cell>
          <table:table-cell office:value-type="float" office:value="12.064516129032359" table:formula="of:=[.C374]+1/31" table:style-name="ce1">
            <text:p>12,06451613</text:p>
          </table:table-cell>
          <table:table-cell office:value-type="string" office:string-value="            1496: 12,06452" table:formula="of:=CONCATENATE(&quot;            &quot;;[.A375];[.B375];&quot; &quot;;ROUND([.C375];5))" table:style-name="ce1">
            <text:p><text:s text:c="12"/>1496: 12,06452</text:p>
          </table:table-cell>
          <table:table-cell table:number-columns-repeated="16380"/>
        </table:table-row>
        <table:table-row table:style-name="ro1">
          <table:table-cell office:value-type="float" office:value="1500" table:formula="of:=[.A375]+4" table:style-name="ce1">
            <text:p>1500</text:p>
          </table:table-cell>
          <table:table-cell office:value-type="string" table:style-name="ce1">
            <text:p>:</text:p>
          </table:table-cell>
          <table:table-cell office:value-type="float" office:value="12.096774193548489" table:formula="of:=[.C375]+1/31" table:style-name="ce1">
            <text:p>12,09677419</text:p>
          </table:table-cell>
          <table:table-cell office:value-type="string" office:string-value="            1500: 12,09677" table:formula="of:=CONCATENATE(&quot;            &quot;;[.A376];[.B376];&quot; &quot;;ROUND([.C376];5))" table:style-name="ce1">
            <text:p><text:s text:c="12"/>1500: 12,09677</text:p>
          </table:table-cell>
          <table:table-cell table:number-columns-repeated="16380"/>
        </table:table-row>
        <table:table-row table:style-name="ro1">
          <table:table-cell office:value-type="float" office:value="1504" table:formula="of:=[.A376]+4" table:style-name="ce1">
            <text:p>1504</text:p>
          </table:table-cell>
          <table:table-cell office:value-type="string" table:style-name="ce1">
            <text:p>:</text:p>
          </table:table-cell>
          <table:table-cell office:value-type="float" office:value="12.129032258064619" table:formula="of:=[.C376]+1/31" table:style-name="ce1">
            <text:p>12,12903226</text:p>
          </table:table-cell>
          <table:table-cell office:value-type="string" office:string-value="            1504: 12,12903" table:formula="of:=CONCATENATE(&quot;            &quot;;[.A377];[.B377];&quot; &quot;;ROUND([.C377];5))" table:style-name="ce1">
            <text:p><text:s text:c="12"/>1504: 12,12903</text:p>
          </table:table-cell>
          <table:table-cell table:number-columns-repeated="16380"/>
        </table:table-row>
        <table:table-row table:style-name="ro1">
          <table:table-cell office:value-type="float" office:value="1508" table:formula="of:=[.A377]+4" table:style-name="ce1">
            <text:p>1508</text:p>
          </table:table-cell>
          <table:table-cell office:value-type="string" table:style-name="ce1">
            <text:p>:</text:p>
          </table:table-cell>
          <table:table-cell office:value-type="float" office:value="12.161290322580749" table:formula="of:=[.C377]+1/31" table:style-name="ce1">
            <text:p>12,16129032</text:p>
          </table:table-cell>
          <table:table-cell office:value-type="string" office:string-value="            1508: 12,16129" table:formula="of:=CONCATENATE(&quot;            &quot;;[.A378];[.B378];&quot; &quot;;ROUND([.C378];5))" table:style-name="ce1">
            <text:p><text:s text:c="12"/>1508: 12,16129</text:p>
          </table:table-cell>
          <table:table-cell table:number-columns-repeated="16380"/>
        </table:table-row>
        <table:table-row table:style-name="ro1">
          <table:table-cell office:value-type="float" office:value="1512" table:formula="of:=[.A378]+4" table:style-name="ce1">
            <text:p>1512</text:p>
          </table:table-cell>
          <table:table-cell office:value-type="string" table:style-name="ce1">
            <text:p>:</text:p>
          </table:table-cell>
          <table:table-cell office:value-type="float" office:value="12.193548387096879" table:formula="of:=[.C378]+1/31" table:style-name="ce1">
            <text:p>12,19354839</text:p>
          </table:table-cell>
          <table:table-cell office:value-type="string" office:string-value="            1512: 12,19355" table:formula="of:=CONCATENATE(&quot;            &quot;;[.A379];[.B379];&quot; &quot;;ROUND([.C379];5))" table:style-name="ce1">
            <text:p><text:s text:c="12"/>1512: 12,19355</text:p>
          </table:table-cell>
          <table:table-cell table:number-columns-repeated="16380"/>
        </table:table-row>
        <table:table-row table:style-name="ro1">
          <table:table-cell office:value-type="float" office:value="1516" table:formula="of:=[.A379]+4" table:style-name="ce1">
            <text:p>1516</text:p>
          </table:table-cell>
          <table:table-cell office:value-type="string" table:style-name="ce1">
            <text:p>:</text:p>
          </table:table-cell>
          <table:table-cell office:value-type="float" office:value="12.225806451613009" table:formula="of:=[.C379]+1/31" table:style-name="ce1">
            <text:p>12,22580645</text:p>
          </table:table-cell>
          <table:table-cell office:value-type="string" office:string-value="            1516: 12,22581" table:formula="of:=CONCATENATE(&quot;            &quot;;[.A380];[.B380];&quot; &quot;;ROUND([.C380];5))" table:style-name="ce1">
            <text:p><text:s text:c="12"/>1516: 12,22581</text:p>
          </table:table-cell>
          <table:table-cell table:number-columns-repeated="16380"/>
        </table:table-row>
        <table:table-row table:style-name="ro1">
          <table:table-cell office:value-type="float" office:value="1520" table:formula="of:=[.A380]+4" table:style-name="ce1">
            <text:p>1520</text:p>
          </table:table-cell>
          <table:table-cell office:value-type="string" table:style-name="ce1">
            <text:p>:</text:p>
          </table:table-cell>
          <table:table-cell office:value-type="float" office:value="12.258064516129139" table:formula="of:=[.C380]+1/31" table:style-name="ce1">
            <text:p>12,25806452</text:p>
          </table:table-cell>
          <table:table-cell office:value-type="string" office:string-value="            1520: 12,25806" table:formula="of:=CONCATENATE(&quot;            &quot;;[.A381];[.B381];&quot; &quot;;ROUND([.C381];5))" table:style-name="ce1">
            <text:p><text:s text:c="12"/>1520: 12,25806</text:p>
          </table:table-cell>
          <table:table-cell table:number-columns-repeated="16380"/>
        </table:table-row>
        <table:table-row table:style-name="ro1">
          <table:table-cell office:value-type="float" office:value="1524" table:formula="of:=[.A381]+4" table:style-name="ce1">
            <text:p>1524</text:p>
          </table:table-cell>
          <table:table-cell office:value-type="string" table:style-name="ce1">
            <text:p>:</text:p>
          </table:table-cell>
          <table:table-cell office:value-type="float" office:value="12.290322580645269" table:formula="of:=[.C381]+1/31" table:style-name="ce1">
            <text:p>12,29032258</text:p>
          </table:table-cell>
          <table:table-cell office:value-type="string" office:string-value="            1524: 12,29032" table:formula="of:=CONCATENATE(&quot;            &quot;;[.A382];[.B382];&quot; &quot;;ROUND([.C382];5))" table:style-name="ce1">
            <text:p><text:s text:c="12"/>1524: 12,29032</text:p>
          </table:table-cell>
          <table:table-cell table:number-columns-repeated="16380"/>
        </table:table-row>
        <table:table-row table:style-name="ro1">
          <table:table-cell office:value-type="float" office:value="1528" table:formula="of:=[.A382]+4" table:style-name="ce1">
            <text:p>1528</text:p>
          </table:table-cell>
          <table:table-cell office:value-type="string" table:style-name="ce1">
            <text:p>:</text:p>
          </table:table-cell>
          <table:table-cell office:value-type="float" office:value="12.322580645161398" table:formula="of:=[.C382]+1/31" table:style-name="ce1">
            <text:p>12,32258065</text:p>
          </table:table-cell>
          <table:table-cell office:value-type="string" office:string-value="            1528: 12,32258" table:formula="of:=CONCATENATE(&quot;            &quot;;[.A383];[.B383];&quot; &quot;;ROUND([.C383];5))" table:style-name="ce1">
            <text:p><text:s text:c="12"/>1528: 12,32258</text:p>
          </table:table-cell>
          <table:table-cell table:number-columns-repeated="16380"/>
        </table:table-row>
        <table:table-row table:style-name="ro1">
          <table:table-cell office:value-type="float" office:value="1532" table:formula="of:=[.A383]+4" table:style-name="ce1">
            <text:p>1532</text:p>
          </table:table-cell>
          <table:table-cell office:value-type="string" table:style-name="ce1">
            <text:p>:</text:p>
          </table:table-cell>
          <table:table-cell office:value-type="float" office:value="12.354838709677528" table:formula="of:=[.C383]+1/31" table:style-name="ce1">
            <text:p>12,35483871</text:p>
          </table:table-cell>
          <table:table-cell office:value-type="string" office:string-value="            1532: 12,35484" table:formula="of:=CONCATENATE(&quot;            &quot;;[.A384];[.B384];&quot; &quot;;ROUND([.C384];5))" table:style-name="ce1">
            <text:p><text:s text:c="12"/>1532: 12,35484</text:p>
          </table:table-cell>
          <table:table-cell table:number-columns-repeated="16380"/>
        </table:table-row>
        <table:table-row table:style-name="ro1">
          <table:table-cell office:value-type="float" office:value="1536" table:formula="of:=[.A384]+4" table:style-name="ce1">
            <text:p>1536</text:p>
          </table:table-cell>
          <table:table-cell office:value-type="string" table:style-name="ce1">
            <text:p>:</text:p>
          </table:table-cell>
          <table:table-cell office:value-type="float" office:value="12.387096774193658" table:formula="of:=[.C384]+1/31" table:style-name="ce1">
            <text:p>12,38709677</text:p>
          </table:table-cell>
          <table:table-cell office:value-type="string" office:string-value="            1536: 12,3871" table:formula="of:=CONCATENATE(&quot;            &quot;;[.A385];[.B385];&quot; &quot;;ROUND([.C385];5))" table:style-name="ce1">
            <text:p><text:s text:c="12"/>1536: 12,3871</text:p>
          </table:table-cell>
          <table:table-cell table:number-columns-repeated="16380"/>
        </table:table-row>
        <table:table-row table:style-name="ro1">
          <table:table-cell office:value-type="float" office:value="1540" table:formula="of:=[.A385]+4" table:style-name="ce1">
            <text:p>1540</text:p>
          </table:table-cell>
          <table:table-cell office:value-type="string" table:style-name="ce1">
            <text:p>:</text:p>
          </table:table-cell>
          <table:table-cell office:value-type="float" office:value="12.419354838709788" table:formula="of:=[.C385]+1/31" table:style-name="ce1">
            <text:p>12,41935484</text:p>
          </table:table-cell>
          <table:table-cell office:value-type="string" office:string-value="            1540: 12,41935" table:formula="of:=CONCATENATE(&quot;            &quot;;[.A386];[.B386];&quot; &quot;;ROUND([.C386];5))" table:style-name="ce1">
            <text:p><text:s text:c="12"/>1540: 12,41935</text:p>
          </table:table-cell>
          <table:table-cell table:number-columns-repeated="16380"/>
        </table:table-row>
        <table:table-row table:style-name="ro1">
          <table:table-cell office:value-type="float" office:value="1544" table:formula="of:=[.A386]+4" table:style-name="ce1">
            <text:p>1544</text:p>
          </table:table-cell>
          <table:table-cell office:value-type="string" table:style-name="ce1">
            <text:p>:</text:p>
          </table:table-cell>
          <table:table-cell office:value-type="float" office:value="12.451612903225918" table:formula="of:=[.C386]+1/31" table:style-name="ce1">
            <text:p>12,4516129</text:p>
          </table:table-cell>
          <table:table-cell office:value-type="string" office:string-value="            1544: 12,45161" table:formula="of:=CONCATENATE(&quot;            &quot;;[.A387];[.B387];&quot; &quot;;ROUND([.C387];5))" table:style-name="ce1">
            <text:p><text:s text:c="12"/>1544: 12,45161</text:p>
          </table:table-cell>
          <table:table-cell table:number-columns-repeated="16380"/>
        </table:table-row>
        <table:table-row table:style-name="ro1">
          <table:table-cell office:value-type="float" office:value="1548" table:formula="of:=[.A387]+4" table:style-name="ce1">
            <text:p>1548</text:p>
          </table:table-cell>
          <table:table-cell office:value-type="string" table:style-name="ce1">
            <text:p>:</text:p>
          </table:table-cell>
          <table:table-cell office:value-type="float" office:value="12.483870967742048" table:formula="of:=[.C387]+1/31" table:style-name="ce1">
            <text:p>12,48387097</text:p>
          </table:table-cell>
          <table:table-cell office:value-type="string" office:string-value="            1548: 12,48387" table:formula="of:=CONCATENATE(&quot;            &quot;;[.A388];[.B388];&quot; &quot;;ROUND([.C388];5))" table:style-name="ce1">
            <text:p><text:s text:c="12"/>1548: 12,48387</text:p>
          </table:table-cell>
          <table:table-cell table:number-columns-repeated="16380"/>
        </table:table-row>
        <table:table-row table:style-name="ro1">
          <table:table-cell office:value-type="float" office:value="1552" table:formula="of:=[.A388]+4" table:style-name="ce1">
            <text:p>1552</text:p>
          </table:table-cell>
          <table:table-cell office:value-type="string" table:style-name="ce1">
            <text:p>:</text:p>
          </table:table-cell>
          <table:table-cell office:value-type="float" office:value="12.516129032258178" table:formula="of:=[.C388]+1/31" table:style-name="ce1">
            <text:p>12,51612903</text:p>
          </table:table-cell>
          <table:table-cell office:value-type="string" office:string-value="            1552: 12,51613" table:formula="of:=CONCATENATE(&quot;            &quot;;[.A389];[.B389];&quot; &quot;;ROUND([.C389];5))" table:style-name="ce1">
            <text:p><text:s text:c="12"/>1552: 12,51613</text:p>
          </table:table-cell>
          <table:table-cell table:number-columns-repeated="16380"/>
        </table:table-row>
        <table:table-row table:style-name="ro1">
          <table:table-cell office:value-type="float" office:value="1556" table:formula="of:=[.A389]+4" table:style-name="ce1">
            <text:p>1556</text:p>
          </table:table-cell>
          <table:table-cell office:value-type="string" table:style-name="ce1">
            <text:p>:</text:p>
          </table:table-cell>
          <table:table-cell office:value-type="float" office:value="12.548387096774308" table:formula="of:=[.C389]+1/31" table:style-name="ce1">
            <text:p>12,5483871</text:p>
          </table:table-cell>
          <table:table-cell office:value-type="string" office:string-value="            1556: 12,54839" table:formula="of:=CONCATENATE(&quot;            &quot;;[.A390];[.B390];&quot; &quot;;ROUND([.C390];5))" table:style-name="ce1">
            <text:p><text:s text:c="12"/>1556: 12,54839</text:p>
          </table:table-cell>
          <table:table-cell table:number-columns-repeated="16380"/>
        </table:table-row>
        <table:table-row table:style-name="ro1">
          <table:table-cell office:value-type="float" office:value="1560" table:formula="of:=[.A390]+4" table:style-name="ce1">
            <text:p>1560</text:p>
          </table:table-cell>
          <table:table-cell office:value-type="string" table:style-name="ce1">
            <text:p>:</text:p>
          </table:table-cell>
          <table:table-cell office:value-type="float" office:value="12.580645161290438" table:formula="of:=[.C390]+1/31" table:style-name="ce1">
            <text:p>12,58064516</text:p>
          </table:table-cell>
          <table:table-cell office:value-type="string" office:string-value="            1560: 12,58065" table:formula="of:=CONCATENATE(&quot;            &quot;;[.A391];[.B391];&quot; &quot;;ROUND([.C391];5))" table:style-name="ce1">
            <text:p><text:s text:c="12"/>1560: 12,58065</text:p>
          </table:table-cell>
          <table:table-cell table:number-columns-repeated="16380"/>
        </table:table-row>
        <table:table-row table:style-name="ro1">
          <table:table-cell office:value-type="float" office:value="1564" table:formula="of:=[.A391]+4" table:style-name="ce1">
            <text:p>1564</text:p>
          </table:table-cell>
          <table:table-cell office:value-type="string" table:style-name="ce1">
            <text:p>:</text:p>
          </table:table-cell>
          <table:table-cell office:value-type="float" office:value="12.612903225806567" table:formula="of:=[.C391]+1/31" table:style-name="ce1">
            <text:p>12,61290323</text:p>
          </table:table-cell>
          <table:table-cell office:value-type="string" office:string-value="            1564: 12,6129" table:formula="of:=CONCATENATE(&quot;            &quot;;[.A392];[.B392];&quot; &quot;;ROUND([.C392];5))" table:style-name="ce1">
            <text:p><text:s text:c="12"/>1564: 12,6129</text:p>
          </table:table-cell>
          <table:table-cell table:number-columns-repeated="16380"/>
        </table:table-row>
        <table:table-row table:style-name="ro1">
          <table:table-cell office:value-type="float" office:value="1568" table:formula="of:=[.A392]+4" table:style-name="ce1">
            <text:p>1568</text:p>
          </table:table-cell>
          <table:table-cell office:value-type="string" table:style-name="ce1">
            <text:p>:</text:p>
          </table:table-cell>
          <table:table-cell office:value-type="float" office:value="12.645161290322697" table:formula="of:=[.C392]+1/31" table:style-name="ce1">
            <text:p>12,64516129</text:p>
          </table:table-cell>
          <table:table-cell office:value-type="string" office:string-value="            1568: 12,64516" table:formula="of:=CONCATENATE(&quot;            &quot;;[.A393];[.B393];&quot; &quot;;ROUND([.C393];5))" table:style-name="ce1">
            <text:p><text:s text:c="12"/>1568: 12,64516</text:p>
          </table:table-cell>
          <table:table-cell table:number-columns-repeated="16380"/>
        </table:table-row>
        <table:table-row table:style-name="ro1">
          <table:table-cell office:value-type="float" office:value="1572" table:formula="of:=[.A393]+4" table:style-name="ce1">
            <text:p>1572</text:p>
          </table:table-cell>
          <table:table-cell office:value-type="string" table:style-name="ce1">
            <text:p>:</text:p>
          </table:table-cell>
          <table:table-cell office:value-type="float" office:value="12.677419354838827" table:formula="of:=[.C393]+1/31" table:style-name="ce1">
            <text:p>12,67741935</text:p>
          </table:table-cell>
          <table:table-cell office:value-type="string" office:string-value="            1572: 12,67742" table:formula="of:=CONCATENATE(&quot;            &quot;;[.A394];[.B394];&quot; &quot;;ROUND([.C394];5))" table:style-name="ce1">
            <text:p><text:s text:c="12"/>1572: 12,67742</text:p>
          </table:table-cell>
          <table:table-cell table:number-columns-repeated="16380"/>
        </table:table-row>
        <table:table-row table:style-name="ro1">
          <table:table-cell office:value-type="float" office:value="1576" table:formula="of:=[.A394]+4" table:style-name="ce1">
            <text:p>1576</text:p>
          </table:table-cell>
          <table:table-cell office:value-type="string" table:style-name="ce1">
            <text:p>:</text:p>
          </table:table-cell>
          <table:table-cell office:value-type="float" office:value="12.709677419354957" table:formula="of:=[.C394]+1/31" table:style-name="ce1">
            <text:p>12,70967742</text:p>
          </table:table-cell>
          <table:table-cell office:value-type="string" office:string-value="            1576: 12,70968" table:formula="of:=CONCATENATE(&quot;            &quot;;[.A395];[.B395];&quot; &quot;;ROUND([.C395];5))" table:style-name="ce1">
            <text:p><text:s text:c="12"/>1576: 12,70968</text:p>
          </table:table-cell>
          <table:table-cell table:number-columns-repeated="16380"/>
        </table:table-row>
        <table:table-row table:style-name="ro1">
          <table:table-cell office:value-type="float" office:value="1580" table:formula="of:=[.A395]+4" table:style-name="ce1">
            <text:p>1580</text:p>
          </table:table-cell>
          <table:table-cell office:value-type="string" table:style-name="ce1">
            <text:p>:</text:p>
          </table:table-cell>
          <table:table-cell office:value-type="float" office:value="12.741935483871087" table:formula="of:=[.C395]+1/31" table:style-name="ce1">
            <text:p>12,74193548</text:p>
          </table:table-cell>
          <table:table-cell office:value-type="string" office:string-value="            1580: 12,74194" table:formula="of:=CONCATENATE(&quot;            &quot;;[.A396];[.B396];&quot; &quot;;ROUND([.C396];5))" table:style-name="ce1">
            <text:p><text:s text:c="12"/>1580: 12,74194</text:p>
          </table:table-cell>
          <table:table-cell table:number-columns-repeated="16380"/>
        </table:table-row>
        <table:table-row table:style-name="ro1">
          <table:table-cell office:value-type="float" office:value="1584" table:formula="of:=[.A396]+4" table:style-name="ce1">
            <text:p>1584</text:p>
          </table:table-cell>
          <table:table-cell office:value-type="string" table:style-name="ce1">
            <text:p>:</text:p>
          </table:table-cell>
          <table:table-cell office:value-type="float" office:value="12.774193548387217" table:formula="of:=[.C396]+1/31" table:style-name="ce1">
            <text:p>12,77419355</text:p>
          </table:table-cell>
          <table:table-cell office:value-type="string" office:string-value="            1584: 12,77419" table:formula="of:=CONCATENATE(&quot;            &quot;;[.A397];[.B397];&quot; &quot;;ROUND([.C397];5))" table:style-name="ce1">
            <text:p><text:s text:c="12"/>1584: 12,77419</text:p>
          </table:table-cell>
          <table:table-cell table:number-columns-repeated="16380"/>
        </table:table-row>
        <table:table-row table:style-name="ro1">
          <table:table-cell office:value-type="float" office:value="1588" table:formula="of:=[.A397]+4" table:style-name="ce1">
            <text:p>1588</text:p>
          </table:table-cell>
          <table:table-cell office:value-type="string" table:style-name="ce1">
            <text:p>:</text:p>
          </table:table-cell>
          <table:table-cell office:value-type="float" office:value="12.806451612903347" table:formula="of:=[.C397]+1/31" table:style-name="ce1">
            <text:p>12,80645161</text:p>
          </table:table-cell>
          <table:table-cell office:value-type="string" office:string-value="            1588: 12,80645" table:formula="of:=CONCATENATE(&quot;            &quot;;[.A398];[.B398];&quot; &quot;;ROUND([.C398];5))" table:style-name="ce1">
            <text:p><text:s text:c="12"/>1588: 12,80645</text:p>
          </table:table-cell>
          <table:table-cell table:number-columns-repeated="16380"/>
        </table:table-row>
        <table:table-row table:style-name="ro1">
          <table:table-cell office:value-type="float" office:value="1592" table:formula="of:=[.A398]+4" table:style-name="ce1">
            <text:p>1592</text:p>
          </table:table-cell>
          <table:table-cell office:value-type="string" table:style-name="ce1">
            <text:p>:</text:p>
          </table:table-cell>
          <table:table-cell office:value-type="float" office:value="12.838709677419477" table:formula="of:=[.C398]+1/31" table:style-name="ce1">
            <text:p>12,83870968</text:p>
          </table:table-cell>
          <table:table-cell office:value-type="string" office:string-value="            1592: 12,83871" table:formula="of:=CONCATENATE(&quot;            &quot;;[.A399];[.B399];&quot; &quot;;ROUND([.C399];5))" table:style-name="ce1">
            <text:p><text:s text:c="12"/>1592: 12,83871</text:p>
          </table:table-cell>
          <table:table-cell table:number-columns-repeated="16380"/>
        </table:table-row>
        <table:table-row table:style-name="ro1">
          <table:table-cell office:value-type="float" office:value="1596" table:formula="of:=[.A399]+4" table:style-name="ce1">
            <text:p>1596</text:p>
          </table:table-cell>
          <table:table-cell office:value-type="string" table:style-name="ce1">
            <text:p>:</text:p>
          </table:table-cell>
          <table:table-cell office:value-type="float" office:value="12.870967741935607" table:formula="of:=[.C399]+1/31" table:style-name="ce1">
            <text:p>12,87096774</text:p>
          </table:table-cell>
          <table:table-cell office:value-type="string" office:string-value="            1596: 12,87097" table:formula="of:=CONCATENATE(&quot;            &quot;;[.A400];[.B400];&quot; &quot;;ROUND([.C400];5))" table:style-name="ce1">
            <text:p><text:s text:c="12"/>1596: 12,87097</text:p>
          </table:table-cell>
          <table:table-cell table:number-columns-repeated="16380"/>
        </table:table-row>
        <table:table-row table:number-rows-repeated="10481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Gotzes, Uwe Dr.</dc:creator>
    <meta:creation-date>2021-04-01T20:15:54Z</meta:creation-date>
    <dc:date>2021-04-06T12:47:19Z</dc:date>
    <meta:editing-cycles>3</meta:editing-cycles>
    <meta:editing-duration>PT0S</meta:editing-duration>
  </office:meta>
</office:document-meta>
</file>